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eta.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settings.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14" manifest:media-type=""/>
  <manifest:file-entry manifest:full-path="ObjectReplacements/Object 7" manifest:media-type=""/>
  <manifest:file-entry manifest:full-path="ObjectReplacements/Object 13" manifest:media-type=""/>
  <manifest:file-entry manifest:full-path="ObjectReplacements/Object 180" manifest:media-type="application/x-openoffice-gdimetafile;windows_formatname=&quot;GDIMetaFile&quot;"/>
  <manifest:file-entry manifest:full-path="ObjectReplacements/Object 2" manifest:media-type=""/>
  <manifest:file-entry manifest:full-path="ObjectReplacements/Object 24" manifest:media-type=""/>
  <manifest:file-entry manifest:full-path="ObjectReplacements/Object 6" manifest:media-type=""/>
  <manifest:file-entry manifest:full-path="ObjectReplacements/Object 34" manifest:media-type=""/>
  <manifest:file-entry manifest:full-path="ObjectReplacements/Object 10" manifest:media-type=""/>
  <manifest:file-entry manifest:full-path="ObjectReplacements/Object 23" manifest:media-type=""/>
  <manifest:file-entry manifest:full-path="ObjectReplacements/Object 1" manifest:media-type=""/>
  <manifest:file-entry manifest:full-path="ObjectReplacements/Object 11" manifest:media-type=""/>
  <manifest:file-entry manifest:full-path="ObjectReplacements/Object 12" manifest:media-type=""/>
  <manifest:file-entry manifest:full-path="ObjectReplacements/Object 9" manifest:media-type=""/>
  <manifest:file-entry manifest:full-path="ObjectReplacements/Object 8" manifest:media-type=""/>
  <manifest:file-entry manifest:full-path="ObjectReplacements/Object 17" manifest:media-type=""/>
  <manifest:file-entry manifest:full-path="ObjectReplacements/Object 22" manifest:media-type=""/>
  <manifest:file-entry manifest:full-path="ObjectReplacements/Object 5" manifest:media-type=""/>
  <manifest:file-entry manifest:full-path="ObjectReplacements/Object 16" manifest:media-type=""/>
  <manifest:file-entry manifest:full-path="ObjectReplacements/Object 19" manifest:media-type=""/>
  <manifest:file-entry manifest:full-path="ObjectReplacements/Object 21" manifest:media-type=""/>
  <manifest:file-entry manifest:full-path="ObjectReplacements/Object 4" manifest:media-type=""/>
  <manifest:file-entry manifest:full-path="ObjectReplacements/Object 15" manifest:media-type=""/>
  <manifest:file-entry manifest:full-path="ObjectReplacements/Object 18" manifest:media-type=""/>
  <manifest:file-entry manifest:full-path="ObjectReplacements/Object 20" manifest:media-type=""/>
  <manifest:file-entry manifest:full-path="ObjectReplacements/Object 3" manifest:media-type=""/>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2" style:family="table">
      <style:table-properties style:width="6.5in" style:rel-width="100%" fo:margin-left="0in" fo:margin-top="0in" fo:margin-bottom="0in" table:align="left" style:writing-mode="lr-tb"/>
    </style:style>
    <style:style style:name="Table2.A" style:family="table-column">
      <style:table-column-properties style:column-width="6.5in" style:rel-column-width="65535*"/>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1" style:family="table">
      <style:table-properties style:width="6.2813in" fo:margin-top="0in" fo:margin-bottom="0in" table:align="left" style:writing-mode="lr-tb"/>
    </style:style>
    <style:style style:name="Table1.A" style:family="table-column">
      <style:table-column-properties style:column-width="1.0625in"/>
    </style:style>
    <style:style style:name="Table1.B" style:family="table-column">
      <style:table-column-properties style:column-width="1in"/>
    </style:style>
    <style:style style:name="Table1.C" style:family="table-column">
      <style:table-column-properties style:column-width="4.2188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 style:family="table">
      <style:table-properties style:width="6.2813in" fo:margin-top="0in" fo:margin-bottom="0in" table:align="left" style:writing-mode="lr-tb"/>
    </style:style>
    <style:style style:name="Table1.A" style:family="table-column">
      <style:table-column-properties style:column-width="1.0625in"/>
    </style:style>
    <style:style style:name="Table1.B" style:family="table-column">
      <style:table-column-properties style:column-width="1in"/>
    </style:style>
    <style:style style:name="Table1.C" style:family="table-column">
      <style:table-column-properties style:column-width="4.2188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3" style:family="table">
      <style:table-properties style:width="6.5in" style:rel-width="100%" fo:margin-left="0.1347in" fo:margin-top="0in" fo:margin-bottom="0in" table:align="left" style:may-break-between-rows="false" style:writing-mode="lr-tb"/>
    </style:style>
    <style:style style:name="Table3.A" style:family="table-column">
      <style:table-column-properties style:column-width="6.5in" style:rel-column-width="65535*"/>
    </style:style>
    <style:style style:name="Table3.1" style:family="table-row">
      <style:table-row-properties fo:keep-together="always"/>
    </style:style>
    <style:style style:name="Table3.A1" style:family="table-cell">
      <style:table-cell-properties fo:padding-left="0.1in" fo:padding-right="0in" fo:padding-top="0in" fo:padding-bottom="0in" fo:border-left="3pt solid #fc5300" fo:border-right="none" fo:border-top="none" fo:border-bottom="none" style:writing-mode="lr-tb"/>
    </style:style>
    <style:style style:name="P1" style:family="paragraph" style:parent-style-name="Compact">
      <style:paragraph-properties fo:text-align="center" style:justify-single-word="false" fo:orphans="2" fo:widows="2"/>
      <style:text-properties style:font-name="Aptos" fo:font-size="12pt" fo:language="es" fo:country="ES" style:letter-kerning="false" style:font-name-asian="Aptos1" style:font-size-asian="12pt" style:language-asian="en" style:country-asian="US" style:font-size-complex="12pt" style:language-complex="ar" style:country-complex="SA"/>
    </style:style>
    <style:style style:name="P2" style:family="paragraph" style:parent-style-name="Standard">
      <style:paragraph-properties fo:margin-top="0in" fo:margin-bottom="0.139in" style:contextual-spacing="false" fo:text-align="center" style:justify-single-word="false" fo:orphans="2" fo:widows="2"/>
      <style:text-properties style:font-name="Aptos" fo:font-size="12pt" fo:language="es" fo:country="ES" style:letter-kerning="false" style:font-name-asian="Aptos1" style:font-size-asian="12pt" style:language-asian="en" style:country-asian="US" style:font-size-complex="12pt" style:language-complex="ar" style:country-complex="SA"/>
    </style:style>
    <style:style style:name="P3" style:family="paragraph" style:parent-style-name="Text_20_body">
      <style:paragraph-properties fo:margin-top="0.011in" fo:margin-bottom="0.011in" style:contextual-spacing="false" fo:text-align="start" style:justify-single-word="false" fo:orphans="2" fo:widows="2"/>
      <style:text-properties style:font-name="Aptos" fo:font-size="12pt" fo:language="es" fo:country="ES" style:letter-kerning="false" style:font-name-asian="Aptos1" style:font-size-asian="12pt" style:language-asian="en" style:country-asian="US" style:font-size-complex="12pt" style:language-complex="ar" style:country-complex="SA"/>
    </style:style>
    <style:style style:name="P4" style:family="paragraph" style:parent-style-name="Bibliography">
      <style:text-properties style:font-name="Liberation Sans1"/>
    </style:style>
    <style:style style:name="P5" style:family="paragraph" style:parent-style-name="Captioned_20_Figure">
      <style:text-properties style:font-name="Liberation Sans1"/>
    </style:style>
    <style:style style:name="P6" style:family="paragraph" style:parent-style-name="Compact">
      <style:paragraph-properties fo:text-align="center" style:justify-single-word="false" fo:orphans="2" fo:widows="2"/>
      <style:text-properties style:font-name="Liberation Sans1" fo:font-size="12pt" fo:language="es" fo:country="ES" style:letter-kerning="false" style:font-name-asian="Aptos1" style:font-size-asian="12pt" style:language-asian="en" style:country-asian="US" style:font-size-complex="12pt" style:language-complex="ar" style:country-complex="SA"/>
    </style:style>
    <style:style style:name="P7" style:family="paragraph" style:parent-style-name="Compact">
      <style:paragraph-properties fo:text-align="start" style:justify-single-word="false" fo:orphans="2" fo:widows="2"/>
      <style:text-properties style:font-name="Liberation Sans1" fo:font-size="12pt" fo:language="es" fo:country="ES" style:letter-kerning="false" style:font-name-asian="Aptos1" style:font-size-asian="12pt" style:language-asian="en" style:country-asian="US" style:font-size-complex="12pt" style:language-complex="ar" style:country-complex="SA"/>
    </style:style>
    <style:style style:name="P8" style:family="paragraph" style:parent-style-name="Image_20_Caption">
      <style:paragraph-properties fo:margin-top="0.139in" fo:margin-bottom="0.0835in" style:contextual-spacing="false" fo:text-align="start" style:justify-single-word="false" fo:orphans="2" fo:widows="2"/>
      <style:text-properties style:font-name="Liberation Sans1" fo:font-size="12pt" fo:language="es" fo:country="ES" style:letter-kerning="false" style:font-name-asian="Aptos1" style:font-size-asian="12pt" style:language-asian="en" style:country-asian="US" style:font-size-complex="12pt" style:language-complex="ar" style:country-complex="SA"/>
    </style:style>
    <style:style style:name="P9" style:family="paragraph" style:parent-style-name="Standard">
      <style:paragraph-properties fo:margin-top="0in" fo:margin-bottom="0.139in" style:contextual-spacing="false" fo:text-align="start" style:justify-single-word="false" fo:orphans="2" fo:widows="2"/>
      <style:text-properties style:font-name="Liberation Sans1" fo:font-size="12pt" fo:language="es" fo:country="ES" style:letter-kerning="false" style:font-name-asian="Aptos1" style:font-size-asian="12pt" style:language-asian="en" style:country-asian="US" style:font-size-complex="12pt" style:language-complex="ar" style:country-complex="SA"/>
    </style:style>
    <style:style style:name="P10" style:family="paragraph" style:parent-style-name="Compact">
      <style:paragraph-properties fo:text-align="center" style:justify-single-word="false" fo:orphans="2" fo:widows="2"/>
      <style:text-properties style:font-name="Liberation Sans1" fo:font-size="12pt" fo:language="es" fo:country="ES" fo:font-style="italic" style:letter-kerning="false" style:font-name-asian="Aptos1" style:font-size-asian="12pt" style:language-asian="en" style:country-asian="US" style:font-style-asian="italic" style:font-size-complex="12pt" style:language-complex="ar" style:country-complex="SA" style:font-style-complex="italic"/>
    </style:style>
    <style:style style:name="P11" style:family="paragraph" style:parent-style-name="First_20_Paragraph">
      <style:text-properties style:font-name="Liberation Sans1"/>
    </style:style>
    <style:style style:name="P12" style:family="paragraph" style:parent-style-name="Heading_20_2">
      <style:text-properties style:font-name="Liberation Sans1"/>
    </style:style>
    <style:style style:name="P13" style:family="paragraph" style:parent-style-name="Heading_20_3">
      <style:text-properties style:font-name="Liberation Sans1"/>
    </style:style>
    <style:style style:name="P14" style:family="paragraph" style:parent-style-name="Heading_20_4">
      <style:text-properties style:font-name="Liberation Sans1"/>
    </style:style>
    <style:style style:name="P15" style:family="paragraph" style:parent-style-name="Image_20_Caption">
      <style:text-properties style:font-name="Liberation Sans1"/>
    </style:style>
    <style:style style:name="P16" style:family="paragraph" style:parent-style-name="Text_20_body">
      <style:text-properties style:font-name="Liberation Sans1"/>
    </style:style>
    <style:style style:name="P17" style:family="paragraph" style:parent-style-name="Text_20_body">
      <style:paragraph-properties fo:text-align="center" style:justify-single-word="false"/>
      <style:text-properties style:font-name="Liberation Sans1"/>
    </style:style>
    <style:style style:name="P18" style:family="paragraph" style:parent-style-name="First_20_Paragraph">
      <style:text-properties style:font-name="Liberation Sans1" officeooo:paragraph-rsid="002cb8d5"/>
    </style:style>
    <style:style style:name="P19" style:family="paragraph" style:parent-style-name="Text_20_body">
      <style:text-properties style:font-name="Liberation Sans1" officeooo:paragraph-rsid="003179bb"/>
    </style:style>
    <style:style style:name="P20" style:family="paragraph" style:parent-style-name="Footnote">
      <style:text-properties fo:font-size="10pt" style:font-size-asian="10pt" style:font-size-complex="10pt"/>
    </style:style>
    <style:style style:name="P21" style:family="paragraph" style:parent-style-name="Footnote">
      <style:paragraph-properties fo:text-align="center" style:justify-single-word="false"/>
      <style:text-properties fo:font-size="10pt" style:font-size-asian="10pt" style:font-size-complex="10pt"/>
    </style:style>
    <style:style style:name="P22" style:family="paragraph" style:parent-style-name="Text_20_body">
      <style:text-properties officeooo:paragraph-rsid="00221a34"/>
    </style:style>
    <style:style style:name="P23" style:family="paragraph" style:parent-style-name="Standard">
      <style:paragraph-properties fo:margin-top="0in" fo:margin-bottom="0.139in" style:contextual-spacing="false" fo:text-align="center" style:justify-single-word="false" fo:orphans="2" fo:widows="2"/>
      <style:text-properties style:text-position="sub 58%" style:font-name="Liberation Sans1" fo:font-size="12pt" fo:language="es" fo:country="ES" fo:font-style="italic" style:letter-kerning="false" style:font-name-asian="Aptos1" style:font-size-asian="12pt" style:language-asian="en" style:country-asian="US" style:font-style-asian="italic" style:font-size-complex="12pt" style:language-complex="ar" style:country-complex="SA" style:font-style-complex="italic"/>
    </style:style>
    <style:style style:name="P24" style:family="paragraph" style:parent-style-name="Text_20_body">
      <style:text-properties officeooo:paragraph-rsid="002ba987"/>
    </style:style>
    <style:style style:name="P25" style:family="paragraph" style:parent-style-name="Heading_20_5">
      <style:text-properties officeooo:rsid="00397989" officeooo:paragraph-rsid="00397989"/>
    </style:style>
    <style:style style:name="P26" style:family="paragraph" style:parent-style-name="Compact" style:list-style-name="WWNum1001">
      <style:text-properties style:font-name="Liberation Sans1"/>
    </style:style>
    <style:style style:name="P27" style:family="paragraph" style:parent-style-name="Text_20_body">
      <style:text-properties style:font-name="Liberation Sans1" officeooo:paragraph-rsid="00337ba8"/>
    </style:style>
    <style:style style:name="P28" style:family="paragraph" style:parent-style-name="Text_20_body">
      <style:text-properties style:font-name="Liberation Sans1" officeooo:paragraph-rsid="0039d12b"/>
    </style:style>
    <style:style style:name="P29" style:family="paragraph" style:parent-style-name="Text_20_body">
      <style:text-properties style:font-name="Liberation Sans1" officeooo:paragraph-rsid="003b9be3"/>
    </style:style>
    <style:style style:name="P30" style:family="paragraph" style:parent-style-name="Text_20_body">
      <style:text-properties officeooo:paragraph-rsid="003d544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3b9be3" style:font-style-asian="italic" style:font-style-complex="italic"/>
    </style:style>
    <style:style style:name="T4" style:family="text">
      <style:text-properties style:font-name="Liberation Sans1"/>
    </style:style>
    <style:style style:name="T5" style:family="text">
      <style:text-properties style:font-name="Liberation Sans1" fo:font-weight="bold" style:font-weight-asian="bold" style:font-weight-complex="bold"/>
    </style:style>
    <style:style style:name="T6" style:family="text">
      <style:text-properties style:font-name="Liberation Sans1" fo:font-style="italic" style:font-style-asian="italic" style:font-style-complex="italic"/>
    </style:style>
    <style:style style:name="T7" style:family="text">
      <style:text-properties style:font-name="Liberation Sans1" fo:font-style="italic" officeooo:rsid="002ba987" style:font-style-asian="italic" style:font-style-complex="italic"/>
    </style:style>
    <style:style style:name="T8" style:family="text">
      <style:text-properties style:font-name="Liberation Sans1" officeooo:rsid="00221a34"/>
    </style:style>
    <style:style style:name="T9" style:family="text">
      <style:text-properties style:font-name="Liberation Sans1" officeooo:rsid="002ba987"/>
    </style:style>
    <style:style style:name="T10" style:family="text">
      <style:text-properties style:font-name="Liberation Sans1" officeooo:rsid="003d544e"/>
    </style:style>
    <style:style style:name="T11" style:family="text">
      <style:text-properties officeooo:rsid="001ff068"/>
    </style:style>
    <style:style style:name="T12" style:family="text">
      <style:text-properties officeooo:rsid="0021b9f2"/>
    </style:style>
    <style:style style:name="T13" style:family="text">
      <style:text-properties officeooo:rsid="00221a34"/>
    </style:style>
    <style:style style:name="T14" style:family="text">
      <style:text-properties style:font-name="Liberation Mono"/>
    </style:style>
    <style:style style:name="T15" style:family="text">
      <style:text-properties style:font-name="Liberation Mono" officeooo:rsid="00221a34"/>
    </style:style>
    <style:style style:name="T16" style:family="text">
      <style:text-properties officeooo:rsid="0023e899"/>
    </style:style>
    <style:style style:name="T17" style:family="text">
      <style:text-properties officeooo:rsid="0025a858"/>
    </style:style>
    <style:style style:name="T18" style:family="text">
      <style:text-properties officeooo:rsid="00277b74"/>
    </style:style>
    <style:style style:name="T19" style:family="text">
      <style:text-properties officeooo:rsid="0028da9c"/>
    </style:style>
    <style:style style:name="T20" style:family="text">
      <style:text-properties officeooo:rsid="00298f2a"/>
    </style:style>
    <style:style style:name="T21" style:family="text">
      <style:text-properties officeooo:rsid="0029b3e9"/>
    </style:style>
    <style:style style:name="T22" style:family="text">
      <style:text-properties officeooo:rsid="002c7be9"/>
    </style:style>
    <style:style style:name="T23" style:family="text">
      <style:text-properties officeooo:rsid="002cb75a"/>
    </style:style>
    <style:style style:name="T24" style:family="text">
      <style:text-properties style:font-name="Liberation Sans" officeooo:rsid="002cb75a" style:font-name-asian="Liberation Sans" style:font-name-complex="Liberation Sans"/>
    </style:style>
    <style:style style:name="T25" style:family="text">
      <style:text-properties style:font-name="Liberation Sans" officeooo:rsid="003070f1" style:font-name-asian="Liberation Sans" style:font-name-complex="Liberation Sans"/>
    </style:style>
    <style:style style:name="T26" style:family="text">
      <style:text-properties officeooo:rsid="002cb8d5"/>
    </style:style>
    <style:style style:name="T27" style:family="text">
      <style:text-properties officeooo:rsid="002e643b"/>
    </style:style>
    <style:style style:name="T28" style:family="text">
      <style:text-properties officeooo:rsid="00301c5f"/>
    </style:style>
    <style:style style:name="T29" style:family="text">
      <style:text-properties officeooo:rsid="003070f1"/>
    </style:style>
    <style:style style:name="T30" style:family="text">
      <style:text-properties officeooo:rsid="003179bb"/>
    </style:style>
    <style:style style:name="T31" style:family="text">
      <style:text-properties officeooo:rsid="00337ba8"/>
    </style:style>
    <style:style style:name="T32" style:family="text">
      <style:text-properties officeooo:rsid="0034c15d"/>
    </style:style>
    <style:style style:name="T33" style:family="text">
      <style:text-properties officeooo:rsid="0034f709"/>
    </style:style>
    <style:style style:name="T34" style:family="text">
      <style:text-properties officeooo:rsid="0035cc7e"/>
    </style:style>
    <style:style style:name="T35" style:family="text">
      <style:text-properties officeooo:rsid="0036f3b0"/>
    </style:style>
    <style:style style:name="T36" style:family="text">
      <style:text-properties officeooo:rsid="0039d12b"/>
    </style:style>
    <style:style style:name="T37" style:family="text">
      <style:text-properties officeooo:rsid="003b9be3"/>
    </style:style>
    <style:style style:name="T38" style:family="text">
      <style:text-properties officeooo:rsid="003d544e"/>
    </style:style>
    <style:style style:name="T39" style:family="text">
      <style:text-properties officeooo:rsid="003d7fa6"/>
    </style:style>
    <style:style style:name="T40" style:family="text">
      <style:text-properties officeooo:rsid="003e8604"/>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text:bookmark-start text:name="descripcion"/>Descripción</text:h>
      <text:p text:style-name="First_20_Paragraph"><text:span text:style-name="T4">La función </text:span><text:span text:style-name="Verbatim_20_Char"><text:span text:style-name="T5">double()</text:span></text:span><text:span text:style-name="T4"> creará un vector de tipo </text:span><text:span text:style-name="T6">doble</text:span><text:span text:style-name="T4"> (</text:span><text:span text:style-name="Verbatim_20_Char"><text:span text:style-name="T4">"double"</text:span></text:span><text:span text:style-name="T4">) que podrá almacenar un subconjunto amplio de los números reales (</text:span><text:span text:style-name="T4"><draw:frame draw:style-name="fr1" draw:name="Object1" text:anchor-type="as-char" svg:width="0.8744in" svg:height="0.2091in" draw:z-index="0"><draw:object xlink:href="./Object 1" xlink:type="simple" xlink:show="embed" xlink:actuate="onLoad"/><draw:image xlink:href="./ObjectReplacements/Object 1" xlink:type="simple" xlink:show="embed" xlink:actuate="onLoad"/></draw:frame></text:span><text:span text:style-name="T4">) con una exactitud máxima de hasta quince dígitos. Para conocer más sobre la precisión y exactitud de los números reales en </text:span><text:span text:style-name="T5">R</text:span><text:span text:style-name="T4">, puedes consultar más adelante la sección </text:span><text:a xlink:type="simple" xlink:href="#sec-definicion-dobles" text:style-name="Internet_20_link" text:visited-style-name="Visited_20_Internet_20_Link"><text:span text:style-name="Internet_20_link"><text:span text:style-name="T4"><text:s/>Definición de los vectores dobles</text:span></text:span></text:a><text:span text:style-name="T4">.</text:span></text:p>
      <text:p text:style-name="Text_20_body"><text:span text:style-name="T4">La función </text:span><text:span text:style-name="Verbatim_20_Char"><text:span text:style-name="T5">as.double()</text:span></text:span><text:span text:style-name="T4"> intentará convertir en un vector de tipo </text:span><text:span text:style-name="T6">doble</text:span><text:span text:style-name="T4"> a cualquier clase de objeto. Por su parte, la función </text:span><text:span text:style-name="Verbatim_20_Char"><text:span text:style-name="T5">is.double()</text:span></text:span><text:span text:style-name="T4"> verificará si un objeto es de tipo </text:span><text:span text:style-name="T6">doble</text:span><text:span text:style-name="T4">.</text:span></text:p>
      <text:p text:style-name="Text_20_body"><text:span text:style-name="T4">La función </text:span><text:span text:style-name="Verbatim_20_Char"><text:span text:style-name="T5">single()</text:span></text:span><text:span text:style-name="T4"> creará un vector de tipo </text:span><text:span text:style-name="T6">doble</text:span><text:span text:style-name="T4"> para almacenamiento de números reales, pero añadirá un atributo (</text:span><text:span text:style-name="Verbatim_20_Char"><text:span text:style-name="T4">"Csingle"</text:span></text:span><text:span text:style-name="T4">) que permitirá identificar al vector con el tipo de datos </text:span><text:span text:style-name="T6">sencillo</text:span><text:span text:style-name="T4"> a nivel interno del código de </text:span><text:span text:style-name="T5">R</text:span><text:span text:style-name="T4">.</text:span></text:p>
      <text:p text:style-name="Text_20_body"><text:span text:style-name="T4">El tipo de datos </text:span><text:span text:style-name="T6">sencillo</text:span><text:span text:style-name="T4"> podrá almacenar un subconjunto menos amplio de los números reales (</text:span><text:span text:style-name="T4"><draw:frame draw:style-name="fr1" draw:name="Object2" text:anchor-type="as-char" svg:width="0.7457in" svg:height="0.2091in" draw:z-index="1"><draw:object xlink:href="./Object 2" xlink:type="simple" xlink:show="embed" xlink:actuate="onLoad"/><draw:image xlink:href="./ObjectReplacements/Object 2" xlink:type="simple" xlink:show="embed" xlink:actuate="onLoad"/></draw:frame></text:span><text:span text:style-name="T4">). Para conocer más sobre este tema, puedes consultar más adelante la sección </text:span><text:a xlink:type="simple" xlink:href="#sec-detalles-tipos" text:style-name="Internet_20_link" text:visited-style-name="Visited_20_Internet_20_Link"><text:span text:style-name="Internet_20_link"><text:span text:style-name="T4"><text:s/>Los tipos de datos para los números reales</text:span></text:span></text:a><text:span text:style-name="T4">.</text:span></text:p>
      <text:p text:style-name="Text_20_body"><text:span text:style-name="T4">La función </text:span><text:span text:style-name="Verbatim_20_Char"><text:span text:style-name="T5">as.single()</text:span></text:span><text:span text:style-name="T4"> intentará convertir cualquier objeto en un vector de tipo </text:span><text:span text:style-name="T6">doble</text:span><text:span text:style-name="T4">, además, añadirá un atributo (</text:span><text:span text:style-name="Verbatim_20_Char"><text:span text:style-name="T4">"Csingle"</text:span></text:span><text:span text:style-name="T4">) que permitirá identificar al vector como uno de tipo </text:span><text:span text:style-name="T6">sencillo</text:span><text:span text:style-name="T4"> a nivel interno del código de </text:span><text:span text:style-name="T5">R</text:span><text:span text:style-name="T4">.</text:span></text:p>
      <text:p text:style-name="Text_20_body"><text:span text:style-name="T4">La función </text:span><text:a xlink:type="simple" xlink:href="../../../../tmp/tmp-8261-W5BVKK8MW3aJ/numeric.fun" text:style-name="ListLabel_20_20" text:visited-style-name="ListLabel_20_20"><text:span text:style-name="Verbatim_20_Char"><text:span text:style-name="T5">numeric()</text:span></text:span></text:a><text:span text:style-name="T4"> es idéntica a la función </text:span><text:span text:style-name="Verbatim_20_Char"><text:span text:style-name="T5">double()</text:span></text:span><text:span text:style-name="T4"> y la función </text:span><text:a xlink:type="simple" xlink:href="../../../../tmp/tmp-8261-W5BVKK8MW3aJ/numeric.fun" text:style-name="ListLabel_20_20" text:visited-style-name="ListLabel_20_20"><text:span text:style-name="Verbatim_20_Char"><text:span text:style-name="T5">as.numeric()</text:span></text:span></text:a><text:span text:style-name="T4"> es idéntica a </text:span><text:span text:style-name="Verbatim_20_Char"><text:span text:style-name="T5">as.double()</text:span></text:span><text:span text:style-name="T4">. La función </text:span><text:a xlink:type="simple" xlink:href="../../../../tmp/tmp-8261-W5BVKK8MW3aJ/numeric.fun" text:style-name="ListLabel_20_20" text:visited-style-name="ListLabel_20_20"><text:span text:style-name="Verbatim_20_Char"><text:span text:style-name="T5">is.numeric()</text:span></text:span></text:a><text:span text:style-name="T4"> comprobará si un vector es de </text:span><text:a xlink:type="simple" xlink:href="../../../../tmp/tmp-8261-W5BVKK8MW3aJ/typeof.fun" text:style-name="Internet_20_link" text:visited-style-name="Visited_20_Internet_20_Link"><text:span text:style-name="Internet_20_link"><text:span text:style-name="T4">tipo</text:span></text:span></text:a><text:span text:style-name="T4"> </text:span><text:span text:style-name="T6">doble</text:span><text:span text:style-name="T4"> (</text:span><text:span text:style-name="Verbatim_20_Char"><text:span text:style-name="T4">"double")</text:span></text:span><text:span text:style-name="T4"> o de tipo </text:span><text:a xlink:type="simple" xlink:href="../../../../tmp/tmp-8261-W5BVKK8MW3aJ/integer.fun" text:style-name="Internet_20_link" text:visited-style-name="Visited_20_Internet_20_Link"><text:span text:style-name="Internet_20_link"><text:span text:style-name="T6">entero</text:span></text:span></text:a><text:span text:style-name="T4"> (</text:span><text:span text:style-name="Verbatim_20_Char"><text:span text:style-name="T4">"integer")</text:span></text:span><text:span text:style-name="T4">.</text:span></text:p>
      <text:p text:style-name="Text_20_body"><text:span text:style-name="T4">Estas funciones existen como una denominación más práctica para trabajar con números reales en </text:span><text:span text:style-name="T5">R</text:span><text:span text:style-name="T4">. Para conocer más sobre este tema, puedes consultar más adelante la sección </text:span><text:a xlink:type="simple" xlink:href="#funciones-crear-dobles" text:style-name="Internet_20_link" text:visited-style-name="Visited_20_Internet_20_Link"><text:span text:style-name="Internet_20_link"><text:span text:style-name="T4"><text:s/>Funciones para crear vectores dobles</text:span></text:span></text:a><text:span text:style-name="T4">.</text:span></text:p>
      <text:p text:style-name="Text_20_body"><text:span text:style-name="T4">La función </text:span><text:a xlink:type="simple" xlink:href="../../../../tmp/tmp-8261-W5BVKK8MW3aJ/c.base" text:style-name="ListLabel_20_20" text:visited-style-name="ListLabel_20_20"><text:span text:style-name="Verbatim_20_Char"><text:span text:style-name="T5">c()</text:span></text:span></text:a><text:span text:style-name="T4"> creará un vector </text:span><text:span text:style-name="T6">doble</text:span><text:span text:style-name="T4"> si se utiliza para combinar valores reales que estén separados por comas.</text:span></text:p>
      <text:p text:style-name="P16"><text:s text:c="3"/><text:bookmark-end text:name="descripcion"/></text:p>
      <text:h text:style-name="P12" text:outline-level="2"><text:bookmark-start text:name="sintaxis-o-forma-de-uso"/>Sintaxis o forma de uso</text:h>
      <text:p text:style-name="Source_20_Code"><text:bookmark-start text:name="sintaxis"/><text:span text:style-name="FunctionTok"><text:span text:style-name="T4">double</text:span></text:span><text:span text:style-name="NormalTok"><text:span text:style-name="T4">(</text:span></text:span><text:span text:style-name="AttributeTok"><text:span text:style-name="T4">length =</text:span></text:span><text:span text:style-name="NormalTok"><text:span text:style-name="T4"> </text:span></text:span><text:span text:style-name="DecValTok"><text:span text:style-name="T4">0</text:span></text:span><text:span text:style-name="NormalTok"><text:span text:style-name="T4">)</text:span></text:span><text:span text:style-name="T4"><text:line-break/></text:span><text:span text:style-name="FunctionTok"><text:span text:style-name="T4">as.double</text:span></text:span><text:span text:style-name="NormalTok"><text:span text:style-name="T4">(x, ...)</text:span></text:span><text:span text:style-name="T4"><text:line-break/></text:span><text:span text:style-name="FunctionTok"><text:span text:style-name="T4">is.double</text:span></text:span><text:span text:style-name="NormalTok"><text:span text:style-name="T4">(x)</text:span></text:span><text:span text:style-name="T4"><text:line-break/><text:line-break/></text:span><text:span text:style-name="FunctionTok"><text:span text:style-name="T4">single</text:span></text:span><text:span text:style-name="NormalTok"><text:span text:style-name="T4">(</text:span></text:span><text:span text:style-name="AttributeTok"><text:span text:style-name="T4">length =</text:span></text:span><text:span text:style-name="NormalTok"><text:span text:style-name="T4"> </text:span></text:span><text:span text:style-name="DecValTok"><text:span text:style-name="T4">0</text:span></text:span><text:span text:style-name="NormalTok"><text:span text:style-name="T4">)</text:span></text:span><text:span text:style-name="T4"><text:line-break/></text:span><text:span text:style-name="FunctionTok"><text:span text:style-name="T4">as.single</text:span></text:span><text:span text:style-name="NormalTok"><text:span text:style-name="T4">(x, ...)</text:span></text:span><text:span text:style-name="T4"><text:line-break/><text:line-break/></text:span><text:span text:style-name="FunctionTok"><text:span text:style-name="T4">numeric</text:span></text:span><text:span text:style-name="NormalTok"><text:span text:style-name="T4">(</text:span></text:span><text:span text:style-name="AttributeTok"><text:span text:style-name="T4">length =</text:span></text:span><text:span text:style-name="NormalTok"><text:span text:style-name="T4"> </text:span></text:span><text:span text:style-name="DecValTok"><text:span text:style-name="T4">0</text:span></text:span><text:span text:style-name="NormalTok"><text:span text:style-name="T4">)</text:span></text:span><text:span text:style-name="T4"><text:line-break/></text:span><text:span text:style-name="FunctionTok"><text:span text:style-name="T4">as.numeric</text:span></text:span><text:span text:style-name="NormalTok"><text:span text:style-name="T4">(x, ...)</text:span></text:span><text:span text:style-name="T4"><text:line-break/></text:span><text:span text:style-name="FunctionTok"><text:span text:style-name="T4">is.numeric</text:span></text:span><text:span text:style-name="NormalTok"><text:span text:style-name="T4">(x)</text:span></text:span><text:span text:style-name="T4"><text:line-break/><text:line-break/></text:span><text:span text:style-name="FunctionTok"><text:span text:style-name="T4">c</text:span></text:span><text:span text:style-name="NormalTok"><text:span text:style-name="T4">(...)</text:span></text:span><text:bookmark-end text:name="sintaxis"/><text:bookmark-end text:name="sintaxis-o-forma-de-uso"/></text:p>
      <text:h text:style-name="P12" text:outline-level="2"><text:soft-page-break/>Argumentos</text:h>
      <table:table table:name="Table2" table:style-name="Table2">
        <table:table-column table:style-name="Table2.A"/>
        <table:table-row table:style-name="Table2.1">
          <table:table-cell table:style-name="Table2.A1" office:value-type="string">
            <text:p text:style-name="P8">Tabla 1: Argumentos para las funciones de creación y verificación de vectores <text:span text:style-name="T2">doble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Nombre del argumento</text:p>
                  </table:table-cell>
                  <table:table-cell table:style-name="Table1.A1" office:value-type="string">
                    <text:p text:style-name="P6">Valor esperado</text:p>
                  </table:table-cell>
                  <table:table-cell table:style-name="Table1.A1" office:value-type="string">
                    <text:p text:style-name="P6">Propósito</text:p>
                  </table:table-cell>
                </table:table-row>
              </table:table-header-rows>
              <table:table-row table:style-name="Table1.1">
                <table:table-cell table:style-name="Table1.A2" office:value-type="string">
                  <text:p text:style-name="P2"><text:span text:style-name="Verbatim_20_Char"><text:span text:style-name="T4">length=</text:span></text:span></text:p>
                  <text:p text:style-name="P23">longitud</text:p>
                </table:table-cell>
                <table:table-cell table:style-name="Table1.B2" office:value-type="string">
                  <text:p text:style-name="P6">Un valor entero mayor o igual a cero</text:p>
                </table:table-cell>
                <table:table-cell table:style-name="Table1.C2" office:value-type="string">
                  <text:p text:style-name="P6">Determina la longitud deseada del vector, es decir, el número de elementos que almacenará. El argumento de longitud aceptará números enteros no negativos. Los valores reales (es decir, continuos) serán convertidos a enteros y la aportación de más de un valor devolverá un mensaje de error.</text:p>
                </table:table-cell>
              </table:table-row>
              <table:table-row table:style-name="Table1.1">
                <table:table-cell table:style-name="Table1.A3" office:value-type="string">
                  <text:p text:style-name="P1"><text:span text:style-name="Verbatim_20_Char"><text:span text:style-name="T4">x=</text:span></text:span></text:p>
                </table:table-cell>
                <table:table-cell table:style-name="Table1.B3" office:value-type="string">
                  <text:p text:style-name="P6">Un objeto</text:p>
                </table:table-cell>
                <table:table-cell table:style-name="Table1.C3" office:value-type="string">
                  <text:p text:style-name="P6">Un objeto para ser coaccionado o verificado como vector de tipo <text:span text:style-name="T2">doble</text:span>.</text:p>
                </table:table-cell>
              </table:table-row>
              <table:table-row table:style-name="Table1.1">
                <table:table-cell table:style-name="Table1.A4" office:value-type="string">
                  <text:p text:style-name="P1"><text:span text:style-name="Verbatim_20_Char"><text:span text:style-name="T4">...</text:span></text:span></text:p>
                </table:table-cell>
                <table:table-cell table:style-name="Table1.B4" office:value-type="string">
                  <text:p text:style-name="P6">Otros argumentos</text:p>
                </table:table-cell>
                <table:table-cell table:style-name="Table1.C4" office:value-type="string">
                  <text:p text:style-name="P6">Otros argumentos que serán pasados desde o hacia otras funciones.<text:bookmark text:name="tbl-args"/></text:p>
                </table:table-cell>
              </table:table-row>
            </table:table>
            <text:p text:style-name="P9"><text:bookmark text:name="argumentos"/></text:p>
          </table:table-cell>
        </table:table-row>
      </table:table>
      <text:h text:style-name="P12" text:outline-level="2">Detalles</text:h>
      <text:h text:style-name="P13" text:outline-level="3"><text:bookmark-start text:name="sec-definicion-dobles"/>Definición de los vectores <text:span text:style-name="T2">dobles</text:span></text:h>
      <text:p text:style-name="P11">Los vectores de tipo <text:span text:style-name="T2">doble</text:span> son estructuras <text:span text:style-name="T2">atómicas</text:span> de <text:span text:style-name="T1">R</text:span> destinadas al almacenamiento exclusivo de números reales en celdas contiguas, así como diseñadas para la realización de operaciones individuales o en paralelo con los elementos de estas celdas (R Development Core Team 2024, 3).</text:p>
      <text:p text:style-name="P16">Los vectores <text:span text:style-name="T2">dobles</text:span> son el único tipo de objeto en <text:span text:style-name="T1">R</text:span> que permite guardar, mostrar y realizar operaciones matemáticas con un subconjunto amplio de los números reales del sistema de numeración decimal, en el intervalo que va de <draw:frame draw:style-name="fr1" draw:name="Object3" text:anchor-type="as-char" svg:width="0.8917in" svg:height="0.2091in" draw:z-index="2"><draw:object xlink:href="./Object 3" xlink:type="simple" xlink:show="embed" xlink:actuate="onLoad"/><draw:image xlink:href="./ObjectReplacements/Object 3" xlink:type="simple" xlink:show="embed" xlink:actuate="onLoad"/></draw:frame><text:s/>a <draw:frame draw:style-name="fr1" draw:name="Object4" text:anchor-type="as-char" svg:width="0.8693in" svg:height="0.2091in" draw:z-index="3"><draw:object xlink:href="./Object 4" xlink:type="simple" xlink:show="embed" xlink:actuate="onLoad"/><draw:image xlink:href="./ObjectReplacements/Object 4" xlink:type="simple" xlink:show="embed" xlink:actuate="onLoad"/></draw:frame>, aproximadamente.</text:p>
      <text:p text:style-name="Text_20_body"><text:span text:style-name="T4">Un vector es una estructura que permite almacenar algún </text:span><text:span text:style-name="T6">tipo de datos</text:span><text:span text:style-name="T4"> en celdas indizadas o numeradas y cuyos elementos individuales, a veces llamados </text:span><text:span text:style-name="T6">escalares</text:span><text:span text:style-name="T4">, son accesibles mediante </text:span><text:a xlink:type="simple" xlink:href="../../../../tmp/tmp-8261-W5BVKK8MW3aJ/extract.base" text:style-name="Internet_20_link" text:visited-style-name="Visited_20_Internet_20_Link"><text:span text:style-name="Internet_20_link"><text:span text:style-name="T4">operaciones de indización</text:span></text:span></text:a><text:span text:style-name="T4"> con números enteros (Abelson, Sussman, y Sussman 1996, 534). Por su parte, un </text:span><text:span text:style-name="T6">tipo de datos</text:span><text:span text:style-name="T4"> es una categorización de un conjunto de valores que comparten propiedades similares, y de un conjunto de operaciones —computacionales y matemáticas— definidas para esos valores (Wirth 1976, 4).</text:span></text:p>
      <text:p text:style-name="Text_20_body"><text:span text:style-name="T4">En </text:span><text:span text:style-name="T5">R</text:span><text:span text:style-name="T4">, los vectores son la base para construir estructuras más complejas como </text:span><text:a xlink:type="simple" xlink:href="../../../../tmp/tmp-8261-W5BVKK8MW3aJ/matrix.base" text:style-name="Internet_20_link" text:visited-style-name="Visited_20_Internet_20_Link"><text:span text:style-name="Internet_20_link"><text:span text:style-name="T4">matrices</text:span></text:span></text:a><text:span text:style-name="T4">, </text:span><text:a xlink:type="simple" xlink:href="../../../../tmp/tmp-8261-W5BVKK8MW3aJ/array.base" text:style-name="Internet_20_link" text:visited-style-name="Visited_20_Internet_20_Link"><text:span text:style-name="Internet_20_link"><text:span text:style-name="T4">arreglos</text:span></text:span></text:a><text:span text:style-name="T4">, </text:span><text:a xlink:type="simple" xlink:href="../../../../tmp/tmp-8261-W5BVKK8MW3aJ/list.base" text:style-name="Internet_20_link" text:visited-style-name="Visited_20_Internet_20_Link"><text:span text:style-name="Internet_20_link"><text:span text:style-name="T4">listas</text:span></text:span></text:a><text:span text:style-name="T4"> o </text:span><text:a xlink:type="simple" xlink:href="../../../../tmp/tmp-8261-W5BVKK8MW3aJ/data.frame" text:style-name="Internet_20_link" text:visited-style-name="Visited_20_Internet_20_Link"><text:span text:style-name="Internet_20_link"><text:span text:style-name="T4">marcos de datos</text:span></text:span></text:a><text:span text:style-name="T4">, las cuales pueden almacenar seis tipos de datos fundamentales o </text:span><text:span text:style-name="T6">atómicos</text:span><text:span text:style-name="T4">: </text:span><text:a xlink:type="simple" xlink:href="../../../../tmp/tmp-8261-W5BVKK8MW3aJ/logical.base" text:style-name="Internet_20_link" text:visited-style-name="Visited_20_Internet_20_Link"><text:span text:style-name="Internet_20_link"><text:span text:style-name="T6">lógico</text:span></text:span></text:a><text:span text:style-name="T4"> (</text:span><text:span text:style-name="Verbatim_20_Char"><text:span text:style-name="T4">"logical"</text:span></text:span><text:span text:style-name="T4">), </text:span><text:a xlink:type="simple" xlink:href="../../../../tmp/tmp-8261-W5BVKK8MW3aJ/integer.base" text:style-name="Internet_20_link" text:visited-style-name="Visited_20_Internet_20_Link"><text:span text:style-name="Internet_20_link"><text:span text:style-name="T6">entero</text:span></text:span></text:a><text:span text:style-name="T4"> (</text:span><text:span text:style-name="Verbatim_20_Char"><text:span text:style-name="T4">"integer"</text:span></text:span><text:span text:style-name="T4">), </text:span><text:a xlink:type="simple" xlink:href="../../../../tmp/tmp-8261-W5BVKK8MW3aJ/complex.base" text:style-name="Internet_20_link" text:visited-style-name="Visited_20_Internet_20_Link"><text:span text:style-name="Internet_20_link"><text:span text:style-name="T4">complejo</text:span></text:span></text:a><text:span text:style-name="T4"> (</text:span><text:span text:style-name="Verbatim_20_Char"><text:span text:style-name="T4">"complex"</text:span></text:span><text:span text:style-name="T4">), </text:span><text:a xlink:type="simple" xlink:href="../../../../tmp/tmp-8261-W5BVKK8MW3aJ/character.base" text:style-name="Internet_20_link" text:visited-style-name="Visited_20_Internet_20_Link"><text:span text:style-name="Internet_20_link"><text:span text:style-name="T6">carácter</text:span></text:span></text:a><text:span text:style-name="T4"> (</text:span><text:span text:style-name="Verbatim_20_Char"><text:span text:style-name="T4">"character"</text:span></text:span><text:span text:style-name="T4">), </text:span><text:a xlink:type="simple" xlink:href="../../../../tmp/tmp-8261-W5BVKK8MW3aJ/crudo.base" text:style-name="Internet_20_link" text:visited-style-name="Visited_20_Internet_20_Link"><text:span text:style-name="Internet_20_link"><text:span text:style-name="T6">crudo</text:span></text:span></text:a><text:span text:style-name="T4"> (</text:span><text:span text:style-name="Verbatim_20_Char"><text:span text:style-name="T4">"raw"</text:span></text:span><text:span text:style-name="T4">) y </text:span><text:span text:style-name="T6">doble</text:span><text:span text:style-name="T4"> (</text:span><text:span text:style-name="Verbatim_20_Char"><text:span text:style-name="T4">"double"</text:span></text:span><text:span text:style-name="T4">).</text:span></text:p>
      <text:p text:style-name="P16"><text:soft-page-break/>En particular, el tipo de datos <text:span text:style-name="T2">doble</text:span> consiste en un formato de almacenamiento y representación de números reales basado en la <text:span text:style-name="T2">aritmética binaria de punto flotante.</text:span></text:p>
      <text:p text:style-name="P16">La aritmética binaria de punto flotante es el sistema interno más extendido entre las computadoras actuales para aproximarse a la aritmética decimal de los números reales. Básicamente, es un formato numérico similar a la notación científica que permite realizar operaciones matemáticas con los valores almacenados.</text:p>
      <text:p text:style-name="P16">La denominación «doble» para este tipo de datos es resultado de la comparación del tamaño estándar de agrupación de memoria destinado al almacenamiento de un sólo número real, de <draw:frame draw:style-name="fr1" draw:name="Object5" text:anchor-type="as-char" svg:width="0.1752in" svg:height="0.1854in" draw:z-index="4"><draw:object xlink:href="./Object 5" xlink:type="simple" xlink:show="embed" xlink:actuate="onLoad"/><draw:image xlink:href="./ObjectReplacements/Object 5" xlink:type="simple" xlink:show="embed" xlink:actuate="onLoad"/></draw:frame><text:s/>bits, con respecto al tamaño estándar del formato «sencillo», de <draw:frame draw:style-name="fr1" draw:name="Object6" text:anchor-type="as-char" svg:width="0.1673in" svg:height="0.1854in" draw:z-index="5"><draw:object xlink:href="./Object 6" xlink:type="simple" xlink:show="embed" xlink:actuate="onLoad"/><draw:image xlink:href="./ObjectReplacements/Object 6" xlink:type="simple" xlink:show="embed" xlink:actuate="onLoad"/></draw:frame><text:s/>bits.</text:p>
      <text:p text:style-name="P16">Debido a las características del formato binario de punto flotante, el tipo de datos <text:span text:style-name="T2">doble</text:span> almacenará y representará a los números reales con una <text:span text:style-name="T2">precisión</text:span> y <text:span text:style-name="T2">exactitud</text:span> limitadas.</text:p>
      <text:p text:style-name="P16">En general, la <text:span text:style-name="T2">precisión</text:span> de una cantidad se refiere al número de cifras significativas u órdenes de magnitud (centenas, decenas, unidades, décimas, centésimas, etc.) que es posible almacenar o representar en pantalla. En cambio, la <text:span text:style-name="T2">exactitud</text:span> es la ausencia o presencia mínima del error de redondeo en el resultado de las operaciones aritméticas de la computadora (Muller et al. 2018, 100).</text:p>
      <text:p text:style-name="P16">Con respecto a la precisión, <text:span text:style-name="T1">R</text:span> desplegará de manera prederminada a los números reales con un máximo de siete dígitos, aunque todo valor continuo podrá almacenarse con hasta veintidós cifras significativas.</text:p>
      <text:p text:style-name="Text_20_body"><text:span text:style-name="T4">Al igual que otros lenguajes de programación, </text:span><text:span text:style-name="T5">R</text:span><text:span text:style-name="T4"> podrá desplegar un máximo de veintidós cifras significativas para las operaciones matemáticas con valores de tipo </text:span><text:span text:style-name="T6">doble</text:span><text:span text:style-name="T4">. Para mostrar más cifras que las representadas originalmente, puedes modificar el número de dígitos desplegados con el argumento </text:span><text:span text:style-name="Verbatim_20_Char"><text:span text:style-name="T4">digits=</text:span></text:span><text:span text:style-name="T4"> de la función </text:span><text:a xlink:type="simple" xlink:href="../../../../tmp/tmp-8261-W5BVKK8MW3aJ/options.base" text:style-name="ListLabel_20_20" text:visited-style-name="ListLabel_20_20"><text:span text:style-name="Verbatim_20_Char"><text:span text:style-name="T5">options()</text:span></text:span></text:a><text:span text:style-name="T4">.</text:span></text:p>
      <text:p text:style-name="P16">En cuanto a la exactitud, el tipo de datos <text:span text:style-name="T2">doble</text:span> sólo podrá almacenar un máximo de quince dígitos sin error de redondeo, es decir, de forma exacta. A partir del dígito dieciséis, las cifras almacenadas tendrán un error de redondeo cada vez mayor conforme aumente el grado de precisión desplegado.</text:p>
      <text:p text:style-name="Text_20_body"><text:span text:style-name="T4">Una precisión mayor a veintidós dígitos no suele tener ningún significado práctico, no obstante, esta precisión existe a nivel interno para garantizar la exactitud de las operaciones matemáticas visibles. Si deseas conocer cómo está almacenado un número en la memoria más allá de los veintidós dígitos desplegables, puedes consultar las opciones de la función </text:span><text:a xlink:type="simple" xlink:href="../../../../tmp/tmp-8261-W5BVKK8MW3aJ/formatC.base" text:style-name="ListLabel_20_20" text:visited-style-name="ListLabel_20_20"><text:span text:style-name="Verbatim_20_Char"><text:span text:style-name="T5">formatC()</text:span></text:span></text:a><text:span text:style-name="T4">.</text:span></text:p>
      <text:p text:style-name="P16">Aunque es muy conveniente no perder de vista las limitaciones en precisión y exactitud de los valores <text:span text:style-name="T2">dobles</text:span>, la gran mayoría de aplicaciones estadísticas y científicas no suele demandar una precisión mucho mayor a la ofrecida por el formato <text:span text:style-name="T2">doble</text:span> de punto flotante (Muller et al. 2018, 4).</text:p>
      <text:p text:style-name="Text_20_body"><text:span text:style-name="T4">Para conocer más información sobre cómo ampliar la exactitud de las operaciones matemáticas por encima de los límites de los valores </text:span><text:span text:style-name="T6">dobles</text:span><text:span text:style-name="T4">, puedes consultar más </text:span><text:soft-page-break/><text:span text:style-name="T4">adelante la sección </text:span><text:a xlink:type="simple" xlink:href="#sec-detalles-representacion" text:style-name="Internet_20_link" text:visited-style-name="Visited_20_Internet_20_Link"><text:span text:style-name="Internet_20_link"><text:span text:style-name="T4"><text:s/>La representación de los valores dobles</text:span></text:span></text:a><text:span text:style-name="T4">. Igualmente, si deseas profundizar sobre las características de la aritmética de punto flotante, puedes consultar más adelante la sección </text:span><text:a xlink:type="simple" xlink:href="#sec-detalles-tipos" text:style-name="Internet_20_link" text:visited-style-name="Visited_20_Internet_20_Link"><text:span text:style-name="Internet_20_link"><text:span text:style-name="T4"><text:s/>Los tipos de datos para los números reales</text:span></text:span></text:a><text:span text:style-name="T4">.</text:span><text:bookmark-end text:name="sec-definicion-dobles"/></text:p>
      <text:h text:style-name="P13" text:outline-level="3"><text:bookmark-start text:name="funciones-crear-dobles"/>Funciones para crear vectores <text:span text:style-name="T2">dobles</text:span></text:h>
      <text:p text:style-name="First_20_Paragraph"><text:span text:style-name="T4">Las funciones básicas para crear vectores </text:span><text:span text:style-name="T6">dobles</text:span><text:span text:style-name="T4"> son </text:span><text:span text:style-name="Verbatim_20_Char"><text:span text:style-name="T5">double()</text:span></text:span><text:span text:style-name="T4">, </text:span><text:a xlink:type="simple" xlink:href="../../../../tmp/tmp-8261-W5BVKK8MW3aJ/numeric.base" text:style-name="ListLabel_20_22" text:visited-style-name="ListLabel_20_22"><text:span text:style-name="Verbatim_20_Char"><text:span text:style-name="T4">numeric()</text:span></text:span></text:a><text:span text:style-name="T4"> y </text:span><text:a xlink:type="simple" xlink:href="../../../../tmp/tmp-8261-W5BVKK8MW3aJ/c.base" text:style-name="ListLabel_20_20" text:visited-style-name="ListLabel_20_20"><text:span text:style-name="Verbatim_20_Char"><text:span text:style-name="T5">c()</text:span></text:span></text:a><text:span text:style-name="T6">.</text:span><text:span text:style-name="T4"> Los vectores </text:span><text:span text:style-name="T6">dobles</text:span><text:span text:style-name="T4"> podrán almacenar números reales en cada elemento con una precisión de hasta quince cifras significativas exactas en el intervalo aproximado de </text:span><text:span text:style-name="T4"><draw:frame draw:style-name="fr1" draw:name="Object7" text:anchor-type="as-char" svg:width="0.8744in" svg:height="0.2091in" draw:z-index="6"><draw:object xlink:href="./Object 7" xlink:type="simple" xlink:show="embed" xlink:actuate="onLoad"/><draw:image xlink:href="./ObjectReplacements/Object 7" xlink:type="simple" xlink:show="embed" xlink:actuate="onLoad"/></draw:frame></text:span><text:span text:style-name="T4">. A continuación se describen sus características más importantes</text:span><text:span text:style-name="T6">.</text:span></text:p>
      <text:p text:style-name="Text_20_body"><text:span text:style-name="Verbatim_20_Char"><text:span text:style-name="T5">double()</text:span></text:span><text:span text:style-name="T4"> creará un </text:span><text:a xlink:type="simple" xlink:href="../../../../tmp/tmp-8261-W5BVKK8MW3aJ/vector" text:style-name="Internet_20_link" text:visited-style-name="Visited_20_Internet_20_Link"><text:span text:style-name="Internet_20_link"><text:span text:style-name="T4">vector</text:span></text:span></text:a><text:span text:style-name="T4"> </text:span><text:span text:style-name="T6">doble</text:span><text:span text:style-name="T4"> con el número de elementos especificado en el argumento de longitud, </text:span><text:span text:style-name="Verbatim_20_Char"><text:span text:style-name="T4">length=</text:span></text:span><text:span text:style-name="T4">. Al momento de su creación, cada elemento del vector será igual a cero (</text:span><text:span text:style-name="Verbatim_20_Char"><text:span text:style-name="T4">0</text:span></text:span><text:span text:style-name="T4">). Enseguida, se podrán </text:span><text:a xlink:type="simple" xlink:href="../../../../tmp/tmp-8261-W5BVKK8MW3aJ/assign.base" text:style-name="Internet_20_link" text:visited-style-name="Visited_20_Internet_20_Link"><text:span text:style-name="Internet_20_link"><text:span text:style-name="T4">asignar</text:span></text:span></text:a><text:span text:style-name="T4"> valores reales positivos o negativos, así como </text:span><text:a xlink:type="simple" xlink:href="../../../../tmp/tmp-8261-W5BVKK8MW3aJ/na.base" text:style-name="Internet_20_link" text:visited-style-name="Visited_20_Internet_20_Link"><text:span text:style-name="Internet_20_link"><text:span text:style-name="T4">valores no disponibles</text:span></text:span></text:a><text:span text:style-name="T4"> (</text:span><text:span text:style-name="Verbatim_20_Char"><text:span text:style-name="T4">NA</text:span></text:span><text:span text:style-name="T4"> o </text:span><text:span text:style-name="Verbatim_20_Char"><text:span text:style-name="T4">NA_real_</text:span></text:span><text:span text:style-name="T4">), al vector creado.</text:span></text:p>
      <text:p text:style-name="Text_20_body"><text:span text:style-name="T4">La función </text:span><text:a xlink:type="simple" xlink:href="#X6589fc6ab0dc82cf12099d1c2d40ab994e8410c" text:style-name="ListLabel_20_20" text:visited-style-name="ListLabel_20_20"><text:span text:style-name="Verbatim_20_Char"><text:span text:style-name="T5">numeric()</text:span></text:span></text:a><text:span text:style-name="T4"> es idéntica, en propósito e internamente, a la función </text:span><text:span text:style-name="Verbatim_20_Char"><text:span text:style-name="T5">double()</text:span></text:span><text:span text:style-name="T4">. Existe como una denominación más práctica para referirse a la función de creación de vectores que trabajen con números reales.</text:span></text:p>
      <text:p text:style-name="Text_20_body"><text:a xlink:type="simple" xlink:href="../../../../tmp/tmp-8261-W5BVKK8MW3aJ/base.c" text:style-name="ListLabel_20_20" text:visited-style-name="ListLabel_20_20"><text:span text:style-name="Verbatim_20_Char"><text:span text:style-name="T5">c()</text:span></text:span></text:a><text:span text:style-name="T4"> creará un vector </text:span><text:span text:style-name="T6">doble</text:span><text:span text:style-name="T4"> si es utilizada para combinar valores reales que estén separados por comas. Por ejemplo, como en: </text:span><text:span text:style-name="Verbatim_20_Char"><text:span text:style-name="T4">c(1.414214, 2.718282, 3.141593)</text:span></text:span><text:span text:style-name="T4">. La combinación de elementos con valores reales creará un vector de tipo </text:span><text:span text:style-name="T6">doble</text:span><text:span text:style-name="T4">. Si deseas obtener más información sobre cómo combinar elementos para crear vectores de un tipo determinado, puedes consultar la página de ayuda de la función </text:span><text:a xlink:type="simple" xlink:href="../../../../tmp/tmp-8261-W5BVKK8MW3aJ/base.combine" text:style-name="ListLabel_20_20" text:visited-style-name="ListLabel_20_20"><text:span text:style-name="Verbatim_20_Char"><text:span text:style-name="T5">c()</text:span></text:span></text:a><text:span text:style-name="T4">.</text:span></text:p>
      <text:p text:style-name="Text_20_body"><text:span text:style-name="T4">En particular, la función </text:span><text:a xlink:type="simple" xlink:href="../../../../tmp/tmp-8261-W5BVKK8MW3aJ/c.abse" text:style-name="ListLabel_20_20" text:visited-style-name="ListLabel_20_20"><text:span text:style-name="Verbatim_20_Char"><text:span text:style-name="T5">c()</text:span></text:span></text:a><text:span text:style-name="T4"> es de tipo </text:span><text:a xlink:type="simple" xlink:href="../../../../tmp/tmp-8261-W5BVKK8MW3aJ/Primitive.base" text:style-name="Internet_20_link" text:visited-style-name="Visited_20_Internet_20_Link"><text:span text:style-name="Internet_20_link"><text:span text:style-name="T4">primitivo</text:span></text:span></text:a><text:span text:style-name="T4">, por lo que su código fuente está implementado de manera interna y no será visible directamente por la usuaria.</text:span></text:p>
      <text:p text:style-name="Text_20_body"><text:span text:style-name="Verbatim_20_Char"><text:span text:style-name="T5">single()</text:span></text:span><text:span text:style-name="T4"> es una función alternativa para crear vectores dobles. Esta función creará un vector de tipo </text:span><text:span text:style-name="T6">doble</text:span><text:span text:style-name="T4"> para almacenamiento y representación de números reales, pero añadirá el atributo </text:span><text:span text:style-name="Verbatim_20_Char"><text:span text:style-name="T4">"Csingle"</text:span></text:span><text:span text:style-name="T4"> al vector creado, lo que permitirá identificar a este objeto como uno de tipo </text:span><text:span text:style-name="T6">sencillo</text:span><text:span text:style-name="T4"> a nivel interno del código de </text:span><text:span text:style-name="T5">R</text:span><text:span text:style-name="T4">.</text:span></text:p>
      <text:p text:style-name="Text_20_body"><text:span text:style-name="T4">Los vectores </text:span><text:span text:style-name="T6">sencillos</text:span><text:span text:style-name="T4"> pueden almacenar números reales con una precisión de hasta siete cifras significativas exactas en el intervalo aproximado de </text:span><text:span text:style-name="T4"><draw:frame draw:style-name="fr1" draw:name="Object8" text:anchor-type="as-char" svg:width="0.7457in" svg:height="0.2091in" draw:z-index="7"><draw:object xlink:href="./Object 8" xlink:type="simple" xlink:show="embed" xlink:actuate="onLoad"/><draw:image xlink:href="./ObjectReplacements/Object 8" xlink:type="simple" xlink:show="embed" xlink:actuate="onLoad"/></draw:frame></text:span><text:span text:style-name="T4">, es decir, con una precisión y exactitud menor a la de los vectores </text:span><text:span text:style-name="T6">dobles</text:span><text:span text:style-name="T4">. Ya que todos los números reales son almacenados con el tipo de datos </text:span><text:span text:style-name="T6">doble</text:span><text:span text:style-name="T4"> (</text:span><text:span text:style-name="Verbatim_20_Char"><text:span text:style-name="T4">"double"</text:span></text:span><text:span text:style-name="T4">), </text:span><text:span text:style-name="T5">R</text:span><text:span text:style-name="T4"> no cuenta en realidad con el tipo de datos </text:span><text:span text:style-name="T6">sencillo</text:span><text:span text:style-name="T4">, también conocido como </text:span><text:span text:style-name="T6">flotante</text:span><text:span text:style-name="T4"> (</text:span><text:span text:style-name="Verbatim_20_Char"><text:span text:style-name="T6">"float"</text:span></text:span><text:span text:style-name="T4">) en otros lenguajes de programación.</text:span></text:p>
      <text:p text:style-name="Text_20_body"><text:span text:style-name="T4">Para más información sobre la utilización de las funciones para crear vectores </text:span><text:span text:style-name="T6">dobles</text:span><text:span text:style-name="T4">, puedes ver más adelante la sección </text:span><text:a xlink:type="simple" xlink:href="#valor" text:style-name="Internet_20_link" text:visited-style-name="Visited_20_Internet_20_Link"><text:span text:style-name="Internet_20_link"><text:span text:style-name="T4"><text:s/>Valor devuelto</text:span></text:span></text:a><text:span text:style-name="T4">.</text:span><text:bookmark-end text:name="funciones-crear-dobles"/></text:p>
      <text:h text:style-name="P13" text:outline-level="3"><text:bookmark-start text:name="Xc0338e9ea1427cf8768db594722c26127f3f72f"/>Funciones para convertir objetos en vectores <text:span text:style-name="T2">dobles</text:span></text:h>
      <text:p text:style-name="First_20_Paragraph"><text:span text:style-name="Verbatim_20_Char"><text:span text:style-name="T5">as.double()</text:span></text:span><text:span text:style-name="T4"> intentará convertir al objeto referido en el argumento </text:span><text:span text:style-name="Verbatim_20_Char"><text:span text:style-name="T4">x=</text:span></text:span><text:span text:style-name="T4"> en un vector de tipo </text:span><text:span text:style-name="T6">doble</text:span><text:span text:style-name="T4"> y, de tener éxito, devolverá al objeto como un vector de este tipo (</text:span><text:span text:style-name="Verbatim_20_Char"><text:span text:style-name="T4">"double"</text:span></text:span><text:span text:style-name="T4">). Si la coacción no ha sido exitosa, el resultado será un mensaje de error o un valor no disponible (</text:span><text:span text:style-name="Verbatim_20_Char"><text:span text:style-name="T4">NA</text:span></text:span><text:span text:style-name="T4">) por cada elemento no coaccionado.</text:span></text:p>
      <text:p text:style-name="Text_20_body"><text:soft-page-break/><text:span text:style-name="T4">La función </text:span><text:a xlink:type="simple" xlink:href="../../../../tmp/tmp-8261-W5BVKK8MW3aJ/as.numeric" text:style-name="ListLabel_20_20" text:visited-style-name="ListLabel_20_20"><text:span text:style-name="Verbatim_20_Char"><text:span text:style-name="T5">as.numeric()</text:span></text:span></text:a><text:span text:style-name="T4"> es idéntica, en propósito e internamente, a la función </text:span><text:span text:style-name="Verbatim_20_Char"><text:span text:style-name="T5">as.double()</text:span></text:span><text:span text:style-name="T4">. Existe como una denominación más general y práctica para referirse a la función de conversión a objetos que trabajen con números reales.</text:span></text:p>
      <text:p text:style-name="Text_20_body"><text:span text:style-name="T4">Las funciones </text:span><text:span text:style-name="Verbatim_20_Char"><text:span text:style-name="T5">as.double()</text:span></text:span><text:span text:style-name="T4"> y </text:span><text:a xlink:type="simple" xlink:href="../../../../tmp/tmp-8261-W5BVKK8MW3aJ/as.numeric" text:style-name="ListLabel_20_20" text:visited-style-name="ListLabel_20_20"><text:span text:style-name="Verbatim_20_Char"><text:span text:style-name="T5">as.numeric()</text:span></text:span></text:a><text:span text:style-name="T4"> son de tipo primitivo, por lo que su código fuente está implementado de manera interna y no será visible directamente para la usuaria.</text:span></text:p>
      <text:p text:style-name="Text_20_body"><text:span text:style-name="T4">La función </text:span><text:span text:style-name="Verbatim_20_Char"><text:span text:style-name="T5">as.single()</text:span></text:span><text:span text:style-name="T4"> intentará convertir cualquier objeto en un vector de tipo </text:span><text:span text:style-name="T6">doble.</text:span><text:span text:style-name="T4"> Esta función añadirá el atributo </text:span><text:span text:style-name="Verbatim_20_Char"><text:span text:style-name="T4">"Csingle"</text:span></text:span><text:span text:style-name="T4"> al objeto, lo que permitirá identificar al vector como uno de tipo </text:span><text:span text:style-name="T6">sencillo</text:span><text:span text:style-name="T4"> a nivel interno del código de </text:span><text:span text:style-name="T5">R</text:span><text:span text:style-name="T4">.</text:span></text:p>
      <text:p text:style-name="Text_20_body"><text:span text:style-name="T4">En realidad, el atributo </text:span><text:span text:style-name="Verbatim_20_Char"><text:span text:style-name="T4">"Csingle"</text:span></text:span><text:span text:style-name="T4"> se utilizará solamente en la interfaz interna de </text:span><text:span text:style-name="T5">R</text:span><text:span text:style-name="T4"> con los lenguajes de programación </text:span><text:a xlink:type="simple" xlink:href="../../../../tmp/tmp-8261-W5BVKK8MW3aJ/C" text:style-name="Internet_20_link" text:visited-style-name="Visited_20_Internet_20_Link"><text:span text:style-name="Internet_20_link"><text:span text:style-name="T4">C</text:span></text:span></text:a><text:span text:style-name="T4"> y </text:span><text:a xlink:type="simple" xlink:href="../../../../tmp/tmp-8261-W5BVKK8MW3aJ/Fortran" text:style-name="Internet_20_link" text:visited-style-name="Visited_20_Internet_20_Link"><text:span text:style-name="Internet_20_link"><text:span text:style-name="T4">Fortran</text:span></text:span></text:a><text:span text:style-name="T4"> para indicar que los objetos creados con las funciones </text:span><text:span text:style-name="Verbatim_20_Char"><text:span text:style-name="T5">single()</text:span></text:span><text:span text:style-name="T4"> y </text:span><text:span text:style-name="Verbatim_20_Char"><text:span text:style-name="T5">as.single()</text:span></text:span><text:span text:style-name="T4"> deberán ser interpretados como vectores de </text:span><text:span text:style-name="T6">precisión sencilla</text:span><text:span text:style-name="T4">, aunque a nivel externo funcionarán como vectores </text:span><text:span text:style-name="T6">dobles</text:span><text:span text:style-name="T4">.</text:span><text:bookmark-end text:name="Xc0338e9ea1427cf8768db594722c26127f3f72f"/></text:p>
      <text:h text:style-name="P13" text:outline-level="3"><text:bookmark-start text:name="funciones-verificar-dobles"/>Funciones para verificar si los objetos son vectores <text:span text:style-name="T2">dobles</text:span></text:h>
      <text:p text:style-name="First_20_Paragraph"><text:span text:style-name="T4">Por su parte, la función </text:span><text:span text:style-name="Verbatim_20_Char"><text:span text:style-name="T5">is.double()</text:span></text:span><text:span text:style-name="T4"> se utilizará para verificar si un </text:span><text:a xlink:type="simple" xlink:href="../../../../tmp/tmp-8261-W5BVKK8MW3aJ/vector" text:style-name="Internet_20_link" text:visited-style-name="Visited_20_Internet_20_Link"><text:span text:style-name="Internet_20_link"><text:span text:style-name="T4">vector</text:span></text:span></text:a><text:span text:style-name="T4"> o </text:span><text:a xlink:type="simple" xlink:href="../../../../tmp/tmp-8261-W5BVKK8MW3aJ/matrix.base" text:style-name="Internet_20_link" text:visited-style-name="Visited_20_Internet_20_Link"><text:span text:style-name="Internet_20_link"><text:span text:style-name="T4">matriz</text:span></text:span></text:a><text:span text:style-name="T4"> es de </text:span><text:a xlink:type="simple" xlink:href="../../../../tmp/tmp-8261-W5BVKK8MW3aJ/typeof.base" text:style-name="Internet_20_link" text:visited-style-name="Visited_20_Internet_20_Link"><text:span text:style-name="Internet_20_link"><text:span text:style-name="T4">tipo</text:span></text:span></text:a><text:span text:style-name="T4"> </text:span><text:span text:style-name="T6">doble</text:span><text:span text:style-name="T4"> (</text:span><text:span text:style-name="Verbatim_20_Char"><text:span text:style-name="T4">"double")</text:span></text:span><text:span text:style-name="T4">. En particular, </text:span><text:span text:style-name="Verbatim_20_Char"><text:span text:style-name="T5">is.double()</text:span></text:span><text:span text:style-name="T4"> es una función </text:span><text:a xlink:type="simple" xlink:href="../../../../tmp/tmp-8261-W5BVKK8MW3aJ/Primitive.base" text:style-name="Internet_20_link" text:visited-style-name="Visited_20_Internet_20_Link"><text:span text:style-name="Internet_20_link"><text:span text:style-name="T4">primitiva</text:span></text:span></text:a><text:span text:style-name="T4">, por lo que su código fuente está implementado de manera interna y no será visible directamente por la usuaria.</text:span></text:p>
      <text:p text:style-name="Text_20_body"><text:span text:style-name="T4">La función </text:span><text:a xlink:type="simple" xlink:href="../../../../tmp/tmp-8261-W5BVKK8MW3aJ/numeric.base" text:style-name="ListLabel_20_20" text:visited-style-name="ListLabel_20_20"><text:span text:style-name="Verbatim_20_Char"><text:span text:style-name="T5">is.numeric()</text:span></text:span></text:a><text:span text:style-name="T4"> comprobará si un vector es de </text:span><text:a xlink:type="simple" xlink:href="../../../../tmp/tmp-8261-W5BVKK8MW3aJ/typeof.base" text:style-name="Internet_20_link" text:visited-style-name="Visited_20_Internet_20_Link"><text:span text:style-name="Internet_20_link"><text:span text:style-name="T4">tipo</text:span></text:span></text:a><text:span text:style-name="T4"> </text:span><text:span text:style-name="T6">doble</text:span><text:span text:style-name="T4"> (</text:span><text:span text:style-name="Verbatim_20_Char"><text:span text:style-name="T4">"double")</text:span></text:span><text:span text:style-name="T4"> o de tipo </text:span><text:a xlink:type="simple" xlink:href="../../../../tmp/tmp-8261-W5BVKK8MW3aJ/integer.base" text:style-name="Internet_20_link" text:visited-style-name="Visited_20_Internet_20_Link"><text:span text:style-name="Internet_20_link"><text:span text:style-name="T4">entero</text:span></text:span></text:a><text:span text:style-name="T4"> (</text:span><text:span text:style-name="Verbatim_20_Char"><text:span text:style-name="T4">"integer")</text:span></text:span><text:span text:style-name="T4">. Por lo tanto, no es exclusiva para los vectores </text:span><text:span text:style-name="T6">dobles</text:span><text:span text:style-name="T4"> sino para los objetos de </text:span><text:a xlink:type="simple" xlink:href="../../../../tmp/tmp-8261-W5BVKK8MW3aJ/mode.base" text:style-name="Internet_20_link" text:visited-style-name="Visited_20_Internet_20_Link"><text:span text:style-name="Internet_20_link"><text:span text:style-name="T4">modo</text:span></text:span></text:a><text:span text:style-name="T4"> </text:span><text:a xlink:type="simple" xlink:href="../../../../tmp/tmp-8261-W5BVKK8MW3aJ/numeric.base" text:style-name="Internet_20_link" text:visited-style-name="Visited_20_Internet_20_Link"><text:span text:style-name="Internet_20_link"><text:span text:style-name="T4">numérico</text:span></text:span></text:a><text:span text:style-name="T4">.</text:span></text:p>
      <text:p text:style-name="Text_20_body"><text:span text:style-name="T4">Para acceder a más información sobre la utilización de estas funciones, puedes consultar más adelante la sección </text:span><text:a xlink:type="simple" xlink:href="#valor" text:style-name="Internet_20_link" text:visited-style-name="Visited_20_Internet_20_Link"><text:span text:style-name="Internet_20_link"><text:span text:style-name="T4"><text:s/>Valor devuelto</text:span></text:span></text:a><text:span text:style-name="T4">.</text:span><text:bookmark-end text:name="funciones-verificar-dobles"/></text:p>
      <text:h text:style-name="P13" text:outline-level="3"><text:bookmark-start text:name="sec-detalles-almacenamiento"/>El formato de almacenamiento de los vectores dobles</text:h>
      <text:p text:style-name="P11">En <text:span text:style-name="T1">R</text:span>, los valores de los vectores dobles son almacenados en el formato binario de punto flotante. Este formato interno hace posible la representación en pantalla de un conjunto de números continuos —los reales— con los elementos de un conjunto de números discretos —los dígitos de la máquina o <text:span text:style-name="T2">bits</text:span>— (Muller et al. 2018, 3).</text:p>
      <text:p text:style-name="P16">El almacenamiento binario de valores continuos a partir de un número de <text:span text:style-name="T2">bits</text:span> discreto implica que sólo algunos números reales podrán ser almacenados de forma exacta y que, por lo tanto, habrá usualmente una pequeña diferencia entre el valor almacenado y el valor representado en pantalla (Borgwardt 2010).</text:p>
      <text:p text:style-name="P16">La diferencia entre el valor almacenado de algunas cantidades y su valor representado es uno de los rasgos fundamentales, en general, de la aritmética de punto flotante (Goldberg 1991, 6).</text:p>
      <text:p text:style-name="P16">Por lo general, el tipo de datos <text:span text:style-name="T2">doble</text:span> de <text:span text:style-name="T1">R</text:span> está implementado de acuerdo al estándar internacional ISO/IEC-60559:2020 de la Comisión Internacional de Electrotecnia de la Organización Internacional para la Estandarización (ISO, por sus siglas en inglés), <text:soft-page-break/>basado completamente en el estándar IEEE-754-2019 del Instituto de Ingenieros Eléctricos y Electrónicos de Estados Unidos (IEEE por sus siglas en inglés). (ISO/IEC 2020).</text:p>
      <text:p text:style-name="P16">De acuerdo con este estándar, los valores de precisión doble usarán <draw:frame draw:style-name="fr1" draw:name="Object9" text:anchor-type="as-char" svg:width="0.1752in" svg:height="0.1854in" draw:z-index="8"><draw:object xlink:href="./Object 9" xlink:type="simple" xlink:show="embed" xlink:actuate="onLoad"/><draw:image xlink:href="./ObjectReplacements/Object 9" xlink:type="simple" xlink:show="embed" xlink:actuate="onLoad"/></draw:frame><text:s/>dígitos binarios (ocho <text:span text:style-name="T2">bytes</text:span>) para almacenar internamente un número real, mientras que los valores de precisión sencilla utilizarán <draw:frame draw:style-name="fr1" draw:name="Object10" text:anchor-type="as-char" svg:width="0.1673in" svg:height="0.1854in" draw:z-index="9"><draw:object xlink:href="./Object 10" xlink:type="simple" xlink:show="embed" xlink:actuate="onLoad"/><draw:image xlink:href="./ObjectReplacements/Object 10" xlink:type="simple" xlink:show="embed" xlink:actuate="onLoad"/></draw:frame><text:s/>dígitos binarios (cuatro <text:span text:style-name="T2">bytes</text:span>).</text:p>
      <text:p text:style-name="Text_20_body"><text:span text:style-name="T4">Los </text:span><text:span text:style-name="T6">bits</text:span><text:span text:style-name="T4"> de almacenamiento doble se distribuirán de la siguiente manera: un dígito corresponderá al signo del significante, </text:span><text:span text:style-name="T4"><draw:frame draw:style-name="fr1" draw:name="Object11" text:anchor-type="as-char" svg:width="0.1665in" svg:height="0.1854in" draw:z-index="10"><draw:object xlink:href="./Object 11" xlink:type="simple" xlink:show="embed" xlink:actuate="onLoad"/><draw:image xlink:href="./ObjectReplacements/Object 11" xlink:type="simple" xlink:show="embed" xlink:actuate="onLoad"/></draw:frame></text:span><text:span text:style-name="T4"><text:s/>dígitos almacenarán al significante, y once dígitos corresponderán al exponente de la base. Puedes consultar más adelante la sección </text:span><text:a xlink:type="simple" xlink:href="#sec-detalles-tipos" text:style-name="Internet_20_link" text:visited-style-name="Visited_20_Internet_20_Link"><text:span text:style-name="Internet_20_link"><text:span text:style-name="T4"><text:s/>Los tipos de datos para los números reales</text:span></text:span></text:a><text:span text:style-name="T4"> para conocer más detalles sobre estos conceptos.</text:span></text:p>
      <text:p text:style-name="P16">En específico, los bits de almacenamiento binario permtirán almacenar números reales con una exactitud de hasta quince dígitos en formato decimal, y hasta veintidós dígitos de manera aproximada.</text:p>
      <text:p text:style-name="Text_20_body"><text:span text:style-name="T4">Esto significa que, después del dígito quince la precisión de una cifra almacenada aumentará sólo con una reducción o costo en su exactitud. Para más información, puedes consultar a continuación la sección </text:span><text:a xlink:type="simple" xlink:href="#sec-detalles-representacion" text:style-name="Internet_20_link" text:visited-style-name="Visited_20_Internet_20_Link"><text:span text:style-name="Internet_20_link"><text:span text:style-name="T4"><text:s/>La representación de los valores dobles</text:span></text:span></text:a><text:span text:style-name="T4">.</text:span></text:p>
      <text:p text:style-name="P16">En la actualidad, el estándar ISO/IEC-60559:2020 utiliza la denominación <text:span text:style-name="T2">binaria64</text:span> (<text:span text:style-name="T2">binary64</text:span>) para referirse a la <text:span text:style-name="T2">precisión doble,</text:span> y <text:span text:style-name="T2">binaria32</text:span> (<text:span text:style-name="T2">binary32</text:span>) para referirse la <text:span text:style-name="T2">precisión sencilla</text:span>.</text:p>
      <text:p text:style-name="Text_20_body"><text:span text:style-name="T4">No obstante, a nivel de los lenguajes de programación, la </text:span><text:span text:style-name="T6">precisión doble</text:span><text:span text:style-name="T4"> es todavía conocida ampliamente como el tipo de datos </text:span><text:span text:style-name="Verbatim_20_Char"><text:span text:style-name="T6">"double"</text:span></text:span><text:span text:style-name="T4"> o </text:span><text:span text:style-name="Verbatim_20_Char"><text:span text:style-name="T6">"numeric"</text:span></text:span><text:span text:style-name="T4">, mientras que la precisión </text:span><text:span text:style-name="T6">sencilla</text:span><text:span text:style-name="T4"> se suele denominar como el tipo de datos </text:span><text:span text:style-name="Verbatim_20_Char"><text:span text:style-name="T6">"single"</text:span></text:span><text:span text:style-name="T4"> o </text:span><text:span text:style-name="Verbatim_20_Char"><text:span text:style-name="T6">"float"</text:span></text:span><text:span text:style-name="T4">. Si deseas conocer más información sobre este tema puedes consultar más adelante la sección </text:span><text:a xlink:type="simple" xlink:href="#sec-detalles-tipos" text:style-name="Internet_20_link" text:visited-style-name="Visited_20_Internet_20_Link"><text:span text:style-name="Internet_20_link"><text:span text:style-name="T4"><text:s/>Los tipos de datos para los números reales</text:span></text:span></text:a><text:span text:style-name="T4">.</text:span></text:p>
      <text:p text:style-name="P22"><text:span text:style-name="T4">El estándar ISO/IEC-60559:2020 también contempla el almacenamiento y representación de valores especiales para casos numéricos límite, </text:span><text:span text:style-name="T8">c</text:span><text:span text:style-name="T4">omo los infinitos (</text:span><text:span text:style-name="T4"><draw:frame draw:style-name="fr1" draw:name="Object25" text:anchor-type="as-char" svg:width="0.2398in" svg:height="0.1854in" draw:z-index="11"><draw:object xlink:href="./Object 23" xlink:type="simple" xlink:show="embed" xlink:actuate="onLoad"/><draw:image xlink:href="./ObjectReplacements/Object 23" xlink:type="simple" xlink:show="embed" xlink:actuate="onLoad"/><svg:desc>formula</svg:desc></draw:frame></text:span><text:span text:style-name="T4">) y las operaciones matemáticas no definidas (</text:span><text:span text:style-name="T4"><draw:frame draw:style-name="fr1" draw:name="Object26" text:anchor-type="as-char" svg:width="0.139in" svg:height="0.1854in" draw:z-index="12"><draw:object xlink:href="./Object 24" xlink:type="simple" xlink:show="embed" xlink:actuate="onLoad"/><draw:image xlink:href="./ObjectReplacements/Object 24" xlink:type="simple" xlink:show="embed" xlink:actuate="onLoad"/><svg:desc>formula</svg:desc></draw:frame></text:span><text:span text:style-name="T4">). </text:span><text:span text:style-name="T8">Los infinitos son representados con una abreviatura para el infinito negativo</text:span><text:span text:style-name="T4"> </text:span><text:span text:style-name="Verbatim_20_Char"><text:span text:style-name="T14">-Inf</text:span></text:span><text:span text:style-name="Verbatim_20_Char"><text:span text:style-name="T4"> </text:span></text:span><text:span text:style-name="Verbatim_20_Char"><text:span text:style-name="T8">y </text:span></text:span><text:span text:style-name="T8">otra para </text:span><text:span text:style-name="T4">el infinito positivo </text:span><text:span text:style-name="Verbatim_20_Char"><text:span text:style-name="T14">+Inf</text:span></text:span><text:span text:style-name="T4">, </text:span><text:span text:style-name="T8">mientras que las operaciones no definidas son representadas con el acrónimo </text:span><text:span text:style-name="T15">NaN</text:span><text:span text:style-name="T8">. Además, se define un valor para </text:span><text:span text:style-name="T4">el cero negativo (</text:span><text:span text:style-name="Verbatim_20_Char"><text:span text:style-name="T14">-0</text:span></text:span><text:span text:style-name="T4">) y el cero positivo (</text:span><text:span text:style-name="Verbatim_20_Char"><text:span text:style-name="T14">+0</text:span></text:span><text:span text:style-name="T4">), </text:span><text:span text:style-name="T8">los cuales</text:span><text:span text:style-name="T4"> <text:s/>son totalmente equivalentes al cero (</text:span><text:span text:style-name="Verbatim_20_Char"><text:span text:style-name="T14">0</text:span></text:span><text:span text:style-name="T4">).</text:span></text:p>
      <text:p text:style-name="P16">En las computadoras modernas, la aritmética de punto flotante está implementada directamente desde la maquinaria del equipo, en el coprocesador matemático o Unidad de Punto Flotante (FPU, por sus siglas en inglés).</text:p>
      <text:p text:style-name="P16">Por lo tanto, en última instancia, el manejo de los números de <text:span text:style-name="T2">precisión doble</text:span> dependerá de las características del procesador (CPU, por sus siglas en inglés), el coprocesador y el compilador de la computadora donde se instale <text:span text:style-name="T1">R</text:span>. Si la maquinaria de equipo se adhiere al estándar ISO/IEC-60559:2020, entonces <text:span text:style-name="T1">R</text:span> también lo hará.</text:p>
      <text:p text:style-name="Text_20_body"><text:soft-page-break/><text:span text:style-name="T4">Para conocer más detalles sobre los límites y el tipo del almacenamiento numérico en tu plataforma de sistema puedes ver la página de ayuda sobre las </text:span><text:a xlink:type="simple" xlink:href="../../../../tmp/tmp-8261-W5BVKK8MW3aJ/.Machine" text:style-name="Internet_20_link" text:visited-style-name="Visited_20_Internet_20_Link"><text:span text:style-name="Internet_20_link"><text:span text:style-name="T4">características numéricas del equipo</text:span></text:span></text:a><text:span text:style-name="T4">.</text:span><text:bookmark-end text:name="sec-detalles-almacenamiento"/></text:p>
      <text:h text:style-name="P13" text:outline-level="3"><text:bookmark-start text:name="sec-detalles-representacion"/>La representación de los valores <text:span text:style-name="T2">dobles</text:span></text:h>
      <text:p text:style-name="First_20_Paragraph"><text:span text:style-name="T4">Las cifras en formato </text:span><text:span text:style-name="T6">doble</text:span><text:span text:style-name="T4"> aparecerán en pantalla en notación fija del sistema de numeración decimal, es decir, como números continuos. Por ejemplo, los valores de las expresiones </text:span><text:span text:style-name="Verbatim_20_Char"><text:span text:style-name="T4">sqrt(2)</text:span></text:span><text:span text:style-name="T4">, </text:span><text:span text:style-name="Verbatim_20_Char"><text:span text:style-name="T4">exp(1)</text:span></text:span><text:span text:style-name="T4">, o </text:span><text:span text:style-name="Verbatim_20_Char"><text:span text:style-name="T4">pi</text:span></text:span><text:span text:style-name="T4"> (asociados a las constantes </text:span><text:span text:style-name="T4"><draw:frame draw:style-name="fr1" draw:name="Object12" text:anchor-type="as-char" svg:width="0.1882in" svg:height="0.2in" draw:z-index="13"><draw:object xlink:href="./Object 12" xlink:type="simple" xlink:show="embed" xlink:actuate="onLoad"/><draw:image xlink:href="./ObjectReplacements/Object 12" xlink:type="simple" xlink:show="embed" xlink:actuate="onLoad"/></draw:frame></text:span><text:span text:style-name="T4">, </text:span><text:span text:style-name="T4"><draw:frame draw:style-name="fr1" draw:name="Object13" text:anchor-type="as-char" svg:width="0.0835in" svg:height="0.1854in" draw:z-index="14"><draw:object xlink:href="./Object 13" xlink:type="simple" xlink:show="embed" xlink:actuate="onLoad"/><draw:image xlink:href="./ObjectReplacements/Object 13" xlink:type="simple" xlink:show="embed" xlink:actuate="onLoad"/></draw:frame></text:span><text:span text:style-name="T4"><text:s/>y </text:span><text:span text:style-name="T4"><draw:frame draw:style-name="fr1" draw:name="Object14" text:anchor-type="as-char" svg:width="0.1043in" svg:height="0.1854in" draw:z-index="15"><draw:object xlink:href="./Object 14" xlink:type="simple" xlink:show="embed" xlink:actuate="onLoad"/><draw:image xlink:href="./ObjectReplacements/Object 14" xlink:type="simple" xlink:show="embed" xlink:actuate="onLoad"/></draw:frame></text:span><text:span text:style-name="T4">) aparecerán en la consola como: </text:span><text:span text:style-name="Verbatim_20_Char"><text:span text:style-name="T4">1.414214</text:span></text:span><text:span text:style-name="T4">, </text:span><text:span text:style-name="Verbatim_20_Char"><text:span text:style-name="T4">2.718282</text:span></text:span><text:span text:style-name="T4"> y </text:span><text:span text:style-name="Verbatim_20_Char"><text:span text:style-name="T4">3.141593</text:span></text:span><text:span text:style-name="T4">, respectivamente.</text:span></text:p>
      <text:p text:style-name="Text_20_body"><text:span text:style-name="T4">De manera predeterminada, </text:span><text:span text:style-name="T5">R</text:span><text:span text:style-name="T4"> desplegará hasta siete dígitos para cualquier valor numérico. Si la cifra incluye fracciones decimales, entonces el punto decimal no será contado como uno de los dígitos. Cuando la usuaria desee desplegar más dígitos en la pantalla, deberá especificarlo con el argumento </text:span><text:span text:style-name="Verbatim_20_Char"><text:span text:style-name="T4">digits=</text:span></text:span><text:span text:style-name="T4"> de la función </text:span><text:a xlink:type="simple" xlink:href="../../../../tmp/tmp-8261-W5BVKK8MW3aJ/options.base" text:style-name="ListLabel_20_20" text:visited-style-name="ListLabel_20_20"><text:span text:style-name="Verbatim_20_Char"><text:span text:style-name="T5">options()</text:span></text:span></text:a><text:span text:style-name="T4">.</text:span></text:p>
      <text:p text:style-name="P16">Debido a los límites en el tamaño de la agrupación de memoria para el tipo <text:span text:style-name="T2">doble</text:span>, el número máximo de dígitos desplegables será de veintidós, de los cuales sólo los primeros quince dígitos podrán representar siempre valores exactos. En consecuencia, a partir del dígito dieciséis algunos valores sólo podrán representarse de forma aproximada.</text:p>
      <table:table table:name="Table3" table:style-name="Table3">
        <table:table-column table:style-name="Table3.A"/>
        <table:table-row table:style-name="Table3.1">
          <table:table-cell table:style-name="Table3.A1" office:value-type="string">
            <text:p text:style-name="P3"><text:span text:style-name="T4">Debido a estas características, la </text:span><text:a xlink:type="simple" xlink:href="../../../../tmp/tmp-8261-W5BVKK8MW3aJ/logical.base" text:style-name="Internet_20_link" text:visited-style-name="Visited_20_Internet_20_Link"><text:span text:style-name="Internet_20_link"><text:span text:style-name="T4">comparación lógica</text:span></text:span></text:a><text:span text:style-name="T4"> de igualdad ( </text:span><text:span text:style-name="Verbatim_20_Char"><text:span text:style-name="T4">==</text:span></text:span><text:span text:style-name="T4"> ) para dos números reales que en pantalla aparezcan de manera idéntica podría devolver un </text:span><text:a xlink:type="simple" xlink:href="../../../../tmp/tmp-8261-W5BVKK8MW3aJ/logical.base" text:style-name="Internet_20_link" text:visited-style-name="Visited_20_Internet_20_Link"><text:span text:style-name="Internet_20_link"><text:span text:style-name="T4">valor lógico</text:span></text:span></text:a><text:span text:style-name="T4"> falso (</text:span><text:span text:style-name="Verbatim_20_Char"><text:span text:style-name="T4">FALSE</text:span></text:span><text:span text:style-name="T4">), ya que el resto de decimales ocultos podría ser diferente. A menudo, este nivel de precisión no es relevante. En consecuencia, para realizar comprobaciones lógicas sobre la igualdad de valores reales puedes utilizar preferentemente la función </text:span><text:a xlink:type="simple" xlink:href="#X6589fc6ab0dc82cf12099d1c2d40ab994e8410c" text:style-name="ListLabel_20_20" text:visited-style-name="ListLabel_20_20"><text:span text:style-name="Verbatim_20_Char"><text:span text:style-name="T5">all.equal()</text:span></text:span></text:a><text:span text:style-name="T4">, la cual comprobará la igualdad de los valores hasta un nivel de exactitud más práctico.</text:span></text:p>
          </table:table-cell>
        </table:table-row>
      </table:table>
      <text:p text:style-name="Text_20_body"><text:span text:style-name="T4">En América Latina y Estados Unidos el símbolo de separación de enteros y fracciones suele ser el punto decimal ( </text:span><text:span text:style-name="Verbatim_20_Char"><text:span text:style-name="T4">.</text:span></text:span><text:span text:style-name="T4"> ), mientras que en España y algunos países de Europa se utiliza la coma ( </text:span><text:span text:style-name="Verbatim_20_Char"><text:span text:style-name="T4">,</text:span></text:span><text:span text:style-name="T4"> ).</text:span></text:p>
      <text:p text:style-name="Text_20_body"><text:span text:style-name="T4">Adviértase, sin embargo, que </text:span><text:span text:style-name="T5">R</text:span><text:span text:style-name="T4"> utilizará siempre el punto decimal para desplegar valores reales, independientemente de la </text:span><text:a xlink:type="simple" xlink:href="../../../../tmp/tmp-8261-W5BVKK8MW3aJ/l10n_info.base" text:style-name="Internet_20_link" text:visited-style-name="Visited_20_Internet_20_Link"><text:span text:style-name="Internet_20_link"><text:span text:style-name="T4">configuración regional</text:span></text:span></text:a><text:span text:style-name="T4"> de la plataforma de sistema en la que se encuentre instalado.</text:span></text:p>
      <text:h text:style-name="P14" text:outline-level="4"><text:bookmark-start text:name="la-notación-científica-e"/>La notación científica E</text:h>
      <text:p text:style-name="P11">De manera relevante, los límites de la representación de los números reales en <text:span text:style-name="T1">R</text:span> ( <draw:frame draw:style-name="fr1" draw:name="Object15" text:anchor-type="as-char" svg:width="0.8744in" svg:height="0.2091in" draw:z-index="16"><draw:object xlink:href="./Object 15" xlink:type="simple" xlink:show="embed" xlink:actuate="onLoad"/><draw:image xlink:href="./ObjectReplacements/Object 15" xlink:type="simple" xlink:show="embed" xlink:actuate="onLoad"/></draw:frame>) comprenden órdenes de magnitud más precisos que el despliegue de valores con quince cifras significativas exactas y veintidós aproximadas.</text:p>
      <text:p text:style-name="P16">Por ello, cuando un número tenga una precisión mayor a veintidós dígitos, pero se encuentre dentro de los límites numéricos del almacenamiento <text:span text:style-name="T2">doble</text:span>, <text:span text:style-name="T1">R</text:span> desplegará en pantalla una forma abreviada de la notación científica. A este formato de despligue se le denomina <text:span text:style-name="T2">notación científica E</text:span>.</text:p>
      <text:p text:style-name="Text_20_body"><text:soft-page-break/><text:span text:style-name="T4">La </text:span><text:span text:style-name="T6">notación científica E</text:span><text:span text:style-name="T4"> es una forma de representar números grandes o pequeños de forma compacta. Los números serán mostrados en el formato </text:span><text:span text:style-name="Verbatim_20_Char"><text:span text:style-name="T4">Me±N,</text:span></text:span><text:span text:style-name="T4"> donde </text:span><text:span text:style-name="Verbatim_20_Char"><text:span text:style-name="T4">M</text:span></text:span><text:span text:style-name="T4"> representa un número decimal y la letra </text:span><text:span text:style-name="Verbatim_20_Char"><text:span text:style-name="T4">e</text:span></text:span><text:span text:style-name="T4"> representa al número </text:span><text:span text:style-name="T4"><draw:frame draw:style-name="fr1" draw:name="Object16" text:anchor-type="as-char" svg:width="0.1693in" svg:height="0.1854in" draw:z-index="17"><draw:object xlink:href="./Object 16" xlink:type="simple" xlink:show="embed" xlink:actuate="onLoad"/><draw:image xlink:href="./ObjectReplacements/Object 16" xlink:type="simple" xlink:show="embed" xlink:actuate="onLoad"/></draw:frame></text:span><text:span text:style-name="T4"><text:s/>que será elevado a la potencia </text:span><text:span text:style-name="Verbatim_20_Char"><text:span text:style-name="T4">N</text:span></text:span><text:span text:style-name="T4">.</text:span></text:p>
      <text:p text:style-name="Text_20_body"><text:span text:style-name="T4">La </text:span><text:span text:style-name="T6">notación científica E</text:span><text:span text:style-name="T4"> es útil porque las potencias con superíndices (de la forma </text:span><text:span text:style-name="T4"><draw:frame draw:style-name="fr1" draw:name="Object17" text:anchor-type="as-char" svg:width="0.1457in" svg:height="0.2091in" draw:z-index="18"><draw:object xlink:href="./Object 17" xlink:type="simple" xlink:show="embed" xlink:actuate="onLoad"/><draw:image xlink:href="./ObjectReplacements/Object 17" xlink:type="simple" xlink:show="embed" xlink:actuate="onLoad"/></draw:frame></text:span><text:span text:style-name="T4">) no se pueden mostrar en la consola ni en el código fuente de </text:span><text:span text:style-name="T5">R</text:span><text:span text:style-name="T4">. Por ejemplo, el número </text:span><text:span text:style-name="T4"><draw:frame draw:style-name="fr1" draw:name="Object18" text:anchor-type="as-char" svg:width="0.5244in" svg:height="0.1854in" draw:z-index="19"><draw:object xlink:href="./Object 18" xlink:type="simple" xlink:show="embed" xlink:actuate="onLoad"/><draw:image xlink:href="./ObjectReplacements/Object 18" xlink:type="simple" xlink:show="embed" xlink:actuate="onLoad"/></draw:frame></text:span><text:span text:style-name="T4"><text:s/>se puede desplegar en la consola como </text:span><text:span text:style-name="Verbatim_20_Char"><text:span text:style-name="T4">100000</text:span></text:span><text:span text:style-name="T4"> en notación decimal fija o como </text:span><text:span text:style-name="Verbatim_20_Char"><text:span text:style-name="T4">1.0e5</text:span></text:span><text:span text:style-name="T4"> en notación científica E, pero no como su equivalente en notación científica convencional: </text:span><text:span text:style-name="T4"><draw:frame draw:style-name="fr1" draw:name="Object19" text:anchor-type="as-char" svg:width="0.5783in" svg:height="0.2091in" draw:z-index="20"><draw:object xlink:href="./Object 19" xlink:type="simple" xlink:show="embed" xlink:actuate="onLoad"/><draw:image xlink:href="./ObjectReplacements/Object 19" xlink:type="simple" xlink:show="embed" xlink:actuate="onLoad"/></draw:frame></text:span><text:span text:style-name="T4">.</text:span></text:p>
      <text:p text:style-name="P16">Así, la n<text:span text:style-name="T2">otación científica E</text:span> posibilita la representación de números con más de quince cifras significativas de forma compacta, siempre que se encuentren dentro de los límites del almacenamiento <text:span text:style-name="T2">doble</text:span>.<text:bookmark-end text:name="la-notación-científica-e"/></text:p>
      <text:h text:style-name="P14" text:outline-level="4"><text:bookmark-start text:name="X6ddc05b5eeb070d2c1efb45a41a93f7e3f8766a"/>La representación de valores matemáticos y estadísticos especiales</text:h>
      <text:p text:style-name="First_20_Paragraph"><text:span text:style-name="T4">Cuando los valores sean demasiado grandes o demasiado pequeños para ser representados adecuadamente, incluso con la </text:span><text:span text:style-name="T6">notación científica E</text:span><text:span text:style-name="T4">, los valores se desbordarán a alguno de los infinitos (</text:span><text:span text:style-name="Verbatim_20_Char"><text:span text:style-name="T4">±Inf</text:span></text:span><text:span text:style-name="T4">) o serán absorbidos al cero (</text:span><text:span text:style-name="Verbatim_20_Char"><text:span text:style-name="T4">0</text:span></text:span><text:span text:style-name="T4">) por la derecha (</text:span><text:span text:style-name="Verbatim_20_Char"><text:span text:style-name="T4">+0</text:span></text:span><text:span text:style-name="T4">) o por la izquierda (</text:span><text:span text:style-name="Verbatim_20_Char"><text:span text:style-name="T4">-0</text:span></text:span><text:span text:style-name="T4">).</text:span></text:p>
      <text:p text:style-name="Text_20_body"><text:span text:style-name="T4">En el primer caso mencionado, los vectores </text:span><text:span text:style-name="T6">dobles</text:span><text:span text:style-name="T4"> representarán al infinito positivo (</text:span><text:span text:style-name="T4"><draw:frame draw:style-name="fr1" draw:name="Object20" text:anchor-type="as-char" svg:width="0.2346in" svg:height="0.1854in" draw:z-index="21"><draw:object xlink:href="./Object 20" xlink:type="simple" xlink:show="embed" xlink:actuate="onLoad"/><draw:image xlink:href="./ObjectReplacements/Object 20" xlink:type="simple" xlink:show="embed" xlink:actuate="onLoad"/></draw:frame></text:span><text:span text:style-name="T4">) con los literales </text:span><text:span text:style-name="Verbatim_20_Char"><text:span text:style-name="T4">+Inf</text:span></text:span><text:span text:style-name="T4"> o </text:span><text:span text:style-name="Verbatim_20_Char"><text:span text:style-name="T4">Inf</text:span></text:span><text:span text:style-name="T4"> y al infinito negativo (</text:span><text:span text:style-name="T4"><draw:frame draw:style-name="fr1" draw:name="Object21" text:anchor-type="as-char" svg:width="0.2571in" svg:height="0.1854in" draw:z-index="22"><draw:object xlink:href="./Object 21" xlink:type="simple" xlink:show="embed" xlink:actuate="onLoad"/><draw:image xlink:href="./ObjectReplacements/Object 21" xlink:type="simple" xlink:show="embed" xlink:actuate="onLoad"/></draw:frame></text:span><text:span text:style-name="T4">) con los caracteres </text:span><text:span text:style-name="Verbatim_20_Char"><text:span text:style-name="T4">-Inf</text:span></text:span><text:span text:style-name="T4">. En el segundo, el valor positivo o negativo asociado al cero (</text:span><text:span text:style-name="T4"><draw:frame draw:style-name="fr1" draw:name="Object22" text:anchor-type="as-char" svg:width="0.0882in" svg:height="0.1854in" draw:z-index="23"><draw:object xlink:href="./Object 22" xlink:type="simple" xlink:show="embed" xlink:actuate="onLoad"/><draw:image xlink:href="./ObjectReplacements/Object 22" xlink:type="simple" xlink:show="embed" xlink:actuate="onLoad"/></draw:frame></text:span><text:span text:style-name="T4">) será resultado de operaciones cuyo limite matemático sea cero. Cabe destacar que los valores </text:span><text:span text:style-name="Verbatim_20_Char"><text:span text:style-name="T4">-0</text:span></text:span><text:span text:style-name="T4"> y </text:span><text:span text:style-name="Verbatim_20_Char"><text:span text:style-name="T4">+0</text:span></text:span><text:span text:style-name="T4"> son completamente equivalentes a </text:span><text:span text:style-name="Verbatim_20_Char"><text:span text:style-name="T4">0</text:span></text:span><text:span text:style-name="T4">.</text:span></text:p>
      <text:p text:style-name="Text_20_body"><text:span text:style-name="T4">Si deseas trabajar con números que tengan más de quince cifras significativas exactas en notación decimal fija (es decir, sin hacer uso de la notación científica E) o, incluso, realizar cálculos con tipos exactos, es recomendable el uso de paquetes especializados. Por ejemplo, el paquete </text:span><text:span text:style-name="T5">{</text:span><text:a xlink:type="simple" xlink:href="https://CRAN.R-project.org/package=Rmpfr" text:style-name="ListLabel_20_20" text:visited-style-name="ListLabel_20_20"><text:span text:style-name="Verbatim_20_Char"><text:span text:style-name="T5">Rmpfr</text:span></text:span></text:a><text:span text:style-name="T5">}</text:span><text:span text:style-name="T4"> permite realizar operaciones aritméticas con números de precisión decimal arbitraria y sin error de redondeo.</text:span></text:p>
      <text:p text:style-name="P16">Con todo, pocos campos de la ciencia necesitan precisiones mayores a este umbral, por lo que un gran número de aplicaciones estadísticas podrán realizarse adecuadamente con la <text:span text:style-name="T2">precisión doble</text:span> (Muller et al. 2018, 3).</text:p>
      <text:p text:style-name="Text_20_body"><text:span text:style-name="T4">El concepto estadístico de </text:span><text:span text:style-name="T6">valor perdido</text:span><text:span text:style-name="T4"> tiene su expresión correspondiente en </text:span><text:span text:style-name="T5">R</text:span><text:span text:style-name="T4"> por medio de los </text:span><text:span text:style-name="T6">valores no disponibles</text:span><text:span text:style-name="T4">.</text:span><text:span text:style-name="T4"><text:note text:id="ftn1" text:note-class="footnote"><text:note-citation>1</text:note-citation><text:note-body><text:p text:style-name="Footnote"><text:s/>En estadística, los valores perdidos son valores no observados o irrecuperables que serían significativos para el análisis de haber sido incorporados (Little y Rubin 2020, 4).</text:p></text:note-body></text:note></text:span><text:span text:style-name="T4"> Para cada tipo de vector atómico, salvo para los </text:span><text:a xlink:type="simple" xlink:href="../../../../tmp/tmp-8261-W5BVKK8MW3aJ/raw.base" text:style-name="Internet_20_link" text:visited-style-name="Visited_20_Internet_20_Link"><text:span text:style-name="Internet_20_link"><text:span text:style-name="T4">vectores crudos</text:span></text:span></text:a><text:span text:style-name="T4"> (</text:span><text:span text:style-name="Verbatim_20_Char"><text:span text:style-name="T4">"raw"</text:span></text:span><text:span text:style-name="T4">), existe un tipo propio de valor no disponible, representado en pantalla por los caracteres </text:span><text:span text:style-name="Verbatim_20_Char"><text:span text:style-name="T4">NA</text:span></text:span><text:span text:style-name="T4"> (del inglés </text:span><text:span text:style-name="T6">Not Available</text:span><text:span text:style-name="T4">). Así, al tipo </text:span><text:span text:style-name="T6">doble</text:span><text:span text:style-name="T4"> le corresponderá, a nivel interno, el valor no disponible </text:span><text:span text:style-name="Verbatim_20_Char"><text:span text:style-name="T4">NA_real_</text:span></text:span><text:span text:style-name="T4">.</text:span></text:p>
      <text:p text:style-name="Text_20_body"><text:soft-page-break/><text:span text:style-name="T4">Si deseas asegurarte de que los vectores </text:span><text:span text:style-name="T6">dobles</text:span><text:span text:style-name="T4"> reciban solamente valores no disponibles de tipo </text:span><text:span text:style-name="T6">doble</text:span><text:span text:style-name="T4">, puedes utilizar directamente el literal </text:span><text:span text:style-name="Verbatim_20_Char"><text:span text:style-name="T4">NA_real_</text:span></text:span><text:span text:style-name="T4"> (en vez de la forma más simple </text:span><text:span text:style-name="Verbatim_20_Char"><text:span text:style-name="T4">NA</text:span></text:span><text:span text:style-name="T4">) en las operaciones de asignación de la consola o del código fuente. Para mayor información puedes consultar más adelante la sección </text:span><text:span text:style-name="T6">Ejemplos</text:span><text:span text:style-name="T4">, así como la página de ayuda de los </text:span><text:a xlink:type="simple" xlink:href="../../../../tmp/tmp-8261-W5BVKK8MW3aJ/NA.base" text:style-name="Internet_20_link" text:visited-style-name="Visited_20_Internet_20_Link"><text:span text:style-name="Internet_20_link"><text:span text:style-name="T4">valores no disponibles</text:span></text:span></text:a><text:span text:style-name="T4">.</text:span></text:p>
      <text:p text:style-name="Text_20_body"><text:span text:style-name="T4">Por otro lado, si se realizan operaciones matemáticas no definidas —como la división de cero entre cero o la resta de infinitos— </text:span><text:span text:style-name="T5">R</text:span><text:span text:style-name="T4"> desplegará un valor </text:span><text:span text:style-name="T6">doble</text:span><text:span text:style-name="T4"> especial. Este valor será desplegado en la pantalla como </text:span><text:span text:style-name="Verbatim_20_Char"><text:span text:style-name="T4">NaN</text:span></text:span><text:span text:style-name="T4">, cuyos caracteres significan </text:span><text:span text:style-name="T6">Valor no Numérico</text:span><text:span text:style-name="T4"> (del inglés </text:span><text:span text:style-name="T6">Not a Number</text:span><text:span text:style-name="T4">) pero que puede interpretarse mejor como el concepto matemático de resultado o conjunto inexistente: </text:span><text:span text:style-name="T4"><draw:frame draw:style-name="fr1" draw:name="Object34" text:anchor-type="as-char" svg:width="0.139in" svg:height="0.1854in" draw:z-index="24"><draw:object xlink:href="./Object 34" xlink:type="simple" xlink:show="embed" xlink:actuate="onLoad"/><draw:image xlink:href="./ObjectReplacements/Object 34" xlink:type="simple" xlink:show="embed" xlink:actuate="onLoad"/></draw:frame></text:span><text:span text:style-name="T4">.</text:span></text:p>
      <text:p text:style-name="Text_20_body"><text:span text:style-name="T4">Al igual que en el lenguaje </text:span><text:a xlink:type="simple" xlink:href="../../../../tmp/tmp-8261-W5BVKK8MW3aJ/c.language" text:style-name="Internet_20_link" text:visited-style-name="Visited_20_Internet_20_Link"><text:span text:style-name="Internet_20_link"><text:span text:style-name="T4">C</text:span></text:span></text:a><text:span text:style-name="T4">, en </text:span><text:span text:style-name="T5">R</text:span><text:span text:style-name="T4">, la carga de bits de un valor no númerico </text:span><text:span text:style-name="Verbatim_20_Char"><text:span text:style-name="T4">NaN</text:span></text:span><text:span text:style-name="T4"> no aportará ninguna información de diagnóstico sobre la operación que generó este valor. Por lo tanto, esto tendrá que deducirse a partir de la depuración del código fuente. Si deseas acceder a más información sobre los </text:span><text:span text:style-name="T6">Valores no Numéricos</text:span><text:span text:style-name="T4">, puedes consultar la página de ayuda sobre los </text:span><text:a xlink:type="simple" xlink:href="../../../../tmp/tmp-8261-W5BVKK8MW3aJ/is.finite" text:style-name="Internet_20_link" text:visited-style-name="Visited_20_Internet_20_Link"><text:span text:style-name="Internet_20_link"><text:span text:style-name="T4">valores NaN</text:span></text:span></text:a><text:span text:style-name="T4">.</text:span><text:bookmark-end text:name="X6ddc05b5eeb070d2c1efb45a41a93f7e3f8766a"/><text:bookmark-end text:name="sec-detalles-representacion"/></text:p>
      <text:h text:style-name="P13" text:outline-level="3"><text:bookmark-start text:name="sec-detalles-objetos"/>Características de los vectores dobles como objetos</text:h>
      <text:p text:style-name="First_20_Paragraph"><text:span text:style-name="T4">Los vectores </text:span><text:span text:style-name="T6">dobles</text:span><text:span text:style-name="T4"> (</text:span><text:span text:style-name="Verbatim_20_Char"><text:span text:style-name="T4">"double"</text:span></text:span><text:span text:style-name="T4">), al igual que el resto de vectores atómicos, sólo podrán contener elementos del mismo tipo, en este caso, números reales. No obstante, esto también incluye el almacenamiento de valores enteros en forma exacta, incluso más allá del rango de almacenamiento del </text:span><text:a xlink:type="simple" xlink:href="../../../../tmp/tmp-8261-W5BVKK8MW3aJ/integer.base" text:style-name="Internet_20_link" text:visited-style-name="Visited_20_Internet_20_Link"><text:span text:style-name="Internet_20_link"><text:span text:style-name="T4">tipo entero</text:span></text:span></text:a><text:span text:style-name="T4"> (</text:span><text:span text:style-name="Verbatim_20_Char"><text:span text:style-name="T4">"integer"</text:span></text:span><text:span text:style-name="T4">).</text:span></text:p>
      <text:p text:style-name="Text_20_body"><text:span text:style-name="T5">R</text:span><text:span text:style-name="T4"> cuenta con dos denominaciones para referirse a los vectores que almacenan números reales: </text:span><text:span text:style-name="Verbatim_20_Char"><text:span text:style-name="T4">"double"</text:span></text:span><text:span text:style-name="T4"> y </text:span><text:span text:style-name="Verbatim_20_Char"><text:span text:style-name="T4">"numeric"</text:span></text:span><text:span text:style-name="T4">, lo que responde a una inercia histórica.</text:span><text:span text:style-name="T4"><text:note text:id="ftn2" text:note-class="footnote"><text:note-citation>2</text:note-citation><text:note-body><text:p text:style-name="Footnote"><text:s/>En las primeras versiones de <text:span text:style-name="T1">R</text:span> también se usó el tipo <text:span text:style-name="Verbatim_20_Char">"real"</text:span> para referirse a estos vectores, pero <text:a xlink:type="simple" xlink:href="../../../../tmp/tmp-8261-W5BVKK8MW3aJ/defunct.base" text:style-name="Internet_20_link" text:visited-style-name="Visited_20_Internet_20_Link"><text:span text:style-name="Internet_20_link">desapareció</text:span></text:a> a partir de la versión 3.0.0.</text:p></text:note-body></text:note></text:span><text:span text:style-name="T4"> Para evitar confusiones, es conveniente distinguir entre el </text:span><text:a xlink:type="simple" xlink:href="../../../../tmp/tmp-8261-W5BVKK8MW3aJ/typeof.base" text:style-name="Internet_20_link" text:visited-style-name="Visited_20_Internet_20_Link"><text:span text:style-name="Internet_20_link"><text:span text:style-name="T6">tipo</text:span></text:span></text:a><text:span text:style-name="T4"> y el </text:span><text:a xlink:type="simple" xlink:href="../../../../tmp/tmp-8261-W5BVKK8MW3aJ/mode.base" text:style-name="Internet_20_link" text:visited-style-name="Visited_20_Internet_20_Link"><text:span text:style-name="Internet_20_link"><text:span text:style-name="T6">modo</text:span></text:span></text:a><text:span text:style-name="T4"> de almacenamiento, así como entre las </text:span><text:a xlink:type="simple" xlink:href="../../../../tmp/tmp-8261-W5BVKK8MW3aJ/class.base" text:style-name="Internet_20_link" text:visited-style-name="Visited_20_Internet_20_Link"><text:span text:style-name="Internet_20_link"><text:span text:style-name="T6">clases</text:span></text:span></text:a><text:span text:style-name="T4"> de objetos que existen en </text:span><text:span text:style-name="T5">R</text:span><text:span text:style-name="T4">.</text:span></text:p>
      <text:p text:style-name="Text_20_body"><text:span text:style-name="T4">El </text:span><text:a xlink:type="simple" xlink:href="../../../../tmp/tmp-8261-W5BVKK8MW3aJ/typeof.base" text:style-name="Internet_20_link" text:visited-style-name="Visited_20_Internet_20_Link"><text:span text:style-name="Internet_20_link"><text:span text:style-name="T4">tipo de almacenamiento</text:span></text:span></text:a><text:span text:style-name="T4"> define al formato de los datos que puede contener un vector atómico. Especialmente, </text:span><text:span text:style-name="T5">R</text:span><text:span text:style-name="T4"> cuenta con tres tipos de almacenamiento numérico: el </text:span><text:a xlink:type="simple" xlink:href="../../../../tmp/tmp-8261-W5BVKK8MW3aJ/integer.base" text:style-name="Internet_20_link" text:visited-style-name="Visited_20_Internet_20_Link"><text:span text:style-name="Internet_20_link"><text:span text:style-name="T4">tipo </text:span></text:span><text:span text:style-name="Internet_20_link"><text:span text:style-name="T6">entero</text:span></text:span></text:a><text:span text:style-name="T4">, el tipo </text:span><text:span text:style-name="T6">doble</text:span><text:span text:style-name="T4"> y el </text:span><text:a xlink:type="simple" xlink:href="../../../../tmp/tmp-8261-W5BVKK8MW3aJ/complex.base" text:style-name="Internet_20_link" text:visited-style-name="Visited_20_Internet_20_Link"><text:span text:style-name="Internet_20_link"><text:span text:style-name="T4">tipo </text:span></text:span><text:span text:style-name="Internet_20_link"><text:span text:style-name="T6">complejo</text:span></text:span></text:a><text:span text:style-name="T4">.</text:span></text:p>
      <text:p text:style-name="Text_20_body"><text:span text:style-name="T4">Por su parte, el </text:span><text:a xlink:type="simple" xlink:href="../../../../tmp/tmp-8261-W5BVKK8MW3aJ/storage.mode" text:style-name="Internet_20_link" text:visited-style-name="Visited_20_Internet_20_Link"><text:span text:style-name="Internet_20_link"><text:span text:style-name="T4">modo de almacenamiento</text:span></text:span></text:a><text:span text:style-name="T4"> también define al tipo de datos que contendrá un vector, pero agrupa a algunos tipos de almacenamiento basado en características similares.</text:span></text:p>
      <text:p text:style-name="P16">Mientras que el tipo de almacenamiento es una clasificación excluyente, el modo de almacenamiento es una clasificación genérica. Ello permite agrupar a algunos tipos de almacenamiento con características similares en una sola categoría.</text:p>
      <text:p text:style-name="Text_20_body"><text:span text:style-name="T4">Por ejemplo, los vectores </text:span><text:span text:style-name="T6">dobles</text:span><text:span text:style-name="T4"> y los </text:span><text:span text:style-name="T6">enteros</text:span><text:span text:style-name="T4"> comparten en común el modo de almacenamiento </text:span><text:a xlink:type="simple" xlink:href="../../../../tmp/tmp-8261-W5BVKK8MW3aJ/numeric.base" text:style-name="Internet_20_link" text:visited-style-name="Visited_20_Internet_20_Link"><text:span text:style-name="Internet_20_link"><text:span text:style-name="T6">numérico</text:span></text:span></text:a><text:span text:style-name="T4"> (</text:span><text:span text:style-name="Verbatim_20_Char"><text:span text:style-name="T4">"numeric"</text:span></text:span><text:span text:style-name="T4">), de forma que será posible identificarlos como objetos similares para algunas tareas en común.</text:span></text:p>
      <text:p text:style-name="Text_20_body"><text:soft-page-break/><text:span text:style-name="T4">Además de poseer un tipo y un modo de almacenamiento, los vectores son esencialmente entidades abstractas que poseen atributos, es decir, son objetos del lenguaje. Uno de los atributos más importantes de cualquier objeto es su </text:span><text:a xlink:type="simple" xlink:href="../../../../tmp/tmp-8261-W5BVKK8MW3aJ/class.base" text:style-name="Internet_20_link" text:visited-style-name="Visited_20_Internet_20_Link"><text:span text:style-name="Internet_20_link"><text:span text:style-name="T4">clase</text:span></text:span></text:a><text:span text:style-name="T4">, la cual determina los métodos y funciones que se le podrán aplicar.</text:span></text:p>
      <text:p text:style-name="Text_20_body"><text:span text:style-name="T4">En este sentido, todos los tipos numéricos de </text:span><text:span text:style-name="T5">R</text:span><text:span text:style-name="T4"> poseen una clase propia que define las operaciones matemáticas y estadísticas que les corresponden. Así, el </text:span><text:a xlink:type="simple" xlink:href="../../../../tmp/tmp-8261-W5BVKK8MW3aJ/integer.base" text:style-name="Internet_20_link" text:visited-style-name="Visited_20_Internet_20_Link"><text:span text:style-name="Internet_20_link"><text:span text:style-name="T4">tipo </text:span></text:span><text:span text:style-name="Internet_20_link"><text:span text:style-name="T6">entero</text:span></text:span></text:a><text:span text:style-name="T4"> (</text:span><text:span text:style-name="Verbatim_20_Char"><text:span text:style-name="T4">"integer"</text:span></text:span><text:span text:style-name="T4">) pertenece a la </text:span><text:a xlink:type="simple" xlink:href="../../../../tmp/tmp-8261-W5BVKK8MW3aJ/integer-class.base" text:style-name="Internet_20_link" text:visited-style-name="Visited_20_Internet_20_Link"><text:span text:style-name="Internet_20_link"><text:span text:style-name="T4">clase </text:span></text:span><text:span text:style-name="Internet_20_link"><text:span text:style-name="T6">entero</text:span></text:span></text:a><text:span text:style-name="T4"> (</text:span><text:span text:style-name="Verbatim_20_Char"><text:span text:style-name="T4">"integer"</text:span></text:span><text:span text:style-name="T4">), el tipo </text:span><text:span text:style-name="T6">doble</text:span><text:span text:style-name="T4"> (</text:span><text:span text:style-name="Verbatim_20_Char"><text:span text:style-name="T4">"double"</text:span></text:span><text:span text:style-name="T4">) pertenece a la </text:span><text:a xlink:type="simple" xlink:href="../../../../tmp/tmp-8261-W5BVKK8MW3aJ/BasicClasses-methods.base" text:style-name="Internet_20_link" text:visited-style-name="Visited_20_Internet_20_Link"><text:span text:style-name="Internet_20_link"><text:span text:style-name="T4">clase </text:span></text:span><text:span text:style-name="Internet_20_link"><text:span text:style-name="T6">numérico</text:span></text:span></text:a><text:span text:style-name="T4"> (</text:span><text:span text:style-name="Verbatim_20_Char"><text:span text:style-name="T4">"numeric"</text:span></text:span><text:span text:style-name="T4">), y el </text:span><text:a xlink:type="simple" xlink:href="../../../../tmp/tmp-8261-W5BVKK8MW3aJ/complex.base" text:style-name="Internet_20_link" text:visited-style-name="Visited_20_Internet_20_Link"><text:span text:style-name="Internet_20_link"><text:span text:style-name="T4">tipo </text:span></text:span><text:span text:style-name="Internet_20_link"><text:span text:style-name="T6">complejo</text:span></text:span></text:a><text:span text:style-name="T4"> (</text:span><text:span text:style-name="Verbatim_20_Char"><text:span text:style-name="T4">"complex"</text:span></text:span><text:span text:style-name="T4">) pertenece a la </text:span><text:a xlink:type="simple" xlink:href="../../../../tmp/tmp-8261-W5BVKK8MW3aJ/BasicClasses-methods.base" text:style-name="Internet_20_link" text:visited-style-name="Visited_20_Internet_20_Link"><text:span text:style-name="Internet_20_link"><text:span text:style-name="T4">clase complejo</text:span></text:span></text:a><text:span text:style-name="T4"> (</text:span><text:span text:style-name="Verbatim_20_Char"><text:span text:style-name="T4">"complex"</text:span></text:span><text:span text:style-name="T4">).</text:span></text:p>
      <text:p text:style-name="P16">Los objetos de la clase <text:span text:style-name="T2">entero</text:span> admiten las operaciones aritméticas y estadísticas básicas. Los objetos de la clase <text:span text:style-name="T2">numérico</text:span> admiten todas las operaciones aritméticas y estadísticas aplicables a la clase <text:span text:style-name="T2">entero</text:span>, y, además, permiten todas las operaciones aritméticas y estadísticas para los números reales. Finalmente, los objetos de la la clase <text:span text:style-name="T2">complejo</text:span> admiten las operaciones que se pueden realizar con la clase <text:span text:style-name="T2">entero</text:span> y <text:span text:style-name="T2">numérico</text:span>, pero también las operaciones aritméticas propias de los números complejos.</text:p>
      <text:p text:style-name="P16">Si se realiza una operación en común entre objetos numéricos de diferente clase, <text:span text:style-name="T1">R</text:span> coaccionará a los objetos involucrados a la clase que admita más operaciones, y promoverá el tipo de almacenamiento del vector conforme a la clase correspondiente.</text:p>
      <text:p text:style-name="P16">Es decir, si se realiza una operación matemática entre un vector <text:span text:style-name="T2">entero</text:span> y uno <text:span text:style-name="T2">doble</text:span>, el resultado será un vector de tipo <text:span text:style-name="T2">doble</text:span>. Y si se realiza una operación entre vectores <text:span text:style-name="T2">enteros</text:span>, <text:span text:style-name="T2">dobles</text:span> y <text:span text:style-name="T2">complejos</text:span>, el resultado será un vector de tipo <text:span text:style-name="T2">complejo</text:span>.<text:bookmark-end text:name="sec-detalles-objetos"/></text:p>
      <text:h text:style-name="P12" text:outline-level="2">Valor devuelto</text:h>
      <text:p text:style-name="First_20_Paragraph"><text:span text:style-name="T4">Cualquier número tecleado sin comillas rectas ( </text:span><text:span text:style-name="Verbatim_20_Char"><text:span text:style-name="T4">""</text:span></text:span><text:span text:style-name="T4"> o </text:span><text:span text:style-name="Verbatim_20_Char"><text:span text:style-name="T4">''</text:span></text:span><text:span text:style-name="T4"> ) en la consola de </text:span><text:span text:style-name="T5">R</text:span><text:span text:style-name="T4"> será devuelto como un valor de tipo </text:span><text:span text:style-name="T6">doble</text:span><text:span text:style-name="T4"> por el lenguaje. Es decir, </text:span><text:span text:style-name="T5">R</text:span><text:span text:style-name="T4"> podrá identificar </text:span><text:span text:style-name="T6">literales</text:span><text:span text:style-name="T4"> o </text:span><text:a xlink:type="simple" xlink:href="../../../../tmp/tmp-8261-W5BVKK8MW3aJ/constants" text:style-name="Internet_20_link" text:visited-style-name="Visited_20_Internet_20_Link"><text:span text:style-name="Internet_20_link"><text:span text:style-name="T4">constantes numéricas</text:span></text:span></text:a><text:span text:style-name="T4"> en el código fuente y las devolverá como valores numéricos de tipo </text:span><text:span text:style-name="T6">doble</text:span><text:span text:style-name="T4">.</text:span></text:p>
      <text:p text:style-name="Text_20_body"><text:span text:style-name="T5">R</text:span><text:span text:style-name="T4"> reconocerá </text:span><text:a xlink:type="simple" xlink:href="../../../../tmp/tmp-8261-W5BVKK8MW3aJ/Constants" text:style-name="Internet_20_link" text:visited-style-name="Visited_20_Internet_20_Link"><text:span text:style-name="Internet_20_link"><text:span text:style-name="T4">constantes numéricas</text:span></text:span></text:a><text:span text:style-name="T4"> en el sistema de numeración decimal y hexadecimal. Los valores en base decimal se escribirán tal cual, mientras que los valores en base hexadecimal deberán estar acompañados del prefijo </text:span><text:span text:style-name="Verbatim_20_Char"><text:span text:style-name="T4">0x</text:span></text:span><text:span text:style-name="T4"> o </text:span><text:span text:style-name="Verbatim_20_Char"><text:span text:style-name="T4">0X</text:span></text:span><text:span text:style-name="T4"> para indicar que se trata de cifras en este sistema de numeración. Por ejemplo, la cifra </text:span><text:span text:style-name="Verbatim_20_Char"><text:span text:style-name="T4">0x10</text:span></text:span><text:span text:style-name="T4"> devolverá el valor </text:span><text:span text:style-name="T6">doble</text:span><text:span text:style-name="T4"> </text:span><text:span text:style-name="Verbatim_20_Char"><text:span text:style-name="T4">16</text:span></text:span><text:span text:style-name="T4"> a partir de la representación hexadecimal ingresada. Por otro lado, la cifra en notación científica E </text:span><text:span text:style-name="Verbatim_20_Char"><text:span text:style-name="T4">1e+3</text:span></text:span><text:span text:style-name="T4"> (o también </text:span><text:span text:style-name="Verbatim_20_Char"><text:span text:style-name="T4">1e3</text:span></text:span><text:span text:style-name="T4">) devolverá el valor doble </text:span><text:span text:style-name="Verbatim_20_Char"><text:span text:style-name="T4">1000</text:span></text:span><text:span text:style-name="T4"> y será equivalente a haber ingresado el literal numérico </text:span><text:span text:style-name="Verbatim_20_Char"><text:span text:style-name="T4">1000</text:span></text:span><text:span text:style-name="T4">.</text:span></text:p>
      <text:p text:style-name="Text_20_body"><text:span text:style-name="T4">El acceso a los elementos de las celdas de un vector </text:span><text:span text:style-name="T6">doble</text:span><text:span text:style-name="T4"> se realizará por medio de las operaciones de </text:span><text:a xlink:type="simple" xlink:href="../../../../tmp/tmp-8261-W5BVKK8MW3aJ/Extract%20%7Bbase%7D" text:style-name="Internet_20_link" text:visited-style-name="Visited_20_Internet_20_Link"><text:span text:style-name="Internet_20_link"><text:span text:style-name="T4">indización</text:span></text:span></text:a><text:span text:style-name="T4">, caracterizadas por la concatenación del nombre del objeto y un par de corchetes ( </text:span><text:span text:style-name="Verbatim_20_Char"><text:span text:style-name="T4">[ ]</text:span></text:span><text:span text:style-name="T4"> ), que contendrán el número o números índice de elementos a extraer, tal como, por ejemplo: </text:span><text:span text:style-name="Verbatim_20_Char"><text:span text:style-name="T4">un_vector[i]</text:span></text:span><text:span text:style-name="T4">; en donde </text:span><text:span text:style-name="Verbatim_20_Char"><text:span text:style-name="T4">i</text:span></text:span><text:span text:style-name="T4"> será el número índice del elemento que se desee </text:span><text:a xlink:type="simple" xlink:href="../../../../tmp/tmp-8261-W5BVKK8MW3aJ/Extract%20%7Bbase%7D" text:style-name="Internet_20_link" text:visited-style-name="Visited_20_Internet_20_Link"><text:span text:style-name="Internet_20_link"><text:span text:style-name="T4">extraer</text:span></text:span></text:a><text:span text:style-name="T4"> o </text:span><text:a xlink:type="simple" xlink:href="../../../../tmp/tmp-8261-W5BVKK8MW3aJ/assign%20%7Bbase%7D" text:style-name="Internet_20_link" text:visited-style-name="Visited_20_Internet_20_Link"><text:span text:style-name="Internet_20_link"><text:span text:style-name="T4">almacenar</text:span></text:span></text:a><text:span text:style-name="T4">. Para almacenar valores dentro del vector deberá usarse la indización en conjunto con el operador de asignación ( </text:span><text:span text:style-name="Verbatim_20_Char"><text:span text:style-name="T4">&lt;-</text:span></text:span><text:span text:style-name="T4"> ). Por ejemplo, la expresión: </text:span><text:span text:style-name="Verbatim_20_Char"><text:span text:style-name="T4">un_vector[2] &lt;- 3.14159</text:span></text:span><text:span text:style-name="T4"> asignará a la segunda celda del objeto </text:span><text:span text:style-name="Verbatim_20_Char"><text:span text:style-name="T4">un_vector</text:span></text:span><text:span text:style-name="T4"> el valor real </text:span><text:span text:style-name="T4"><draw:frame draw:style-name="fr1" draw:name="Object169" text:anchor-type="as-char" svg:width="0.5453in" svg:height="0.1854in" draw:z-index="25"><draw:object xlink:href="./Object 180" xlink:type="simple" xlink:show="embed" xlink:actuate="onLoad"/><draw:image xlink:href="./ObjectReplacements/Object 180" xlink:type="simple" xlink:show="embed" xlink:actuate="onLoad"/></draw:frame></text:span><text:span text:style-name="T4">.</text:span></text:p>
      <text:p text:style-name="Text_20_body"><text:soft-page-break/><text:span text:style-name="T4">La función </text:span><text:span text:style-name="Verbatim_20_Char"><text:span text:style-name="T5">double()</text:span></text:span><text:span text:style-name="T4"> creará un vector </text:span><text:span text:style-name="T6">doble</text:span><text:span text:style-name="T4"> con el número de elementos especificado en el argumento de longitud, </text:span><text:span text:style-name="Verbatim_20_Char"><text:span text:style-name="T4">length=</text:span></text:span><text:span text:style-name="T4">. Al momento de su creación, cada elemento del vector será igual a cero (</text:span><text:span text:style-name="Verbatim_20_Char"><text:span text:style-name="T4">0</text:span></text:span><text:span text:style-name="T4">). Luego, se podrán </text:span><text:a xlink:type="simple" xlink:href="../../../../tmp/tmp-8261-W5BVKK8MW3aJ/assignOps%20%7Bbase%7D" text:style-name="Internet_20_link" text:visited-style-name="Visited_20_Internet_20_Link"><text:span text:style-name="Internet_20_link"><text:span text:style-name="T4">asignar</text:span></text:span></text:a><text:span text:style-name="T4"> valores reales positivos o negativos, así como </text:span><text:a xlink:type="simple" xlink:href="../../../../tmp/tmp-8261-W5BVKK8MW3aJ/NA%20%7Bbase%7D" text:style-name="Internet_20_link" text:visited-style-name="Visited_20_Internet_20_Link"><text:span text:style-name="Internet_20_link"><text:span text:style-name="T4">valores no disponibles</text:span></text:span></text:a><text:span text:style-name="T4"> (</text:span><text:span text:style-name="Verbatim_20_Char"><text:span text:style-name="T4">NA_real_</text:span></text:span><text:span text:style-name="T4">), al vector recientemente creado.</text:span></text:p>
      <text:p text:style-name="Text_20_body"><text:span text:style-name="T4">La función </text:span><text:span text:style-name="Verbatim_20_Char"><text:span text:style-name="T4">as.double()</text:span></text:span><text:span text:style-name="T4"> intentará coaccionar los elementos del objeto referido en el argumento </text:span><text:span text:style-name="Verbatim_20_Char"><text:span text:style-name="T4">x=</text:span></text:span><text:span text:style-name="T4"> al tipo </text:span><text:span text:style-name="T6">doble</text:span><text:span text:style-name="T4"> y, en caso de tener éxito, devolverá al objeto como un vector de este tipo (</text:span><text:span text:style-name="Verbatim_20_Char"><text:span text:style-name="T4">"double"</text:span></text:span><text:span text:style-name="T4">). Si la coacción no ha sido exitosa, el resultado será un valor no disponible (</text:span><text:span text:style-name="Verbatim_20_Char"><text:span text:style-name="T4">NA</text:span></text:span><text:span text:style-name="T4">).</text:span></text:p>
      <text:p text:style-name="Text_20_body"><text:span text:style-name="T4">Las cadenas de caracteres que contengan representaciones de números del sistema decimal o hexadecimal (las cuales comenzarán con </text:span><text:span text:style-name="Verbatim_20_Char"><text:span text:style-name="T4">0x</text:span></text:span><text:span text:style-name="T4"> o </text:span><text:span text:style-name="Verbatim_20_Char"><text:span text:style-name="T4">0X</text:span></text:span><text:span text:style-name="T4">) entre espacios en blanco se podrán coaccionar a valores </text:span><text:span text:style-name="T6">dobles</text:span><text:span text:style-name="T4">. No obstante, cada cadena de caracteres deberá contener una sola representación numérica sin espacios intercalados. De lo contrario, esos elementos serán coaccionados como valores no disponibles (</text:span><text:span text:style-name="Verbatim_20_Char"><text:span text:style-name="T4">NA</text:span></text:span><text:span text:style-name="T4">).</text:span></text:p>
      <text:p text:style-name="Text_20_body"><text:span text:style-name="T4">Además, las cadenas de caracteres que contengan el nombre de valores numéricos especiales de </text:span><text:span text:style-name="T5">R</text:span><text:span text:style-name="T4"> como, por ejemplo, </text:span><text:span text:style-name="Verbatim_20_Char"><text:span text:style-name="T4">"NA"</text:span></text:span><text:span text:style-name="T4">, </text:span><text:span text:style-name="Verbatim_20_Char"><text:span text:style-name="T4">"NaN"</text:span></text:span><text:span text:style-name="T4">, </text:span><text:span text:style-name="Verbatim_20_Char"><text:span text:style-name="T4">"Inf"</text:span></text:span><text:span text:style-name="T4"> e, incluso, </text:span><text:span text:style-name="Verbatim_20_Char"><text:span text:style-name="T4">"infinity"</text:span></text:span><text:span text:style-name="T4">, serán convertidas a sus respectivos valores matemáticos especiales.</text:span></text:p>
      <text:p text:style-name="Text_20_body"><text:span text:style-name="Verbatim_20_Char"><text:span text:style-name="T4">as.double()</text:span></text:span><text:span text:style-name="T4"> eliminará los atributos, incluidos los nombres, de los objetos coaccionados, tal como lo hace la función </text:span><text:a xlink:type="simple" xlink:href="../../../../tmp/tmp-8261-W5BVKK8MW3aJ/vector%20%7Bbase%7D" text:style-name="ListLabel_20_22" text:visited-style-name="ListLabel_20_22"><text:span text:style-name="Verbatim_20_Char"><text:span text:style-name="T4">as.vector()</text:span></text:span></text:a><text:span text:style-name="T4">. Para asegurarte que después de la coacción un objeto </text:span><text:span text:style-name="Verbatim_20_Char"><text:span text:style-name="T6">x</text:span></text:span><text:span text:style-name="T4"> permanezca con el tipo </text:span><text:span text:style-name="T6">doble</text:span><text:span text:style-name="T4"> sin perder sus atributos originales, deberás asignar al objeto la etiqueta del tipo </text:span><text:span text:style-name="T6">doble</text:span><text:span text:style-name="T4"> (</text:span><text:span text:style-name="Verbatim_20_Char"><text:span text:style-name="T4">"double"</text:span></text:span><text:span text:style-name="T4">) con la función </text:span><text:a xlink:type="simple" xlink:href="../../../../tmp/tmp-8261-W5BVKK8MW3aJ/typeof" text:style-name="ListLabel_20_22" text:visited-style-name="ListLabel_20_22"><text:span text:style-name="Verbatim_20_Char"><text:span text:style-name="T4">storage.mode()</text:span></text:span></text:a><text:span text:style-name="T4">. Por ejemplo, como en: </text:span><text:span text:style-name="Verbatim_20_Char"><text:span text:style-name="T4">storage.mode(x) &lt;- "double"</text:span></text:span><text:span text:style-name="T4">. Esta forma de coacción hacia el tipo </text:span><text:span text:style-name="T6">doble</text:span><text:span text:style-name="T4"> tiene la ventaja de modificar el </text:span><text:a xlink:type="simple" xlink:href="../../../../tmp/tmp-8261-W5BVKK8MW3aJ/mode%20%7Bbase%7D" text:style-name="Internet_20_link" text:visited-style-name="Visited_20_Internet_20_Link"><text:span text:style-name="Internet_20_link"><text:span text:style-name="T4">tipo de almacenamiento</text:span></text:span></text:a><text:span text:style-name="T4"> sin eliminar los atributos del objeto y es útil cuando se trabaja con </text:span><text:a xlink:type="simple" xlink:href="../../../../tmp/tmp-8261-W5BVKK8MW3aJ/matrix" text:style-name="Internet_20_link" text:visited-style-name="Visited_20_Internet_20_Link"><text:span text:style-name="Internet_20_link"><text:span text:style-name="T4">matrices</text:span></text:span></text:a><text:span text:style-name="T4">.</text:span></text:p>
      <text:p text:style-name="Text_20_body"><text:span text:style-name="T4">La función </text:span><text:span text:style-name="Verbatim_20_Char"><text:span text:style-name="T4">as.double()</text:span></text:span><text:span text:style-name="T4"> aplicada a </text:span><text:a xlink:type="simple" xlink:href="../../../../tmp/tmp-8261-W5BVKK8MW3aJ/factor" text:style-name="Internet_20_link" text:visited-style-name="Visited_20_Internet_20_Link"><text:span text:style-name="Internet_20_link"><text:span text:style-name="T4">factores</text:span></text:span></text:a><text:span text:style-name="T4"> devolverá los códigos numéricos detrás de los niveles o etiquetas del factor. Sin embargo, cuando las etiquetas del factor sean ellas mismas valores numéricos y la usuaria desee preservar el valor numérico de las etiquetas al convertir los elementos del factor al tipo </text:span><text:span text:style-name="T6">doble</text:span><text:span text:style-name="T4">, se deberá, entonces, extraer primero los valores numéricos de las etiquetas en forma de </text:span><text:a xlink:type="simple" xlink:href="../../../../tmp/tmp-8261-W5BVKK8MW3aJ/character" text:style-name="Internet_20_link" text:visited-style-name="Visited_20_Internet_20_Link"><text:span text:style-name="Internet_20_link"><text:span text:style-name="T6">carácter</text:span></text:span></text:a><text:span text:style-name="T4"> y, luego, convertirlos al formato </text:span><text:span text:style-name="T6">doble</text:span><text:span text:style-name="T4">. Para más información, puedes ver más adelante la sección </text:span><text:a xlink:type="simple" xlink:href="#ejemplo" text:style-name="Internet_20_link" text:visited-style-name="Visited_20_Internet_20_Link"><text:span text:style-name="Internet_20_link"><text:span text:style-name="T4"><text:s/>Ejemplos</text:span></text:span></text:a><text:span text:style-name="T4"> así como la página de ayuda de la función </text:span><text:a xlink:type="simple" xlink:href="../../../../tmp/tmp-8261-W5BVKK8MW3aJ/factor" text:style-name="ListLabel_20_22" text:visited-style-name="ListLabel_20_22"><text:span text:style-name="Verbatim_20_Char"><text:span text:style-name="T4">factor()</text:span></text:span></text:a><text:span text:style-name="T4">.</text:span></text:p>
      <text:p text:style-name="Text_20_body"><text:span text:style-name="T4">Cuando se intente coaccionar un valor al tipo </text:span><text:span text:style-name="T6">doble</text:span><text:span text:style-name="T4">, o se ingrese un literal numérico en la consola, y éste sea mayor o menor a los límites del intervalo de almacenamiento, </text:span><text:span text:style-name="T5">R</text:span><text:span text:style-name="T4"> devolverá el valor infinito positivo (</text:span><text:span text:style-name="Verbatim_20_Char"><text:span text:style-name="T4">+Inf</text:span></text:span><text:span text:style-name="T4">, </text:span><text:span text:style-name="Verbatim_20_Char"><text:span text:style-name="T4">Inf</text:span></text:span><text:span text:style-name="T4">) o negativo (-</text:span><text:span text:style-name="Verbatim_20_Char"><text:span text:style-name="T4">Inf</text:span></text:span><text:span text:style-name="T4">) dependiendo del signo del literal ingresado.</text:span></text:p>
      <text:p text:style-name="Text_20_body"><text:span text:style-name="T4">La función </text:span><text:a xlink:type="simple" xlink:href="../../../../tmp/tmp-8261-W5BVKK8MW3aJ/c%20%7Bbase%7D" text:style-name="ListLabel_20_22" text:visited-style-name="ListLabel_20_22"><text:span text:style-name="Verbatim_20_Char"><text:span text:style-name="T4">c()</text:span></text:span></text:a><text:span text:style-name="T4"> devolverá un vector </text:span><text:span text:style-name="T6">doble</text:span><text:span text:style-name="T4"> si se utiliza para combinar valores reales que estén separados por comas, por ejemplo: </text:span><text:span text:style-name="Verbatim_20_Char"><text:span text:style-name="T4">c(1.414214, 2.718282, 3.141593)</text:span></text:span><text:span text:style-name="T4">. El resultado de la combinación de elementos reales creará un vector de tipo </text:span><text:span text:style-name="T6">doble</text:span><text:span text:style-name="T4">. Para mayor información sobre la combinación de elementos para crear vectores de un determinado tipo puedes ver la página de ayuda de la función </text:span><text:a xlink:type="simple" xlink:href="../../../../tmp/tmp-8261-W5BVKK8MW3aJ/c%20%7Bbase%7D" text:style-name="ListLabel_20_22" text:visited-style-name="ListLabel_20_22"><text:span text:style-name="Verbatim_20_Char"><text:span text:style-name="T4">c()</text:span></text:span></text:a><text:span text:style-name="T4">.</text:span></text:p>
      <text:p text:style-name="Text_20_body"><text:span text:style-name="T4">La función </text:span><text:span text:style-name="Verbatim_20_Char"><text:span text:style-name="T4">is.double()</text:span></text:span><text:span text:style-name="T4"> devolverá el </text:span><text:a xlink:type="simple" xlink:href="../../../../tmp/tmp-8261-W5BVKK8MW3aJ/logical%20%7Bbase%7D" text:style-name="Internet_20_link" text:visited-style-name="Visited_20_Internet_20_Link"><text:span text:style-name="Internet_20_link"><text:span text:style-name="T4">valor lógico</text:span></text:span></text:a><text:span text:style-name="T4"> verdadero (</text:span><text:span text:style-name="Verbatim_20_Char"><text:span text:style-name="T4">TRUE</text:span></text:span><text:span text:style-name="T4">) o falso (</text:span><text:span text:style-name="Verbatim_20_Char"><text:span text:style-name="T4">FALSE</text:span></text:span><text:span text:style-name="T4">) dependiendo de si el objeto referido en el argumento </text:span><text:span text:style-name="Verbatim_20_Char"><text:span text:style-name="T4">x=</text:span></text:span><text:span text:style-name="T4"> es de tipo </text:span><text:span text:style-name="T6">doble</text:span><text:span text:style-name="T4">, es decir, de si </text:span><text:soft-page-break/><text:span text:style-name="T4">el vector tiene asociada internamente la etiqueta </text:span><text:span text:style-name="Verbatim_20_Char"><text:span text:style-name="T4">"double"</text:span></text:span><text:span text:style-name="T4">. En el caso de los </text:span><text:a xlink:type="simple" xlink:href="../../../../tmp/tmp-8261-W5BVKK8MW3aJ/base%20%7Bfactor%7D" text:style-name="Internet_20_link" text:visited-style-name="Visited_20_Internet_20_Link"><text:span text:style-name="Internet_20_link"><text:span text:style-name="T4">factores</text:span></text:span></text:a><text:span text:style-name="T4">, que asocian números enteros a valores categóricos, </text:span><text:span text:style-name="Verbatim_20_Char"><text:span text:style-name="T4">is.double()</text:span></text:span><text:span text:style-name="T4"> devolverá el valor lógico falso (</text:span><text:span text:style-name="Verbatim_20_Char"><text:span text:style-name="T4">FALSE</text:span></text:span><text:span text:style-name="T4">) al momento de verificar el tipo del objeto.</text:span></text:p>
      <text:p text:style-name="Text_20_body"><text:span text:style-name="T4">La función </text:span><text:a xlink:type="simple" xlink:href="../../../../tmp/tmp-8261-W5BVKK8MW3aJ/numeric" text:style-name="ListLabel_20_22" text:visited-style-name="ListLabel_20_22"><text:span text:style-name="Verbatim_20_Char"><text:span text:style-name="T4">numeric()</text:span></text:span></text:a><text:span text:style-name="T4"> es idéntica, internamente, a la función </text:span><text:span text:style-name="Verbatim_20_Char"><text:span text:style-name="T4">double()</text:span></text:span><text:span text:style-name="T4">. Así, </text:span><text:span text:style-name="Verbatim_20_Char"><text:span text:style-name="T4">numeric()</text:span></text:span><text:span text:style-name="T4"> devolverá un vector de precisión doble con el número de elementos especificados en el argumento de longitud, </text:span><text:span text:style-name="Verbatim_20_Char"><text:span text:style-name="T4">length=</text:span></text:span><text:span text:style-name="T4">. Los elementos del vector creado serán todos iguales a cero (</text:span><text:span text:style-name="Verbatim_20_Char"><text:span text:style-name="T4">0</text:span></text:span><text:span text:style-name="T4">).</text:span></text:p>
      <text:p text:style-name="Text_20_body"><text:span text:style-name="T4">La función </text:span><text:a xlink:type="simple" xlink:href="../../../../tmp/tmp-8261-W5BVKK8MW3aJ/numeric" text:style-name="ListLabel_20_22" text:visited-style-name="ListLabel_20_22"><text:span text:style-name="Verbatim_20_Char"><text:span text:style-name="T4">as.numeric()</text:span></text:span></text:a><text:span text:style-name="T4"> intentará coaccionar al objeto referido en el argumento </text:span><text:span text:style-name="Verbatim_20_Char"><text:span text:style-name="T4">x=</text:span></text:span><text:span text:style-name="T4"> para convertir sus elementos al tipo </text:span><text:span text:style-name="T6">doble</text:span><text:span text:style-name="T4"> y, en caso de tener éxito, devolverá al objeto como un vector de este tipo (</text:span><text:span text:style-name="Verbatim_20_Char"><text:span text:style-name="T4">"double"</text:span></text:span><text:span text:style-name="T4">).</text:span></text:p>
      <text:p text:style-name="Text_20_body"><text:span text:style-name="T4">La función </text:span><text:a xlink:type="simple" xlink:href="../../../../tmp/tmp-8261-W5BVKK8MW3aJ/numeric" text:style-name="ListLabel_20_22" text:visited-style-name="ListLabel_20_22"><text:span text:style-name="Verbatim_20_Char"><text:span text:style-name="T4">is.numeric()</text:span></text:span></text:a><text:span text:style-name="T4"> devolverá el </text:span><text:a xlink:type="simple" xlink:href="../../../../tmp/tmp-8261-W5BVKK8MW3aJ/logical" text:style-name="Internet_20_link" text:visited-style-name="Visited_20_Internet_20_Link"><text:span text:style-name="Internet_20_link"><text:span text:style-name="T4">valor lógico</text:span></text:span></text:a><text:span text:style-name="T4"> verdadero (</text:span><text:span text:style-name="Verbatim_20_Char"><text:span text:style-name="T4">TRUE</text:span></text:span><text:span text:style-name="T4">) si el objeto especificado en su argumento </text:span><text:span text:style-name="Verbatim_20_Char"><text:span text:style-name="T4">x=</text:span></text:span><text:span text:style-name="T4"> se trata de un vector </text:span><text:span text:style-name="T6">entero</text:span><text:span text:style-name="T4"> o de uno </text:span><text:span text:style-name="T6">doble</text:span><text:span text:style-name="T4">, pues verificará el modo de almacenamiento genérico del objeto, mientras que </text:span><text:span text:style-name="Verbatim_20_Char"><text:span text:style-name="T4">as.numeric()</text:span></text:span><text:span text:style-name="T4"> transformará, de tener éxito, los valores de un objeto a números reales y asignará el tipo de almacenamiento </text:span><text:span text:style-name="Verbatim_20_Char"><text:span text:style-name="T4">"double"</text:span></text:span><text:span text:style-name="T4"> al objeto coaccionado.</text:span></text:p>
      <text:h text:style-name="P12" text:outline-level="2"><text:bookmark-start text:name="véase"/>También véase</text:h>
      <text:p text:style-name="First_20_Paragraph"><text:a xlink:type="simple" xlink:href="../../../../tmp/tmp-8261-W5BVKK8MW3aJ/integer" text:style-name="ListLabel_20_22" text:visited-style-name="ListLabel_20_22"><text:span text:style-name="Verbatim_20_Char"><text:span text:style-name="T4">integer()</text:span></text:span></text:a><text:span text:style-name="T4">, </text:span><text:a xlink:type="simple" xlink:href="../../../../tmp/tmp-8261-W5BVKK8MW3aJ/numeric" text:style-name="ListLabel_20_22" text:visited-style-name="ListLabel_20_22"><text:span text:style-name="Verbatim_20_Char"><text:span text:style-name="T4">numeric()</text:span></text:span></text:a><text:span text:style-name="T4"> y </text:span><text:a xlink:type="simple" xlink:href="../../../../tmp/tmp-8261-W5BVKK8MW3aJ/storage.mode" text:style-name="ListLabel_20_22" text:visited-style-name="ListLabel_20_22"><text:span text:style-name="Verbatim_20_Char"><text:span text:style-name="T4">storage.mode()</text:span></text:span></text:a><text:span text:style-name="T4"> y </text:span><text:a xlink:type="simple" xlink:href="../../../../tmp/tmp-8261-W5BVKK8MW3aJ/c" text:style-name="ListLabel_20_22" text:visited-style-name="ListLabel_20_22"><text:span text:style-name="Verbatim_20_Char"><text:span text:style-name="T4">c()</text:span></text:span></text:a><text:bookmark-end text:name="véase"/></text:p>
      <text:h text:style-name="P12" text:outline-level="2"><text:bookmark-start text:name="ejemplo"/>Ejemplos</text:h>
      <text:p text:style-name="Source_20_Code"><text:span text:style-name="NormalTok"><text:span text:style-name="T4">a </text:span></text:span><text:span text:style-name="OtherTok"><text:span text:style-name="T4">&lt;-</text:span></text:span><text:span text:style-name="NormalTok"><text:span text:style-name="T4"> </text:span></text:span><text:span text:style-name="FloatTok"><text:span text:style-name="T4">0.3</text:span></text:span><text:span text:style-name="T4"><text:line-break/></text:span><text:span text:style-name="FunctionTok"><text:span text:style-name="T4">print</text:span></text:span><text:span text:style-name="NormalTok"><text:span text:style-name="T4">(a)</text:span></text:span><text:span text:style-name="T4"><text:line-break/></text:span><text:span text:style-name="FunctionTok"><text:span text:style-name="T4">options</text:span></text:span><text:span text:style-name="NormalTok"><text:span text:style-name="T4">(</text:span></text:span><text:span text:style-name="AttributeTok"><text:span text:style-name="T4">digits =</text:span></text:span><text:span text:style-name="NormalTok"><text:span text:style-name="T4"> </text:span></text:span><text:span text:style-name="DecValTok"><text:span text:style-name="T4">22</text:span></text:span><text:span text:style-name="NormalTok"><text:span text:style-name="T4">)</text:span></text:span><text:span text:style-name="T4"><text:line-break/></text:span><text:span text:style-name="FunctionTok"><text:span text:style-name="T4">print</text:span></text:span><text:span text:style-name="NormalTok"><text:span text:style-name="T4">(a)</text:span></text:span><text:span text:style-name="T4"><text:line-break/></text:span><text:span text:style-name="NormalTok"><text:span text:style-name="T4">b </text:span></text:span><text:span text:style-name="OtherTok"><text:span text:style-name="T4">&lt;-</text:span></text:span><text:span text:style-name="NormalTok"><text:span text:style-name="T4"> </text:span></text:span><text:span text:style-name="FloatTok"><text:span text:style-name="T4">0.1</text:span></text:span><text:span text:style-name="NormalTok"><text:span text:style-name="T4"> </text:span></text:span><text:span text:style-name="SpecialCharTok"><text:span text:style-name="T4">+</text:span></text:span><text:span text:style-name="NormalTok"><text:span text:style-name="T4"> </text:span></text:span><text:span text:style-name="FloatTok"><text:span text:style-name="T4">0.2</text:span></text:span><text:span text:style-name="T4"><text:line-break/></text:span><text:span text:style-name="FunctionTok"><text:span text:style-name="T4">print</text:span></text:span><text:span text:style-name="NormalTok"><text:span text:style-name="T4">(b)</text:span></text:span><text:span text:style-name="T4"><text:line-break/></text:span><text:span text:style-name="NormalTok"><text:span text:style-name="T4">a </text:span></text:span><text:span text:style-name="SpecialCharTok"><text:span text:style-name="T4">==</text:span></text:span><text:span text:style-name="NormalTok"><text:span text:style-name="T4"> b</text:span></text:span><text:span text:style-name="T4"><text:line-break/></text:span><text:span text:style-name="FunctionTok"><text:span text:style-name="T4">all.equal</text:span></text:span><text:span text:style-name="NormalTok"><text:span text:style-name="T4">(a,b)</text:span></text:span><text:span text:style-name="T4"><text:line-break/></text:span><text:span text:style-name="FunctionTok"><text:span text:style-name="T4">options</text:span></text:span><text:span text:style-name="NormalTok"><text:span text:style-name="T4">(</text:span></text:span><text:span text:style-name="AttributeTok"><text:span text:style-name="T4">digits =</text:span></text:span><text:span text:style-name="NormalTok"><text:span text:style-name="T4"> </text:span></text:span><text:span text:style-name="DecValTok"><text:span text:style-name="T4">7</text:span></text:span><text:span text:style-name="NormalTok"><text:span text:style-name="T4">)</text:span></text:span><text:span text:style-name="T4"><text:line-break/></text:span><text:span text:style-name="FunctionTok"><text:span text:style-name="T4">print</text:span></text:span><text:span text:style-name="NormalTok"><text:span text:style-name="T4">(a); </text:span></text:span><text:span text:style-name="FunctionTok"><text:span text:style-name="T4">print</text:span></text:span><text:span text:style-name="NormalTok"><text:span text:style-name="T4">(b)</text:span></text:span><text:span text:style-name="T4"><text:line-break/><text:line-break/><text:line-break/></text:span><text:span text:style-name="FunctionTok"><text:span text:style-name="T4">is.double</text:span></text:span><text:span text:style-name="NormalTok"><text:span text:style-name="T4">(</text:span></text:span><text:span text:style-name="DecValTok"><text:span text:style-name="T4">1</text:span></text:span><text:span text:style-name="NormalTok"><text:span text:style-name="T4">) </text:span></text:span><text:span text:style-name="T4"><text:line-break/></text:span><text:span text:style-name="FunctionTok"><text:span text:style-name="T4">all</text:span></text:span><text:span text:style-name="NormalTok"><text:span text:style-name="T4">(</text:span></text:span><text:span text:style-name="FunctionTok"><text:span text:style-name="T4">double</text:span></text:span><text:span text:style-name="NormalTok"><text:span text:style-name="T4">(</text:span></text:span><text:span text:style-name="DecValTok"><text:span text:style-name="T4">3</text:span></text:span><text:span text:style-name="NormalTok"><text:span text:style-name="T4">) </text:span></text:span><text:span text:style-name="SpecialCharTok"><text:span text:style-name="T4">==</text:span></text:span><text:span text:style-name="NormalTok"><text:span text:style-name="T4"> </text:span></text:span><text:span text:style-name="DecValTok"><text:span text:style-name="T4">0</text:span></text:span><text:span text:style-name="NormalTok"><text:span text:style-name="T4">)</text:span></text:span><text:span text:style-name="T4"><text:line-break/><text:line-break/></text:span><text:span text:style-name="DocumentationTok"><text:span text:style-name="T4">## La conversión recortará los espacios en blanco; </text:span></text:span><text:span text:style-name="T4"><text:line-break/></text:span><text:span text:style-name="DocumentationTok"><text:span text:style-name="T4">## las cadenas de texto no numéricas devolverán NA </text:span></text:span><text:span text:style-name="T4"><text:line-break/></text:span><text:span text:style-name="DocumentationTok"><text:span text:style-name="T4">## y una advertencia</text:span></text:span><text:span text:style-name="T4"><text:line-break/></text:span><text:span text:style-name="FunctionTok"><text:span text:style-name="T4">as.double</text:span></text:span><text:span text:style-name="NormalTok"><text:span text:style-name="T4">(</text:span></text:span><text:span text:style-name="FunctionTok"><text:span text:style-name="T4">c</text:span></text:span><text:span text:style-name="NormalTok"><text:span text:style-name="T4">(</text:span></text:span><text:span text:style-name="StringTok"><text:span text:style-name="T4">"-.1"</text:span></text:span><text:span text:style-name="NormalTok"><text:span text:style-name="T4">,</text:span></text:span><text:span text:style-name="StringTok"><text:span text:style-name="T4">" 2.7 "</text:span></text:span><text:span text:style-name="NormalTok"><text:span text:style-name="T4">,</text:span></text:span><text:span text:style-name="StringTok"><text:span text:style-name="T4">"B"</text:span></text:span><text:span text:style-name="NormalTok"><text:span text:style-name="T4">))</text:span></text:span><text:span text:style-name="T4"><text:line-break/></text:span><text:span text:style-name="FunctionTok"><text:span text:style-name="T4">as.double</text:span></text:span><text:span text:style-name="NormalTok"><text:span text:style-name="T4">(</text:span></text:span><text:span text:style-name="FunctionTok"><text:span text:style-name="T4">c</text:span></text:span><text:span text:style-name="NormalTok"><text:span text:style-name="T4">(</text:span></text:span><text:span text:style-name="StringTok"><text:span text:style-name="T4">"infinity"</text:span></text:span><text:span text:style-name="NormalTok"><text:span text:style-name="T4">, </text:span></text:span><text:span text:style-name="StringTok"><text:span text:style-name="T4">"NaN"</text:span></text:span><text:span text:style-name="NormalTok"><text:span text:style-name="T4">, </text:span></text:span><text:span text:style-name="StringTok"><text:span text:style-name="T4">"NA"</text:span></text:span><text:span text:style-name="NormalTok"><text:span text:style-name="T4">, </text:span></text:span><text:span text:style-name="StringTok"><text:span text:style-name="T4">"Inf"</text:span></text:span><text:span text:style-name="NormalTok"><text:span text:style-name="T4">,</text:span></text:span><text:span text:style-name="StringTok"><text:span text:style-name="T4">"3.14159"</text:span></text:span><text:span text:style-name="NormalTok"><text:span text:style-name="T4">,</text:span></text:span><text:span text:style-name="StringTok"><text:span text:style-name="T4">"+0"</text:span></text:span><text:span text:style-name="NormalTok"><text:span text:style-name="T4">,</text:span></text:span><text:span text:style-name="StringTok"><text:span text:style-name="T4">"-0"</text:span></text:span><text:span text:style-name="NormalTok"><text:span text:style-name="T4">))</text:span></text:span><text:span text:style-name="T4"><text:line-break/><text:line-break/></text:span><text:span text:style-name="DocumentationTok"><text:span text:style-name="T4">## Los valores numéricos algunas veces serán convertidos</text:span></text:span><text:span text:style-name="T4"><text:line-break/></text:span><text:span text:style-name="DocumentationTok"><text:span text:style-name="T4">## accidentalmente a factores. Convertirlos de vuelta a </text:span></text:span><text:span text:style-name="T4"><text:line-break/></text:span><text:span text:style-name="DocumentationTok"><text:span text:style-name="T4">## un vector numérico podría ser más complicado de lo que esperas.</text:span></text:span><text:span text:style-name="T4"><text:line-break/></text:span><text:span text:style-name="NormalTok"><text:span text:style-name="T4">f </text:span></text:span><text:span text:style-name="OtherTok"><text:span text:style-name="T4">&lt;-</text:span></text:span><text:span text:style-name="NormalTok"><text:span text:style-name="T4"> </text:span></text:span><text:span text:style-name="FunctionTok"><text:span text:style-name="T4">factor</text:span></text:span><text:span text:style-name="NormalTok"><text:span text:style-name="T4">(</text:span></text:span><text:span text:style-name="DecValTok"><text:span text:style-name="T4">5</text:span></text:span><text:span text:style-name="SpecialCharTok"><text:span text:style-name="T4">:</text:span></text:span><text:span text:style-name="DecValTok"><text:span text:style-name="T4">10</text:span></text:span><text:span text:style-name="NormalTok"><text:span text:style-name="T4">)</text:span></text:span><text:span text:style-name="T4"><text:line-break/></text:span><text:soft-page-break/><text:span text:style-name="FunctionTok"><text:span text:style-name="T4">as.double</text:span></text:span><text:span text:style-name="NormalTok"><text:span text:style-name="T4">(f) </text:span></text:span><text:span text:style-name="CommentTok"><text:span text:style-name="T4"># no es lo que esperas y probablemente </text:span></text:span><text:span text:style-name="T4"><text:line-break/></text:span><text:span text:style-name="DocumentationTok"><text:span text:style-name="T4">## no es lo que desees hacer.</text:span></text:span><text:span text:style-name="T4"><text:line-break/></text:span><text:span text:style-name="DocumentationTok"><text:span text:style-name="T4">## Lo que realmente esperas y deseas hacer:</text:span></text:span><text:span text:style-name="T4"><text:line-break/></text:span><text:span text:style-name="FunctionTok"><text:span text:style-name="T4">as.double</text:span></text:span><text:span text:style-name="NormalTok"><text:span text:style-name="T4">(</text:span></text:span><text:span text:style-name="FunctionTok"><text:span text:style-name="T4">as.character</text:span></text:span><text:span text:style-name="NormalTok"><text:span text:style-name="T4">(f))</text:span></text:span><text:span text:style-name="T4"><text:line-break/></text:span><text:span text:style-name="DocumentationTok"><text:span text:style-name="T4">## lo mismo, pero considerablemente más </text:span></text:span><text:span text:style-name="T4"><text:line-break/></text:span><text:span text:style-name="DocumentationTok"><text:span text:style-name="T4">## eficiente para vectores largos:</text:span></text:span><text:span text:style-name="T4"><text:line-break/></text:span><text:span text:style-name="FunctionTok"><text:span text:style-name="T4">as.double</text:span></text:span><text:span text:style-name="NormalTok"><text:span text:style-name="T4">(</text:span></text:span><text:span text:style-name="FunctionTok"><text:span text:style-name="T4">levels</text:span></text:span><text:span text:style-name="NormalTok"><text:span text:style-name="T4">(f))[f]</text:span></text:span><text:span text:style-name="T4"><text:line-break/><text:line-break/></text:span><text:span text:style-name="DocumentationTok"><text:span text:style-name="T4">## Para verificar las funciones de la clase "numeric"</text:span></text:span><text:span text:style-name="T4"><text:line-break/></text:span><text:span text:style-name="NormalTok"><text:span text:style-name="T4"> </text:span></text:span><text:span text:style-name="FunctionTok"><text:span text:style-name="T4">methods</text:span></text:span><text:span text:style-name="NormalTok"><text:span text:style-name="T4">(</text:span></text:span><text:span text:style-name="AttributeTok"><text:span text:style-name="T4">class =</text:span></text:span><text:span text:style-name="NormalTok"><text:span text:style-name="T4"> </text:span></text:span><text:span text:style-name="StringTok"><text:span text:style-name="T4">"numeric"</text:span></text:span><text:span text:style-name="NormalTok"><text:span text:style-name="T4">) </text:span></text:span><text:span text:style-name="CommentTok"><text:span text:style-name="T4"># all.equal <text:s text:c="2"/>as.data.frame <text:s/>as.Date <text:s/></text:span></text:span><text:span text:style-name="T4"><text:line-break/></text:span><text:span text:style-name="NormalTok"><text:span text:style-name="T4"> <text:s text:c="27"/></text:span></text:span><text:span text:style-name="CommentTok"><text:span text:style-name="T4"># as.POSIXct <text:s/>as.POSIXlt <text:s/>as.raster</text:span></text:span><text:span text:style-name="T4"><text:line-break/></text:span><text:span text:style-name="NormalTok"><text:span text:style-name="T4"> <text:s text:c="27"/></text:span></text:span><text:span text:style-name="CommentTok"><text:span text:style-name="T4"># coerce <text:s text:c="2"/>Ops <text:s/></text:span></text:span><text:bookmark-end text:name="ejemplo"/></text:p>
      <text:h text:style-name="P12" text:outline-level="2"><text:bookmark-start text:name="codigo"/>Código fuente</text:h>
      <text:h text:style-name="P13" text:outline-level="3"><text:bookmark-start text:name="double"/>double()</text:h>
      <text:p text:style-name="Source_20_Code"><text:span text:style-name="NormalTok"><text:span text:style-name="T4"><text:s/></text:span></text:span><text:span text:style-name="ControlFlowTok"><text:span text:style-name="T4">function</text:span></text:span><text:span text:style-name="NormalTok"><text:span text:style-name="T4"> (</text:span></text:span><text:span text:style-name="AttributeTok"><text:span text:style-name="T4">length =</text:span></text:span><text:span text:style-name="NormalTok"><text:span text:style-name="T4"> </text:span></text:span><text:span text:style-name="DecValTok"><text:span text:style-name="T4">0</text:span></text:span><text:span text:style-name="NormalTok"><text:span text:style-name="T4">L)</text:span></text:span><text:span text:style-name="T4"><text:line-break/></text:span><text:span text:style-name="NormalTok"><text:span text:style-name="T4"> <text:s text:c="6"/></text:span></text:span><text:span text:style-name="FunctionTok"><text:span text:style-name="T4">.Internal</text:span></text:span><text:span text:style-name="NormalTok"><text:span text:style-name="T4">(</text:span></text:span><text:span text:style-name="FunctionTok"><text:span text:style-name="T4">vector</text:span></text:span><text:span text:style-name="NormalTok"><text:span text:style-name="T4">(</text:span></text:span><text:span text:style-name="StringTok"><text:span text:style-name="T4">"double"</text:span></text:span><text:span text:style-name="NormalTok"><text:span text:style-name="T4">, length))</text:span></text:span><text:bookmark-end text:name="double"/></text:p>
      <text:h text:style-name="P13" text:outline-level="3"><text:bookmark-start text:name="as.double"/>as.double()</text:h>
      <text:p text:style-name="Source_20_Code"><text:span text:style-name="ControlFlowTok"><text:span text:style-name="T4">function</text:span></text:span><text:span text:style-name="NormalTok"><text:span text:style-name="T4"> (x, ...) <text:s/></text:span></text:span><text:span text:style-name="T4"><text:line-break/></text:span><text:span text:style-name="NormalTok"><text:span text:style-name="T4"> <text:s text:c="5"/></text:span></text:span><text:span text:style-name="FunctionTok"><text:span text:style-name="T4">.Primitive</text:span></text:span><text:span text:style-name="NormalTok"><text:span text:style-name="T4">(</text:span></text:span><text:span text:style-name="StringTok"><text:span text:style-name="T4">"as.double"</text:span></text:span><text:span text:style-name="NormalTok"><text:span text:style-name="T4">)</text:span></text:span><text:bookmark-end text:name="as.double"/></text:p>
      <text:h text:style-name="P13" text:outline-level="3"><text:bookmark-start text:name="is.double"/>is.double()</text:h>
      <text:p text:style-name="Source_20_Code"><text:span text:style-name="ControlFlowTok"><text:span text:style-name="T4">function</text:span></text:span><text:span text:style-name="NormalTok"><text:span text:style-name="T4"> (x) <text:s/></text:span></text:span><text:span text:style-name="T4"><text:line-break/></text:span><text:span text:style-name="NormalTok"><text:span text:style-name="T4"> <text:s text:c="5"/></text:span></text:span><text:span text:style-name="FunctionTok"><text:span text:style-name="T4">.Primitive</text:span></text:span><text:span text:style-name="NormalTok"><text:span text:style-name="T4">(</text:span></text:span><text:span text:style-name="StringTok"><text:span text:style-name="T4">"is.double"</text:span></text:span><text:span text:style-name="NormalTok"><text:span text:style-name="T4">)</text:span></text:span><text:bookmark-end text:name="is.double"/></text:p>
      <text:h text:style-name="P13" text:outline-level="3"><text:bookmark-start text:name="single"/>single()</text:h>
      <text:p text:style-name="Source_20_Code"><text:span text:style-name="ControlFlowTok"><text:span text:style-name="T4">function</text:span></text:span><text:span text:style-name="NormalTok"><text:span text:style-name="T4"> (</text:span></text:span><text:span text:style-name="AttributeTok"><text:span text:style-name="T4">length =</text:span></text:span><text:span text:style-name="NormalTok"><text:span text:style-name="T4"> </text:span></text:span><text:span text:style-name="DecValTok"><text:span text:style-name="T4">0</text:span></text:span><text:span text:style-name="NormalTok"><text:span text:style-name="T4">L)</text:span></text:span><text:span text:style-name="T4"><text:line-break/></text:span><text:span text:style-name="NormalTok"><text:span text:style-name="T4"> <text:s text:c="5"/></text:span></text:span><text:span text:style-name="FunctionTok"><text:span text:style-name="T4">structure</text:span></text:span><text:span text:style-name="NormalTok"><text:span text:style-name="T4">(</text:span></text:span><text:span text:style-name="FunctionTok"><text:span text:style-name="T4">vector</text:span></text:span><text:span text:style-name="NormalTok"><text:span text:style-name="T4">(</text:span></text:span><text:span text:style-name="StringTok"><text:span text:style-name="T4">"double"</text:span></text:span><text:span text:style-name="NormalTok"><text:span text:style-name="T4">, length), </text:span></text:span><text:span text:style-name="AttributeTok"><text:span text:style-name="T4">Csingle =</text:span></text:span><text:span text:style-name="NormalTok"><text:span text:style-name="T4"> </text:span></text:span><text:span text:style-name="ConstantTok"><text:span text:style-name="T4">TRUE</text:span></text:span><text:span text:style-name="NormalTok"><text:span text:style-name="T4">)</text:span></text:span><text:bookmark-end text:name="single"/></text:p>
      <text:h text:style-name="P13" text:outline-level="3"><text:bookmark-start text:name="as.single"/>as.single()</text:h>
      <text:p text:style-name="Source_20_Code"><text:span text:style-name="ControlFlowTok"><text:span text:style-name="T4">function</text:span></text:span><text:span text:style-name="NormalTok"><text:span text:style-name="T4"> (x, ...)</text:span></text:span><text:span text:style-name="T4"><text:line-break/></text:span><text:span text:style-name="NormalTok"><text:span text:style-name="T4"> <text:s text:c="5"/></text:span></text:span><text:span text:style-name="FunctionTok"><text:span text:style-name="T4">UseMethod</text:span></text:span><text:span text:style-name="NormalTok"><text:span text:style-name="T4">(</text:span></text:span><text:span text:style-name="StringTok"><text:span text:style-name="T4">"as.single"</text:span></text:span><text:span text:style-name="NormalTok"><text:span text:style-name="T4">)</text:span></text:span><text:bookmark-end text:name="as.single"/><text:bookmark-end text:name="codigo"/></text:p>
      <text:h text:style-name="P12" text:outline-level="2"><text:bookmark-start text:name="traduccion"/>Sobre esta traducción</text:h>
      <text:p text:style-name="P11">La traducción al español de esta página de ayuda fue actualizada el 20 de mayo de 2023 y está basada en la documentación original de <text:span text:style-name="T1">R</text:span> en inglés para la versión 4.3.0. Es una versión extendida de la página de ayuda original y tiene como objetivo ampliar la información ofrecida en la versión inglesa. La revisión técnica de esta página de ayuda todavía no ha sido realizada. Si deseas participar revisando los aspectos estadísticos y de programación, o sugerir mejoras gramaticales, ortográficas o de estilo al texto, puedes dirigirte a la página del proyecto en: https://github.com/sicabi/documentacionR. Toda contribución será atribuida a la persona que la realice.<text:bookmark-end text:name="traduccion"/></text:p>
      <text:h text:style-name="P12" text:outline-level="2"><text:bookmark-start text:name="referencias"/><text:soft-page-break/>Referencias</text:h>
      <text:p text:style-name="Bibliography"><text:bookmark-start text:name="refs"/><text:bookmark-start text:name="ref-abelson_structure_1996"/><text:span text:style-name="T4">Abelson, Harold, Gerald Jay Sussman, y Julie Sussman. 1996. </text:span><text:span text:style-name="T6">Structure and Interpretation of Computer Programs, foreword by Alan J. Perlis</text:span><text:span text:style-name="T4">. 2a ed. Electrical Engineering y Computer Science Department at the Massachusetts Institute of Technology. Cambrige, MA: The MIT Press/McGraw-Hill. </text:span><text:a xlink:type="simple" xlink:href="https://mitpress.mit.edu/9780262510875/structure-and-interpretation-of-computer-programs/" text:style-name="Internet_20_link" text:visited-style-name="Visited_20_Internet_20_Link"><text:span text:style-name="Internet_20_link"><text:span text:style-name="T4">https://mitpress.mit.edu/9780262510875/structure-and-interpretation-of-computer-programs/</text:span></text:span></text:a><text:span text:style-name="T4">.</text:span><text:bookmark-end text:name="ref-abelson_structure_1996"/></text:p>
      <text:p text:style-name="Bibliography"><text:bookmark-start text:name="ref-borgwardt_floating-point_2010"/><text:span text:style-name="T4">Borgwardt, Michael. 2010. «The Floating-Point Guide - Floating Point Numbers». </text:span><text:a xlink:type="simple" xlink:href="https://floating-point-gui.de/formats/fp/" text:style-name="Internet_20_link" text:visited-style-name="Visited_20_Internet_20_Link"><text:span text:style-name="Internet_20_link"><text:span text:style-name="T4">https://floating-point-gui.de/formats/fp/</text:span></text:span></text:a><text:span text:style-name="T4">.</text:span><text:bookmark-end text:name="ref-borgwardt_floating-point_2010"/></text:p>
      <text:p text:style-name="Bibliography"><text:bookmark-start text:name="ref-cook_anatomy_2009"/><text:span text:style-name="T4">Cook, John D. 2009. «Anatomy of a floating point number». </text:span><text:span text:style-name="T6">John D. Cook Consulting</text:span><text:span text:style-name="T4">. </text:span><text:a xlink:type="simple" xlink:href="https://www.johndcook.com/blog/2009/04/06/anatomy-of-a-floating-point-number/" text:style-name="Internet_20_link" text:visited-style-name="Visited_20_Internet_20_Link"><text:span text:style-name="Internet_20_link"><text:span text:style-name="T4">https://www.johndcook.com/blog/2009/04/06/anatomy-of-a-floating-point-number/</text:span></text:span></text:a><text:span text:style-name="T4">.</text:span><text:bookmark-end text:name="ref-cook_anatomy_2009"/></text:p>
      <text:p text:style-name="Bibliography"><text:bookmark-start text:name="ref-djao_24_real_2013"/><text:span text:style-name="T4">djao (24). 2013. «real number». </text:span><text:span text:style-name="T6">PlanetMath</text:span><text:span text:style-name="T4">. Waterloo, CN: University of Waterloo Faculty of Mathematics. </text:span><text:a xlink:type="simple" xlink:href="https://planetmath.org/realnumber" text:style-name="Internet_20_link" text:visited-style-name="Visited_20_Internet_20_Link"><text:span text:style-name="Internet_20_link"><text:span text:style-name="T4">https://planetmath.org/realnumber</text:span></text:span></text:a><text:span text:style-name="T4">.</text:span><text:bookmark-end text:name="ref-djao_24_real_2013"/></text:p>
      <text:p text:style-name="Bibliography"><text:bookmark-start text:name="ref-evans_how_2023"/><text:span text:style-name="T4">Evans, Julia. 2023. </text:span><text:span text:style-name="T6">How Integers and Floats Work. The weird truth about how your computer does math</text:span><text:span text:style-name="T4">. Wizard Zines. Montreal: wizardzines.com. </text:span><text:a xlink:type="simple" xlink:href="https://wizardzines.com/zines/integers-floats/" text:style-name="Internet_20_link" text:visited-style-name="Visited_20_Internet_20_Link"><text:span text:style-name="Internet_20_link"><text:span text:style-name="T4">https://wizardzines.com/zines/integers-floats/</text:span></text:span></text:a><text:span text:style-name="T4">.</text:span><text:bookmark-end text:name="ref-evans_how_2023"/></text:p>
      <text:p text:style-name="Bibliography"><text:bookmark-start text:name="ref-goldberg_what_1991"/><text:span text:style-name="T4">Goldberg, David. 1991. «What every computer scientist should know about floating-point arithmetic». </text:span><text:span text:style-name="T6">ACM Computing Surveys</text:span><text:span text:style-name="T4"> 23 (1): 5-48. </text:span><text:a xlink:type="simple" xlink:href="https://doi.org/10.1145/103162.103163" text:style-name="Internet_20_link" text:visited-style-name="Visited_20_Internet_20_Link"><text:span text:style-name="Internet_20_link"><text:span text:style-name="T4">https://doi.org/10.1145/103162.103163</text:span></text:span></text:a><text:span text:style-name="T4">.</text:span><text:bookmark-end text:name="ref-goldberg_what_1991"/></text:p>
      <text:p text:style-name="Bibliography"><text:bookmark-start text:name="ref-isoiec_international_2020"/><text:span text:style-name="T4">ISO/IEC. 2020. «International Standard. Floating Point Arithmetic». Estándar {Internacional}. Ginebra: International Organization for Standardization. </text:span><text:a xlink:type="simple" xlink:href="https://www.iso.org/standard/80985.html" text:style-name="Internet_20_link" text:visited-style-name="Visited_20_Internet_20_Link"><text:span text:style-name="Internet_20_link"><text:span text:style-name="T4">https://www.iso.org/standard/80985.html</text:span></text:span></text:a><text:span text:style-name="T4">.</text:span><text:bookmark-end text:name="ref-isoiec_international_2020"/></text:p>
      <text:p text:style-name="P4"><text:bookmark-start text:name="ref-little_problem_2020"/>Little, Roderick J. A., y Donald B. Rubin. 2020. «The problem of missing data». En <text:span text:style-name="T2">Statistical Analysis with Missing Data</text:span>, 3ra ed., 449. Wiley Series en Probability y Statistics. Hoboken, NJ: John Wiley; Sons.<text:bookmark-end text:name="ref-little_problem_2020"/></text:p>
      <text:p text:style-name="Bibliography"><text:bookmark-start text:name="ref-muller_handbook_2018"/><text:span text:style-name="T4">Muller, Jean-Michel, Nicolas Brunie, Florent De Dinechin, Claude-Pierre Jeannerod, Mioara Joldes, Vincent Lefèvre, Guillaume Melquiond, Nathalie Revol, y Serge Torres. 2018. </text:span><text:span text:style-name="T6">Handbook of Floating-Point Arithmetic</text:span><text:span text:style-name="T4">. Boston: Birkhäuser. </text:span><text:a xlink:type="simple" xlink:href="https://doi.org/10.1007/978-3-319-76526-6" text:style-name="Internet_20_link" text:visited-style-name="Visited_20_Internet_20_Link"><text:span text:style-name="Internet_20_link"><text:span text:style-name="T4">https://doi.org/10.1007/978-3-319-76526-6</text:span></text:span></text:a><text:span text:style-name="T4">.</text:span><text:bookmark-end text:name="ref-muller_handbook_2018"/></text:p>
      <text:p text:style-name="Bibliography"><text:bookmark-start text:name="Xdd9004bdf6399e9ce3c4674fa366cfea164d9e2"/><text:span text:style-name="T4">New Generation Arithmetic. 2020. «Standard for Posit Arithmetic (2022)». Estándar {Internacional}. Singapur: New Generation Arithmetic. </text:span><text:a xlink:type="simple" xlink:href="https://posithub.org/" text:style-name="Internet_20_link" text:visited-style-name="Visited_20_Internet_20_Link"><text:span text:style-name="Internet_20_link"><text:span text:style-name="T4">https://posithub.org/</text:span></text:span></text:a><text:span text:style-name="T4">.</text:span><text:bookmark-end text:name="Xdd9004bdf6399e9ce3c4674fa366cfea164d9e2"/></text:p>
      <text:p text:style-name="Bibliography"><text:bookmark-start text:name="ref-r_development_core_team_r_2024"/><text:span text:style-name="T4">R Development Core Team. 2024. </text:span><text:span text:style-name="T6">R Language Definition</text:span><text:span text:style-name="T4">. The R Manuals. Viena: The R Foundation for Statistical Computing. </text:span><text:a xlink:type="simple" xlink:href="https://cran.r-project.org/doc/manuals/r-release/R-lang.pdf" text:style-name="Internet_20_link" text:visited-style-name="Visited_20_Internet_20_Link"><text:span text:style-name="Internet_20_link"><text:span text:style-name="T4">https://cran.r-project.org/doc/manuals/r-release/R-lang.pdf</text:span></text:span></text:a><text:span text:style-name="T4">.</text:span><text:bookmark-end text:name="ref-r_development_core_team_r_2024"/></text:p>
      <text:p text:style-name="Bibliography"><text:bookmark-start text:name="ref-tanenbaum_structured_2013"/><text:span text:style-name="T4">Tanenbaum, Andrew S., y Todd Austin. 2013. </text:span><text:span text:style-name="T6">Structured Computer Organization</text:span><text:span text:style-name="T4">. 6.ª ed. Nueva Jersey: Pearson. </text:span><text:a xlink:type="simple" xlink:href="https://www.pearson.com/store/en-us/pearsonplus/p/9780137618446.html" text:style-name="Internet_20_link" text:visited-style-name="Visited_20_Internet_20_Link"><text:span text:style-name="Internet_20_link"><text:span text:style-name="T4">https://www.pearson.com/store/en-us/pearsonplus/p/9780137618446.html</text:span></text:span></text:a><text:span text:style-name="T4">.</text:span><text:bookmark-end text:name="ref-tanenbaum_structured_2013"/></text:p>
      <text:p text:style-name="Bibliography"><text:bookmark-start text:name="ref-wang_bfloat16_2019"/><text:soft-page-break/><text:span text:style-name="T4">Wang, Shibo, y Pankaj Kanwar. 2019. «BFloat16: The secret to high performance on Cloud TPUs». </text:span><text:span text:style-name="T6">Google Cloud Blog</text:span><text:span text:style-name="T4">. </text:span><text:a xlink:type="simple" xlink:href="https://cloud.google.com/blog/products/ai-machine-learning/bfloat16-the-secret-to-high-performance-on-cloud-tpus" text:style-name="Internet_20_link" text:visited-style-name="Visited_20_Internet_20_Link"><text:span text:style-name="Internet_20_link"><text:span text:style-name="T4">https://cloud.google.com/blog/products/ai-machine-learning/bfloat16-the-secret-to-high-performance-on-cloud-tpus</text:span></text:span></text:a><text:span text:style-name="T4">.</text:span><text:bookmark-end text:name="ref-wang_bfloat16_2019"/></text:p>
      <text:p text:style-name="P4"><text:bookmark-start text:name="ref-wirth_algorithms_1976"/>Wirth, Niklaus. 1976. <text:span text:style-name="T2">Algorithms + Data Structures = Programs</text:span>. Eaglewood Cliffs, NJ: Prentice Hall.<text:bookmark-end text:name="ref-wirth_algorithms_1976"/></text:p>
      <text:p text:style-name="Bibliography"><text:bookmark-start text:name="ref-yates_fixed-point_2020"/><text:span text:style-name="T4">Yates, Randy. 2020. «Fixed-Point Arithmetic: An Introduction». Digital Signal Labs. </text:span><text:a xlink:type="simple" xlink:href="http://www.digitalsignallabs.com/fp.pdf" text:style-name="Internet_20_link" text:visited-style-name="Visited_20_Internet_20_Link"><text:span text:style-name="Internet_20_link"><text:span text:style-name="T4">http://www.digitalsignallabs.com/fp.pdf</text:span></text:span></text:a><text:span text:style-name="T4">.</text:span><text:bookmark-end text:name="ref-yates_fixed-point_2020"/><text:bookmark-end text:name="refs"/><text:bookmark-end text:name="referenci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loext:linked-style-name="Title_20_Char" style:class="chapter">
      <style:paragraph-properties fo:margin-top="0in" fo:margin-bottom="0.0555in" style:contextual-spacing="true" fo:line-height="100%" fo:text-align="center" style:justify-single-word="fals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Text_20_body"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0555in" style:contextual-spacing="false" fo:line-height="108%"/>
      <style:text-properties fo:color="#365f91" loext:opacity="100%" style:font-name="Aptos Display" fo:font-family="'Aptos Display'" style:font-family-generic="roman" style:font-pitch="variable" fo:font-weight="normal" style:font-name-asian="Aptos1" style:font-family-asian="Aptos" style:font-family-generic-asian="system" style:font-pitch-asian="variable" style:font-weight-asian="normal" style:font-name-complex="Noto Sans Arabic" style:font-family-complex="'Noto Sans Arabic'"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loext:graphic-properties draw:fill="solid" draw:fill-color="#f1f3f5"/>
      <style:paragraph-properties fo:background-color="#f1f3f5"/>
    </style:style>
    <style:style style:name="Table_20_Contents" style:display-name="Table Contents" style:family="paragraph" style:parent-style-name="Standard" style:class="extra">
      <style:paragraph-properties fo:orphans="0" fo:widows="0" text:number-lines="false" text:line-number="0"/>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3b4f" loext:opacity="100%" fo:font-weight="bold" fo:background-color="#f1f3f5" style:font-weight-asian="bold"/>
    </style:style>
    <style:style style:name="DataTypeTok" style:family="text" style:parent-style-name="Verbatim_20_Char">
      <style:text-properties fo:color="#ad0000" loext:opacity="100%" fo:background-color="#f1f3f5"/>
    </style:style>
    <style:style style:name="DecValTok" style:family="text" style:parent-style-name="Verbatim_20_Char">
      <style:text-properties fo:color="#ad0000" loext:opacity="100%" fo:background-color="#f1f3f5"/>
    </style:style>
    <style:style style:name="BaseNTok" style:family="text" style:parent-style-name="Verbatim_20_Char">
      <style:text-properties fo:color="#ad0000" loext:opacity="100%" fo:background-color="#f1f3f5"/>
    </style:style>
    <style:style style:name="FloatTok" style:family="text" style:parent-style-name="Verbatim_20_Char">
      <style:text-properties fo:color="#ad0000" loext:opacity="100%" fo:background-color="#f1f3f5"/>
    </style:style>
    <style:style style:name="ConstantTok" style:family="text" style:parent-style-name="Verbatim_20_Char">
      <style:text-properties fo:color="#8f5902" loext:opacity="100%" fo:background-color="#f1f3f5"/>
    </style:style>
    <style:style style:name="CharTok" style:family="text" style:parent-style-name="Verbatim_20_Char">
      <style:text-properties fo:color="#20794d" loext:opacity="100%" fo:background-color="#f1f3f5"/>
    </style:style>
    <style:style style:name="SpecialCharTok" style:family="text" style:parent-style-name="Verbatim_20_Char">
      <style:text-properties fo:color="#5e5e5e" loext:opacity="100%" fo:background-color="#f1f3f5"/>
    </style:style>
    <style:style style:name="StringTok" style:family="text" style:parent-style-name="Verbatim_20_Char">
      <style:text-properties fo:color="#20794d" loext:opacity="100%" fo:background-color="#f1f3f5"/>
    </style:style>
    <style:style style:name="VerbatimStringTok" style:family="text" style:parent-style-name="Verbatim_20_Char">
      <style:text-properties fo:color="#20794d" loext:opacity="100%" fo:background-color="#f1f3f5"/>
    </style:style>
    <style:style style:name="SpecialStringTok" style:family="text" style:parent-style-name="Verbatim_20_Char">
      <style:text-properties fo:color="#20794d" loext:opacity="100%" fo:background-color="#f1f3f5"/>
    </style:style>
    <style:style style:name="ImportTok" style:family="text" style:parent-style-name="Verbatim_20_Char">
      <style:text-properties fo:color="#00769e" loext:opacity="100%" fo:background-color="#f1f3f5"/>
    </style:style>
    <style:style style:name="CommentTok" style:family="text" style:parent-style-name="Verbatim_20_Char">
      <style:text-properties fo:color="#5e5e5e" loext:opacity="100%" fo:background-color="#f1f3f5"/>
    </style:style>
    <style:style style:name="DocumentationTok" style:family="text" style:parent-style-name="Verbatim_20_Char">
      <style:text-properties fo:color="#5e5e5e" loext:opacity="100%" fo:font-style="italic" fo:background-color="#f1f3f5" style:font-style-asian="italic"/>
    </style:style>
    <style:style style:name="AnnotationTok" style:family="text" style:parent-style-name="Verbatim_20_Char">
      <style:text-properties fo:color="#5e5e5e" loext:opacity="100%" fo:background-color="#f1f3f5"/>
    </style:style>
    <style:style style:name="CommentVarTok" style:family="text" style:parent-style-name="Verbatim_20_Char">
      <style:text-properties fo:color="#5e5e5e" loext:opacity="100%" fo:font-style="italic" fo:background-color="#f1f3f5" style:font-style-asian="italic"/>
    </style:style>
    <style:style style:name="OtherTok" style:family="text" style:parent-style-name="Verbatim_20_Char">
      <style:text-properties fo:color="#003b4f" loext:opacity="100%" fo:background-color="#f1f3f5"/>
    </style:style>
    <style:style style:name="FunctionTok" style:family="text" style:parent-style-name="Verbatim_20_Char">
      <style:text-properties fo:color="#4758ab" loext:opacity="100%" fo:background-color="#f1f3f5"/>
    </style:style>
    <style:style style:name="VariableTok" style:family="text" style:parent-style-name="Verbatim_20_Char">
      <style:text-properties fo:color="#111111" loext:opacity="100%" fo:background-color="#f1f3f5"/>
    </style:style>
    <style:style style:name="ControlFlowTok" style:family="text" style:parent-style-name="Verbatim_20_Char">
      <style:text-properties fo:color="#003b4f" loext:opacity="100%" fo:font-weight="bold" fo:background-color="#f1f3f5" style:font-weight-asian="bold"/>
    </style:style>
    <style:style style:name="OperatorTok" style:family="text" style:parent-style-name="Verbatim_20_Char">
      <style:text-properties fo:color="#5e5e5e" loext:opacity="100%" fo:background-color="#f1f3f5"/>
    </style:style>
    <style:style style:name="BuiltInTok" style:family="text" style:parent-style-name="Verbatim_20_Char">
      <style:text-properties fo:color="#003b4f" loext:opacity="100%" fo:background-color="#f1f3f5"/>
    </style:style>
    <style:style style:name="ExtensionTok" style:family="text" style:parent-style-name="Verbatim_20_Char">
      <style:text-properties fo:color="#003b4f" loext:opacity="100%" fo:background-color="#f1f3f5"/>
    </style:style>
    <style:style style:name="PreprocessorTok" style:family="text" style:parent-style-name="Verbatim_20_Char">
      <style:text-properties fo:color="#ad0000" loext:opacity="100%" fo:background-color="#f1f3f5"/>
    </style:style>
    <style:style style:name="AttributeTok" style:family="text" style:parent-style-name="Verbatim_20_Char">
      <style:text-properties fo:color="#657422" loext:opacity="100%" fo:background-color="#f1f3f5"/>
    </style:style>
    <style:style style:name="RegionMarkerTok" style:family="text" style:parent-style-name="Verbatim_20_Char">
      <style:text-properties fo:color="#003b4f" loext:opacity="100%" fo:background-color="#f1f3f5"/>
    </style:style>
    <style:style style:name="InformationTok" style:family="text" style:parent-style-name="Verbatim_20_Char">
      <style:text-properties fo:color="#5e5e5e" loext:opacity="100%" fo:background-color="#f1f3f5"/>
    </style:style>
    <style:style style:name="WarningTok" style:family="text" style:parent-style-name="Verbatim_20_Char">
      <style:text-properties fo:color="#5e5e5e" loext:opacity="100%" fo:font-style="italic" fo:background-color="#f1f3f5" style:font-style-asian="italic"/>
    </style:style>
    <style:style style:name="AlertTok" style:family="text" style:parent-style-name="Verbatim_20_Char">
      <style:text-properties fo:color="#ad0000" loext:opacity="100%" fo:background-color="#f1f3f5"/>
    </style:style>
    <style:style style:name="ErrorTok" style:family="text" style:parent-style-name="Verbatim_20_Char">
      <style:text-properties fo:color="#ad0000" loext:opacity="100%" fo:background-color="#f1f3f5"/>
    </style:style>
    <style:style style:name="NormalTok" style:family="text" style:parent-style-name="Verbatim_20_Char">
      <style:text-properties fo:color="#003b4f" loext:opacity="100%" fo:background-color="#f1f3f5"/>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weight="bold" style:font-weight-asian="bold" style:font-weight-complex="bold"/>
    </style:style>
    <style:style style:name="ListLabel_20_21" style:display-name="ListLabel 21" style:family="text">
      <style:text-properties fo:font-style="italic" style:font-style-asian="italic" style:font-style-complex="italic"/>
    </style:style>
    <style:style style:name="ListLabel_20_22" style:display-name="ListLabel 22"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dc:language>
    <meta:creation-date>2025-04-27T19:00:05</meta:creation-date>
    <dc:date>2025-04-29T13:36:44.334378908</dc:date>
    <meta:generator>LibreOffice/24.2.7.2$Linux_X86_64 LibreOffice_project/420$Build-2</meta:generator>
    <meta:editing-duration>PT3H24M4S</meta:editing-duration>
    <meta:editing-cycles>32</meta:editing-cycles>
    <meta:document-statistic meta:table-count="3" meta:image-count="0" meta:object-count="26" meta:page-count="15" meta:paragraph-count="163" meta:word-count="5502" meta:character-count="36069" meta:non-whitespace-character-count="30585"/>
    <meta:user-defined meta:name="AppVersion">12.0000</meta:user-defined>
    <meta:user-defined meta:name="biblio-config">True</meta:user-defined>
    <meta:user-defined meta:name="bibliography">references_double.bib</meta:user-defined>
    <meta:user-defined meta:name="editor">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Tabla de contenidos</meta:user-defined>
    <meta:template xlink:type="simple" xlink:actuate="onRequest" xlink:title="Normal.dotm" xlink:href=""/>
  </office:meta>
</office:document-meta>
</file>

<file path=Object 1/content.xml><?xml version="1.0" encoding="utf-8"?>
<math xmlns="http://www.w3.org/1998/Math/MathML" display="block">
  <semantics>
    <mrow>
      <mi>±</mi>
      <mn>1.79</mn>
      <mi>×</mi>
      <msup>
        <mn>10</mn>
        <mn>308</mn>
      </msup>
    </mrow>
    <annotation encoding="StarMath 5.0">± 1.79 × {10} ^ {308}</annotation>
  </semantics>
</math>
</file>

<file path=Object 10/content.xml><?xml version="1.0" encoding="utf-8"?>
<math xmlns="http://www.w3.org/1998/Math/MathML" display="block">
  <semantics>
    <mn>32</mn>
    <annotation encoding="StarMath 5.0">32</annotation>
  </semantics>
</math>
</file>

<file path=Object 11/content.xml><?xml version="1.0" encoding="utf-8"?>
<math xmlns="http://www.w3.org/1998/Math/MathML" display="block">
  <semantics>
    <mn>52</mn>
    <annotation encoding="StarMath 5.0">52</annotation>
  </semantics>
</math>
</file>

<file path=Object 12/content.xml><?xml version="1.0" encoding="utf-8"?>
<math xmlns="http://www.w3.org/1998/Math/MathML" display="block">
  <semantics>
    <msqrt>
      <mn>2</mn>
    </msqrt>
    <annotation encoding="StarMath 5.0">sqrt {2}</annotation>
  </semantics>
</math>
</file>

<file path=Object 13/content.xml><?xml version="1.0" encoding="utf-8"?>
<math xmlns="http://www.w3.org/1998/Math/MathML" display="block">
  <semantics>
    <mi>e</mi>
    <annotation encoding="StarMath 5.0">e</annotation>
  </semantics>
</math>
</file>

<file path=Object 14/content.xml><?xml version="1.0" encoding="utf-8"?>
<math xmlns="http://www.w3.org/1998/Math/MathML" display="block">
  <semantics>
    <mi>π</mi>
    <annotation encoding="StarMath 5.0">π</annotation>
  </semantics>
</math>
</file>

<file path=Object 15/content.xml><?xml version="1.0" encoding="utf-8"?>
<math xmlns="http://www.w3.org/1998/Math/MathML" display="block">
  <semantics>
    <mrow>
      <mi>±</mi>
      <mn>1.79</mn>
      <mi>×</mi>
      <msup>
        <mn>10</mn>
        <mn>308</mn>
      </msup>
    </mrow>
    <annotation encoding="StarMath 5.0">± 1.79 × {10} ^ {308}</annotation>
  </semantics>
</math>
</file>

<file path=Object 16/content.xml><?xml version="1.0" encoding="utf-8"?>
<math xmlns="http://www.w3.org/1998/Math/MathML" display="block">
  <semantics>
    <mn>10</mn>
    <annotation encoding="StarMath 5.0">10</annotation>
  </semantics>
</math>
</file>

<file path=Object 17/content.xml><?xml version="1.0" encoding="utf-8"?>
<math xmlns="http://www.w3.org/1998/Math/MathML" display="block">
  <semantics>
    <msup>
      <mi>x</mi>
      <mi>n</mi>
    </msup>
    <annotation encoding="StarMath 5.0">{x} ^ {n}</annotation>
  </semantics>
</math>
</file>

<file path=Object 18/content.xml><?xml version="1.0" encoding="utf-8"?>
<math xmlns="http://www.w3.org/1998/Math/MathML" display="block">
  <semantics>
    <mrow>
      <mn>100</mn>
      <mn>000</mn>
    </mrow>
    <annotation encoding="StarMath 5.0">100  000</annotation>
  </semantics>
</math>
</file>

<file path=Object 180/content.xml><?xml version="1.0" encoding="utf-8"?>
<math xmlns="http://www.w3.org/1998/Math/MathML" display="block">
  <semantics>
    <mn>3.14159</mn>
    <annotation encoding="StarMath 5.0">3.14159</annotation>
  </semantics>
</math>
</file>

<file path=Object 19/content.xml><?xml version="1.0" encoding="utf-8"?>
<math xmlns="http://www.w3.org/1998/Math/MathML" display="block">
  <semantics>
    <mrow>
      <mn>1.0</mn>
      <mi>×</mi>
      <msup>
        <mn>10</mn>
        <mn>5</mn>
      </msup>
    </mrow>
    <annotation encoding="StarMath 5.0">1.0 × {10} ^ {5}</annotation>
  </semantics>
</math>
</file>

<file path=Object 2/content.xml><?xml version="1.0" encoding="utf-8"?>
<math xmlns="http://www.w3.org/1998/Math/MathML" display="block">
  <semantics>
    <mrow>
      <mi>±</mi>
      <mn>3.4</mn>
      <mi>×</mi>
      <msup>
        <mn>10</mn>
        <mn>38</mn>
      </msup>
    </mrow>
    <annotation encoding="StarMath 5.0">± 3.4 × {10} ^ {38}</annotation>
  </semantics>
</math>
</file>

<file path=Object 20/content.xml><?xml version="1.0" encoding="utf-8"?>
<math xmlns="http://www.w3.org/1998/Math/MathML" display="block">
  <semantics>
    <mrow>
      <mo stretchy="false">+</mo>
      <mi>∞</mi>
    </mrow>
    <annotation encoding="StarMath 5.0">+ ∞</annotation>
  </semantics>
</math>
</file>

<file path=Object 21/content.xml><?xml version="1.0" encoding="utf-8"?>
<math xmlns="http://www.w3.org/1998/Math/MathML" display="block">
  <semantics>
    <mrow>
      <mi>−</mi>
      <mi>∞</mi>
    </mrow>
    <annotation encoding="StarMath 5.0">− ∞</annotation>
  </semantics>
</math>
</file>

<file path=Object 22/content.xml><?xml version="1.0" encoding="utf-8"?>
<math xmlns="http://www.w3.org/1998/Math/MathML" display="block">
  <semantics>
    <mn>0</mn>
    <annotation encoding="StarMath 5.0">0</annotation>
  </semantics>
</math>
</file>

<file path=Object 23/content.xml><?xml version="1.0" encoding="utf-8"?>
<math xmlns="http://www.w3.org/1998/Math/MathML" display="block">
  <semantics>
    <mrow>
      <mi>±</mi>
      <mi>∞</mi>
    </mrow>
    <annotation encoding="StarMath 5.0">± ∞</annotation>
  </semantics>
</math>
</file>

<file path=Object 24/content.xml><?xml version="1.0" encoding="utf-8"?>
<math xmlns="http://www.w3.org/1998/Math/MathML" display="block">
  <semantics>
    <mi>∄</mi>
    <annotation encoding="StarMath 5.0">∄</annotation>
  </semantics>
</math>
</file>

<file path=Object 3/content.xml><?xml version="1.0" encoding="utf-8"?>
<math xmlns="http://www.w3.org/1998/Math/MathML" display="block">
  <semantics>
    <mrow>
      <mi>−</mi>
      <mn>1.79</mn>
      <mi>×</mi>
      <msup>
        <mn>10</mn>
        <mn>308</mn>
      </msup>
    </mrow>
    <annotation encoding="StarMath 5.0">− 1.79 × {10} ^ {308}</annotation>
  </semantics>
</math>
</file>

<file path=Object 34/content.xml><?xml version="1.0" encoding="utf-8"?>
<math xmlns="http://www.w3.org/1998/Math/MathML" display="block">
  <semantics>
    <mi>∄</mi>
    <annotation encoding="StarMath 5.0">∄</annotation>
  </semantics>
</math>
</file>

<file path=Object 4/content.xml><?xml version="1.0" encoding="utf-8"?>
<math xmlns="http://www.w3.org/1998/Math/MathML" display="block">
  <semantics>
    <mrow>
      <mrow>
        <mo stretchy="false">+</mo>
        <mn>1.79</mn>
      </mrow>
      <mi>×</mi>
      <msup>
        <mn>10</mn>
        <mn>308</mn>
      </msup>
    </mrow>
    <annotation encoding="StarMath 5.0">+ 1.79 × {10} ^ {308}</annotation>
  </semantics>
</math>
</file>

<file path=Object 5/content.xml><?xml version="1.0" encoding="utf-8"?>
<math xmlns="http://www.w3.org/1998/Math/MathML" display="block">
  <semantics>
    <mn>64</mn>
    <annotation encoding="StarMath 5.0">64</annotation>
  </semantics>
</math>
</file>

<file path=Object 6/content.xml><?xml version="1.0" encoding="utf-8"?>
<math xmlns="http://www.w3.org/1998/Math/MathML" display="block">
  <semantics>
    <mn>32</mn>
    <annotation encoding="StarMath 5.0">32</annotation>
  </semantics>
</math>
</file>

<file path=Object 7/content.xml><?xml version="1.0" encoding="utf-8"?>
<math xmlns="http://www.w3.org/1998/Math/MathML" display="block">
  <semantics>
    <mrow>
      <mi>±</mi>
      <mn>1.79</mn>
      <mi>×</mi>
      <msup>
        <mn>10</mn>
        <mn>308</mn>
      </msup>
    </mrow>
    <annotation encoding="StarMath 5.0">± 1.79 × {10} ^ {308}</annotation>
  </semantics>
</math>
</file>

<file path=Object 8/content.xml><?xml version="1.0" encoding="utf-8"?>
<math xmlns="http://www.w3.org/1998/Math/MathML" display="block">
  <semantics>
    <mrow>
      <mi>±</mi>
      <mn>3.4</mn>
      <mi>×</mi>
      <msup>
        <mn>10</mn>
        <mn>38</mn>
      </msup>
    </mrow>
    <annotation encoding="StarMath 5.0">± 3.4 × {10} ^ {38}</annotation>
  </semantics>
</math>
</file>

<file path=Object 9/content.xml><?xml version="1.0" encoding="utf-8"?>
<math xmlns="http://www.w3.org/1998/Math/MathML" display="block">
  <semantics>
    <mn>64</mn>
    <annotation encoding="StarMath 5.0">64</annotation>
  </semantics>
</math>
</file>